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_21315__20998__20301_" style:data-style-name="N1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7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/>
    <style:style style:name="ce13" style:family="table-cell" style:parent-style-name="_21315__20998__20301_" style:data-style-name="N1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14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5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6" style:family="table-cell" style:parent-style-name="_19968__33324__32_2" style:data-style-name="N49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8" style:family="table-cell" style:parent-style-name="_19968__33324_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9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7.40833333333333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59291666666667cm"/>
    </style:style>
    <style:style style:name="ro1" style:family="table-row">
      <style:table-row-properties style:row-height="29.9pt" style:use-optimal-row-height="false" fo:break-before="auto"/>
    </style:style>
    <style:style style:name="ro2" style:family="table-row">
      <style:table-row-properties style:row-height="24.65pt" style:use-optimal-row-height="false" fo:break-before="auto"/>
    </style:style>
    <style:style style:name="ro3" style:family="table-row">
      <style:table-row-properties style:row-height="25pt" style:use-optimal-row-height="false" fo:break-before="auto"/>
    </style:style>
    <style:style style:name="ro4" style:family="table-row">
      <style:table-row-properties style:row-height="50pt" style:use-optimal-row-height="false" fo:break-before="auto"/>
    </style:style>
    <style:style style:name="ro5" style:family="table-row">
      <style:table-row-properties style:row-height="72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60pt" style:use-optimal-row-height="false" fo:break-before="auto"/>
    </style:style>
    <style:style style:name="ro8" style:family="table-row">
      <style:table-row-properties style:row-height="7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70pt" style:use-optimal-row-height="false" fo:break-before="auto"/>
    </style:style>
    <style:style style:name="ro11" style:family="table-row">
      <style:table-row-properties style:row-height="58pt" style:use-optimal-row-height="false" fo:break-before="auto"/>
    </style:style>
    <style:style style:name="ro12" style:family="table-row">
      <style:table-row-properties style:row-height="61pt" style:use-optimal-row-height="false" fo:break-before="auto"/>
    </style:style>
    <style:style style:name="ro13" style:family="table-row">
      <style:table-row-properties style:row-height="61.5pt" style:use-optimal-row-height="false" fo:break-before="auto"/>
    </style:style>
    <style:style style:name="ro14" style:family="table-row">
      <style:table-row-properties style:row-height="74.5pt" style:use-optimal-row-height="false" fo:break-before="auto"/>
    </style:style>
    <style:style style:name="ro15" style:family="table-row">
      <style:table-row-properties style:row-height="74pt" style:use-optimal-row-height="false" fo:break-before="auto"/>
    </style:style>
    <style:style style:name="ro16" style:family="table-row">
      <style:table-row-properties style:row-height="59.5pt" style:use-optimal-row-height="false" fo:break-before="auto"/>
    </style:style>
    <style:style style:name="ro17" style:family="table-row">
      <style:table-row-properties style:row-height="148pt" style:use-optimal-row-height="false" fo:break-before="auto"/>
    </style:style>
    <style:style style:name="ro18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61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row table:style-name="ro1">
          <table:table-cell office:value-type="string" table:style-name="ce6">
            <text:p>臺中市政府106年度對議員所提地方建設建議事項處理明細表</text:p>
          </table:table-cell>
          <table:table-cell table:style-name="ce5"/>
          <table:table-cell table:number-columns-repeated="4" table:style-name="ce4"/>
          <table:table-cell table:number-columns-repeated="2" table:style-name="ce3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至106年12月止</text:p>
          </table:table-cell>
          <table:table-cell table:style-name="ce5"/>
          <table:table-cell table:number-columns-repeated="4" table:style-name="ce4"/>
          <table:table-cell table:number-columns-repeated="2" table:style-name="ce3"/>
          <table:table-cell table:style-name="ce5"/>
          <table:table-cell table:number-columns-repeated="16375"/>
        </table:table-row>
        <table:table-row table:style-name="ro2">
          <table:table-cell office:value-type="string" table:style-name="ce10">
            <text:p>表4</text:p>
          </table:table-cell>
          <table:table-cell office:value-type="string" table:number-columns-spanned="7" table:number-rows-spanned="1" table:style-name="ce20">
            <text:p>(本表為半年報)</text:p>
          </table:table-cell>
          <table:covered-table-cell table:number-columns-repeated="6"/>
          <table:table-cell office:value-type="string" table:style-name="ce9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6">
            <text:p><text:span text:style-name="T3">議員</text:span>姓名</text:p>
          </table:table-cell>
          <table:table-cell office:value-type="string" table:number-columns-spanned="1" table:number-rows-spanned="2" table:style-name="ce26">
            <text:p>建議項目及內容</text:p>
          </table:table-cell>
          <table:table-cell office:value-type="string" table:number-columns-spanned="1" table:number-rows-spanned="2" table:style-name="ce26">
            <text:p>建議地點</text:p>
          </table:table-cell>
          <table:table-cell office:value-type="string" table:number-columns-spanned="1" table:number-rows-spanned="2" table:style-name="ce26">
            <text:p>建議金額</text:p>
          </table:table-cell>
          <table:table-cell office:value-type="string" table:number-columns-spanned="5" table:number-rows-spanned="1" table:style-name="ce26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道路及側溝高度提升及擋土牆</text:p>
          </table:table-cell>
          <table:table-cell office:value-type="string" table:style-name="ce15">
            <text:p>梧棲區梧南路(5-5號至1-9號)</text:p>
          </table:table-cell>
          <table:table-cell office:value-type="float" office:value="2050" table:style-name="ce16">
            <text:p>2,050<text:s/></text:p>
          </table:table-cell>
          <table:table-cell office:value-type="float" office:value="2050" table:style-name="ce16">
            <text:p>2,0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側溝改善、路面提昇</text:p>
          </table:table-cell>
          <table:table-cell office:value-type="string" table:style-name="ce15">
            <text:p>梧棲區青年路1巷70弄(71號~興農路)</text:p>
          </table:table-cell>
          <table:table-cell office:value-type="float" office:value="750" table:style-name="ce16">
            <text:p>750<text:s/></text:p>
          </table:table-cell>
          <table:table-cell office:value-type="float" office:value="750" table:style-name="ce16">
            <text:p>7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人行道改善</text:p>
          </table:table-cell>
          <table:table-cell office:value-type="string" table:style-name="ce15">
            <text:p>梧棲區文昌路南側(大德國小路口~389號)</text:p>
          </table:table-cell>
          <table:table-cell office:value-type="float" office:value="550" table:style-name="ce16">
            <text:p>550<text:s/></text:p>
          </table:table-cell>
          <table:table-cell office:value-type="float" office:value="550" table:style-name="ce16">
            <text:p>5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水利溝加蓋</text:p>
          </table:table-cell>
          <table:table-cell office:value-type="string" table:style-name="ce15">
            <text:p>梧棲區中央路一段335-1號左右側各約50公尺</text:p>
          </table:table-cell>
          <table:table-cell office:value-type="float" office:value="700" table:style-name="ce16">
            <text:p>700<text:s/></text:p>
          </table:table-cell>
          <table:table-cell office:value-type="float" office:value="700" table:style-name="ce16">
            <text:p>7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梧棲區向上路八段慢車道(中央路~港埠路)</text:p>
          </table:table-cell>
          <table:table-cell office:value-type="float" office:value="2700" table:style-name="ce16">
            <text:p>2,700<text:s/></text:p>
          </table:table-cell>
          <table:table-cell office:value-type="float" office:value="2700" table:style-name="ce16">
            <text:p>2,7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尤碧鈴議員</text:p>
          </table:table-cell>
          <table:table-cell office:value-type="string" table:style-name="ce15">
            <text:p>老舊意象設施拆除</text:p>
          </table:table-cell>
          <table:table-cell office:value-type="string" table:style-name="ce15">
            <text:p>梧棲區梧棲國小旁天橋上、中正國小旁天橋上、港埠路與臺灣大道口人行道上、槽化島上</text:p>
          </table:table-cell>
          <table:table-cell office:value-type="float" office:value="400" table:style-name="ce16">
            <text:p>400<text:s/></text:p>
          </table:table-cell>
          <table:table-cell office:value-type="float" office:value="400" table:style-name="ce16">
            <text:p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行道樹換植</text:p>
          </table:table-cell>
          <table:table-cell office:value-type="string" table:style-name="ce15">
            <text:p>梧棲區臺灣大道八段南側(文明街至中華路)</text:p>
          </table:table-cell>
          <table:table-cell office:value-type="float" office:value="225" table:style-name="ce16">
            <text:p>225<text:s/></text:p>
          </table:table-cell>
          <table:table-cell office:value-type="float" office:value="225" table:style-name="ce16">
            <text:p>22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尤碧鈴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清水區民和路二段(民族~忠孝路)東側半幅路面</text:p>
          </table:table-cell>
          <table:table-cell office:value-type="float" office:value="4640" table:style-name="ce16">
            <text:p>4,640<text:s/></text:p>
          </table:table-cell>
          <table:table-cell office:value-type="float" office:value="4640" table:style-name="ce16">
            <text:p>4,6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尤碧鈴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梧棲區中華路梧棲大排交叉口</text:p>
          </table:table-cell>
          <table:table-cell office:value-type="float" office:value="51" table:style-name="ce16">
            <text:p>51<text:s/></text:p>
          </table:table-cell>
          <table:table-cell office:value-type="float" office:value="51" table:style-name="ce16">
            <text:p>51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王立任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梧棲區民生西街47巷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王立任議員</text:p>
          </table:table-cell>
          <table:table-cell office:value-type="string" table:style-name="ce15">
            <text:p>護欄加高</text:p>
          </table:table-cell>
          <table:table-cell office:value-type="string" table:style-name="ce15">
            <text:p>梧棲區梧棲大排北岸</text:p>
          </table:table-cell>
          <table:table-cell office:value-type="float" office:value="1000" table:style-name="ce16">
            <text:p>1,000<text:s/></text:p>
          </table:table-cell>
          <table:table-cell office:value-type="float" office:value="1000" table:style-name="ce16">
            <text:p>1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和平區東崎路路平工程<text:s/></text:p>
          </table:table-cell>
          <table:table-cell office:value-type="float" office:value="2500" table:style-name="ce16">
            <text:p>2,500<text:s/></text:p>
          </table:table-cell>
          <table:table-cell office:value-type="float" office:value="2500" table:style-name="ce16">
            <text:p>2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記營造有限公司<text:s/>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花台種植地被</text:p>
          </table:table-cell>
          <table:table-cell office:value-type="string" table:style-name="ce15">
            <text:p>和平區達觀里雪山坑橋中央分隔島花台</text:p>
          </table:table-cell>
          <table:table-cell office:value-type="float" office:value="38" table:style-name="ce16">
            <text:p>38<text:s/></text:p>
          </table:table-cell>
          <table:table-cell office:value-type="float" office:value="38" table:style-name="ce16">
            <text:p>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text:s/>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護欄、擋土牆</text:p>
          </table:table-cell>
          <table:table-cell office:value-type="string" table:style-name="ce15">
            <text:p>和平區 自由里 中47-1線(電桿編號林場幹242分A1) 施</text:p>
          </table:table-cell>
          <table:table-cell office:value-type="float" office:value="600" table:style-name="ce16">
            <text:p>600<text:s/></text:p>
          </table:table-cell>
          <table:table-cell office:value-type="float" office:value="471" table:style-name="ce16">
            <text:p>47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威昌營造股份有限公司</text:p>
          </table:table-cell>
          <table:table-cell table:style-name="ce2"/>
          <table:table-cell table:number-columns-repeated="16374" table:style-name="ce7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種植地被-蔓花生</text:p>
          </table:table-cell>
          <table:table-cell office:value-type="string" table:style-name="ce15">
            <text:p>和平區達觀里雪山坑橋中央分隔島</text:p>
          </table:table-cell>
          <table:table-cell office:value-type="float" office:value="38" table:style-name="ce16">
            <text:p>38<text:s/></text:p>
          </table:table-cell>
          <table:table-cell office:value-type="float" office:value="38" table:style-name="ce16">
            <text:p>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種植喬木-櫻花</text:p>
          </table:table-cell>
          <table:table-cell office:value-type="string" table:style-name="ce15">
            <text:p>和平區達觀里雪山坑產業道路</text:p>
          </table:table-cell>
          <table:table-cell office:value-type="float" office:value="206" table:style-name="ce16">
            <text:p>206<text:s/></text:p>
          </table:table-cell>
          <table:table-cell office:value-type="float" office:value="206" table:style-name="ce16">
            <text:p>20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民生路四段286巷</text:p>
          </table:table-cell>
          <table:table-cell office:value-type="float" office:value="1800" table:style-name="ce16">
            <text:p>1,800<text:s/></text:p>
          </table:table-cell>
          <table:table-cell office:value-type="float" office:value="1800" table:style-name="ce16">
            <text:p>1,8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澄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暖英議員</text:p>
          </table:table-cell>
          <table:table-cell office:value-type="string" table:style-name="ce15">
            <text:p>斜坡道改善</text:p>
          </table:table-cell>
          <table:table-cell office:value-type="string" table:style-name="ce15">
            <text:p>南屯區干城里干城街240巷口增建斜坡道</text:p>
          </table:table-cell>
          <table:table-cell office:value-type="float" office:value="25" table:style-name="ce16">
            <text:p>25<text:s/></text:p>
          </table:table-cell>
          <table:table-cell office:value-type="float" office:value="73" table:style-name="ce16">
            <text:p>7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暖英議員</text:p>
          </table:table-cell>
          <table:table-cell office:value-type="string" table:style-name="ce15">
            <text:p>水溝面修復</text:p>
          </table:table-cell>
          <table:table-cell office:value-type="string" table:style-name="ce15">
            <text:p>南屯區向心里永春東路371號前</text:p>
          </table:table-cell>
          <table:table-cell office:value-type="float" office:value="23" table:style-name="ce16">
            <text:p>23<text:s/></text:p>
          </table:table-cell>
          <table:table-cell office:value-type="float" office:value="20" table:style-name="ce16">
            <text:p>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暖英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南屯區永春路(新富路~文心南五路二段)</text:p>
          </table:table-cell>
          <table:table-cell office:value-type="float" office:value="72" table:style-name="ce16">
            <text:p>72<text:s/></text:p>
          </table:table-cell>
          <table:table-cell office:value-type="float" office:value="72" table:style-name="ce16">
            <text:p>72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暖英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南屯區永春東路(益文三街~黎明路一段)</text:p>
          </table:table-cell>
          <table:table-cell office:value-type="float" office:value="72" table:style-name="ce16">
            <text:p>72<text:s/></text:p>
          </table:table-cell>
          <table:table-cell office:value-type="float" office:value="72" table:style-name="ce16">
            <text:p>72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江肇國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區昇平里向上路一段79巷66弄</text:p>
          </table:table-cell>
          <table:table-cell office:value-type="float" office:value="300" table:style-name="ce16">
            <text:p>300<text:s/></text:p>
          </table:table-cell>
          <table:table-cell office:value-type="float" office:value="207" table:style-name="ce16">
            <text:p>20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雅鉅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江肇國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中區繼光里雙十路一段</text:p>
          </table:table-cell>
          <table:table-cell office:value-type="float" office:value="4000" table:style-name="ce16">
            <text:p>4,000<text:s/></text:p>
          </table:table-cell>
          <table:table-cell office:value-type="float" office:value="3680" table:style-name="ce16">
            <text:p>3,6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英弘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江肇國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林森路224巷</text:p>
          </table:table-cell>
          <table:table-cell office:value-type="float" office:value="180" table:style-name="ce16">
            <text:p>180<text:s/></text:p>
          </table:table-cell>
          <table:table-cell office:value-type="float" office:value="115" table:style-name="ce16">
            <text:p>11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江肇國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業北街(大業路~東興路)</text:p>
          </table:table-cell>
          <table:table-cell office:value-type="float" office:value="960" table:style-name="ce16">
            <text:p>960<text:s/></text:p>
          </table:table-cell>
          <table:table-cell office:value-type="float" office:value="690" table:style-name="ce16">
            <text:p>6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4">
            <text:p>江肇國議員</text:p>
          </table:table-cell>
          <table:table-cell office:value-type="string" table:style-name="ce15">
            <text:p>體健設施遷移</text:p>
          </table:table-cell>
          <table:table-cell office:value-type="string" table:style-name="ce15">
            <text:p>舊梅川</text:p>
          </table:table-cell>
          <table:table-cell office:value-type="float" office:value="40" table:style-name="ce16">
            <text:p>40<text:s/></text:p>
          </table:table-cell>
          <table:table-cell office:value-type="float" office:value="40" table:style-name="ce16">
            <text:p>4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4">
            <text:p>江肇國議員</text:p>
          </table:table-cell>
          <table:table-cell office:value-type="string" table:style-name="ce15">
            <text:p>危木移除</text:p>
          </table:table-cell>
          <table:table-cell office:value-type="string" table:style-name="ce15">
            <text:p>自由路</text:p>
          </table:table-cell>
          <table:table-cell office:value-type="float" office:value="34" table:style-name="ce16">
            <text:p>34<text:s/></text:p>
          </table:table-cell>
          <table:table-cell office:value-type="float" office:value="34" table:style-name="ce16">
            <text:p>3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4">
            <text:p>江肇國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西區朝陽街6巷10號(附壁LED燈)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江肇國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西區中美街382號</text:p>
          </table:table-cell>
          <table:table-cell office:value-type="float" office:value="16" table:style-name="ce16">
            <text:p>16<text:s/></text:p>
          </table:table-cell>
          <table:table-cell office:value-type="float" office:value="16" table:style-name="ce16">
            <text:p>1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文海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 文心里 大英街183巷</text:p>
          </table:table-cell>
          <table:table-cell office:value-type="float" office:value="480" table:style-name="ce16">
            <text:p>480<text:s/></text:p>
          </table:table-cell>
          <table:table-cell office:value-type="float" office:value="465" table:style-name="ce16">
            <text:p>46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文海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楓樹西街(楓和路-楓樹西街)</text:p>
          </table:table-cell>
          <table:table-cell office:value-type="float" office:value="860" table:style-name="ce16">
            <text:p>860<text:s/></text:p>
          </table:table-cell>
          <table:table-cell office:value-type="float" office:value="860" table:style-name="ce16">
            <text:p>8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文海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南屯區大興里興路1段(永春東路至文心南3路)</text:p>
          </table:table-cell>
          <table:table-cell office:value-type="float" office:value="750" table:style-name="ce16">
            <text:p>750<text:s/></text:p>
          </table:table-cell>
          <table:table-cell office:value-type="float" office:value="750" table:style-name="ce16">
            <text:p>7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文海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博愛街80巷(懷德街至博愛街)</text:p>
          </table:table-cell>
          <table:table-cell office:value-type="float" office:value="1500" table:style-name="ce16">
            <text:p>1,500<text:s/></text:p>
          </table:table-cell>
          <table:table-cell office:value-type="float" office:value="1400" table:style-name="ce16">
            <text:p>1,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明杰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宜昌路</text:p>
          </table:table-cell>
          <table:table-cell office:value-type="float" office:value="2560" table:style-name="ce16">
            <text:p>2,560<text:s/></text:p>
          </table:table-cell>
          <table:table-cell office:value-type="float" office:value="2560" table:style-name="ce16">
            <text:p>2,5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明杰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振福路</text:p>
          </table:table-cell>
          <table:table-cell office:value-type="float" office:value="2840" table:style-name="ce16">
            <text:p>2,840<text:s/></text:p>
          </table:table-cell>
          <table:table-cell office:value-type="float" office:value="2840" table:style-name="ce16">
            <text:p>2,8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光明路7號</text:p>
          </table:table-cell>
          <table:table-cell office:value-type="float" office:value="7" table:style-name="ce16">
            <text:p>7<text:s/></text:p>
          </table:table-cell>
          <table:table-cell office:value-type="float" office:value="7" table:style-name="ce16">
            <text:p>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光興路2140巷內湖枝14</text:p>
          </table:table-cell>
          <table:table-cell office:value-type="float" office:value="13" table:style-name="ce16">
            <text:p>13<text:s/></text:p>
          </table:table-cell>
          <table:table-cell office:value-type="float" office:value="13" table:style-name="ce16">
            <text:p>13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光興路1266巷配合台電拉線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竹村路2巷</text:p>
          </table:table-cell>
          <table:table-cell office:value-type="float" office:value="7" table:style-name="ce16">
            <text:p>7<text:s/></text:p>
          </table:table-cell>
          <table:table-cell office:value-type="float" office:value="7" table:style-name="ce16">
            <text:p>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中和街151巷16號</text:p>
          </table:table-cell>
          <table:table-cell office:value-type="float" office:value="8" table:style-name="ce16">
            <text:p>8<text:s/></text:p>
          </table:table-cell>
          <table:table-cell office:value-type="float" office:value="8" table:style-name="ce16">
            <text:p>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德利路得利枝110分3周邊</text:p>
          </table:table-cell>
          <table:table-cell office:value-type="float" office:value="25" table:style-name="ce16">
            <text:p>25<text:s/></text:p>
          </table:table-cell>
          <table:table-cell office:value-type="float" office:value="25" table:style-name="ce16">
            <text:p>2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德利路德利枝110分3東方5公尺</text:p>
          </table:table-cell>
          <table:table-cell office:value-type="float" office:value="18" table:style-name="ce16">
            <text:p>18<text:s/></text:p>
          </table:table-cell>
          <table:table-cell office:value-type="float" office:value="18" table:style-name="ce16">
            <text:p>1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敏誠議員</text:p>
          </table:table-cell>
          <table:table-cell office:value-type="string" table:style-name="ce15">
            <text:p>排水溝及路面修復</text:p>
          </table:table-cell>
          <table:table-cell office:value-type="string" table:style-name="ce15">
            <text:p>南區 長春里 台中路2巷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敏誠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東英路(東英二街至振興路)</text:p>
          </table:table-cell>
          <table:table-cell office:value-type="float" office:value="4500" table:style-name="ce16">
            <text:p>4,500<text:s/></text:p>
          </table:table-cell>
          <table:table-cell office:value-type="float" office:value="3600" table:style-name="ce16">
            <text:p>3,6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敏誠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京路(進德路-建成路)</text:p>
          </table:table-cell>
          <table:table-cell office:value-type="float" office:value="4100" table:style-name="ce16">
            <text:p>4,100<text:s/></text:p>
          </table:table-cell>
          <table:table-cell office:value-type="float" office:value="3280" table:style-name="ce16">
            <text:p>3,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何敏誠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東區仁和路東峰國中大門</text:p>
          </table:table-cell>
          <table:table-cell office:value-type="float" office:value="177" table:style-name="ce16">
            <text:p>177<text:s/></text:p>
          </table:table-cell>
          <table:table-cell office:value-type="float" office:value="177" table:style-name="ce16">
            <text:p>17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大安港路307巷前</text:p>
          </table:table-cell>
          <table:table-cell office:value-type="float" office:value="280" table:style-name="ce16">
            <text:p>280<text:s/></text:p>
          </table:table-cell>
          <table:table-cell office:value-type="float" office:value="280" table:style-name="ce16">
            <text:p>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剛性路面</text:p>
          </table:table-cell>
          <table:table-cell office:value-type="string" table:style-name="ce15">
            <text:p>大甲區永順街104巷1號</text:p>
          </table:table-cell>
          <table:table-cell office:value-type="float" office:value="150" table:style-name="ce16">
            <text:p>150<text:s/></text:p>
          </table:table-cell>
          <table:table-cell office:value-type="float" office:value="150" table:style-name="ce16">
            <text:p>1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水利溝加蓋</text:p>
            <text:p>欄杆</text:p>
          </table:table-cell>
          <table:table-cell office:value-type="string" table:style-name="ce15">
            <text:p>大甲區橫圳街(土地公廟對面)</text:p>
          </table:table-cell>
          <table:table-cell office:value-type="float" office:value="550" table:style-name="ce16">
            <text:p>550<text:s/></text:p>
          </table:table-cell>
          <table:table-cell office:value-type="float" office:value="550" table:style-name="ce16">
            <text:p>5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大甲區東明路水頭福德寺旁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中山路一段609巷15號前</text:p>
          </table:table-cell>
          <table:table-cell office:value-type="float" office:value="280" table:style-name="ce16">
            <text:p>280<text:s/></text:p>
          </table:table-cell>
          <table:table-cell office:value-type="float" office:value="280" table:style-name="ce16">
            <text:p>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中山路一段986巷5號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道路截彎取直</text:p>
          </table:table-cell>
          <table:table-cell office:value-type="string" table:style-name="ce15">
            <text:p>大甲區橫圳街343號旁對面</text:p>
          </table:table-cell>
          <table:table-cell office:value-type="float" office:value="720" table:style-name="ce16">
            <text:p>720<text:s/></text:p>
          </table:table-cell>
          <table:table-cell office:value-type="float" office:value="720" table:style-name="ce16">
            <text:p>7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外埔區水美里水美路23巷25號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塊狀護欄</text:p>
          </table:table-cell>
          <table:table-cell office:value-type="string" table:style-name="ce15">
            <text:p>大甲區長安路(中121)19之3號</text:p>
          </table:table-cell>
          <table:table-cell office:value-type="float" office:value="200" table:style-name="ce16">
            <text:p>200<text:s/></text:p>
          </table:table-cell>
          <table:table-cell office:value-type="float" office:value="200" table:style-name="ce16">
            <text:p>2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轉角拓寬</text:p>
          </table:table-cell>
          <table:table-cell office:value-type="string" table:style-name="ce15">
            <text:p>外埔區三環路與二崁路口</text:p>
          </table:table-cell>
          <table:table-cell office:value-type="float" office:value="200" table:style-name="ce16">
            <text:p>200<text:s/></text:p>
          </table:table-cell>
          <table:table-cell office:value-type="float" office:value="200" table:style-name="ce16">
            <text:p>2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甲區水源路858號附近</text:p>
          </table:table-cell>
          <table:table-cell office:value-type="float" office:value="7" table:style-name="ce16">
            <text:p>7<text:s/></text:p>
          </table:table-cell>
          <table:table-cell office:value-type="float" office:value="7" table:style-name="ce16">
            <text:p>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甲區順帆路巨大機械附近道路</text:p>
          </table:table-cell>
          <table:table-cell office:value-type="float" office:value="43" table:style-name="ce16">
            <text:p>43<text:s/></text:p>
          </table:table-cell>
          <table:table-cell office:value-type="float" office:value="43" table:style-name="ce16">
            <text:p>43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外埔區土城中路31-1號旁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甲區橫圳街(武曲幹28)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number-rows-repeated="2"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外埔區土城路(中山幹170旁)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甲區大安港路326號旁巷內</text:p>
          </table:table-cell>
          <table:table-cell office:value-type="float" office:value="9" table:style-name="ce16">
            <text:p>9<text:s/></text:p>
          </table:table-cell>
          <table:table-cell office:value-type="float" office:value="9" table:style-name="ce16">
            <text:p>9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排水溝改建</text:p>
          </table:table-cell>
          <table:table-cell office:value-type="string" table:style-name="ce15">
            <text:p>大肚區自由路</text:p>
          </table:table-cell>
          <table:table-cell office:value-type="float" office:value="1200" table:style-name="ce16">
            <text:p>1,200<text:s/></text:p>
          </table:table-cell>
          <table:table-cell office:value-type="float" office:value="1448" table:style-name="ce16">
            <text:p>1,44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環中路八段1121巷15弄</text:p>
          </table:table-cell>
          <table:table-cell office:value-type="float" office:value="990" table:style-name="ce16">
            <text:p>990<text:s/></text:p>
          </table:table-cell>
          <table:table-cell office:value-type="float" office:value="636" table:style-name="ce16">
            <text:p>63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溪南路三段55巷</text:p>
          </table:table-cell>
          <table:table-cell office:value-type="float" office:value="700" table:style-name="ce16">
            <text:p>700<text:s/></text:p>
          </table:table-cell>
          <table:table-cell office:value-type="float" office:value="468" table:style-name="ce16">
            <text:p>4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溪南路一段988巷</text:p>
          </table:table-cell>
          <table:table-cell office:value-type="float" office:value="500" table:style-name="ce16">
            <text:p>500<text:s/></text:p>
          </table:table-cell>
          <table:table-cell office:value-type="float" office:value="456" table:style-name="ce16">
            <text:p>45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環中路八段1219巷159弄</text:p>
          </table:table-cell>
          <table:table-cell office:value-type="float" office:value="760" table:style-name="ce16">
            <text:p>760<text:s/></text:p>
          </table:table-cell>
          <table:table-cell office:value-type="float" office:value="419" table:style-name="ce16">
            <text:p>41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增設排水溝及路面修復</text:p>
          </table:table-cell>
          <table:table-cell office:value-type="string" table:style-name="ce15">
            <text:p>烏日區太明路成豐巷235弄61號旁道路</text:p>
          </table:table-cell>
          <table:table-cell office:value-type="float" office:value="450" table:style-name="ce16">
            <text:p>450<text:s/></text:p>
          </table:table-cell>
          <table:table-cell office:value-type="float" office:value="698" table:style-name="ce16">
            <text:p>6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光明路</text:p>
          </table:table-cell>
          <table:table-cell office:value-type="float" office:value="1750" table:style-name="ce16">
            <text:p>1,750<text:s/></text:p>
          </table:table-cell>
          <table:table-cell office:value-type="float" office:value="1500" table:style-name="ce16">
            <text:p>1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雅鉅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瓊華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肚區船頭三街121巷</text:p>
          </table:table-cell>
          <table:table-cell office:value-type="float" office:value="30" table:style-name="ce16">
            <text:p>30<text:s/></text:p>
          </table:table-cell>
          <table:table-cell office:value-type="float" office:value="30" table:style-name="ce16">
            <text:p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三和里建興路152巷及中正路157巷(建興路至昌平路4段)</text:p>
          </table:table-cell>
          <table:table-cell office:value-type="float" office:value="650" table:style-name="ce16">
            <text:p>650<text:s/></text:p>
          </table:table-cell>
          <table:table-cell office:value-type="float" office:value="328" table:style-name="ce16">
            <text:p>32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排水溝中溝牆打除</text:p>
          </table:table-cell>
          <table:table-cell office:value-type="string" table:style-name="ce15">
            <text:p>大雅區橫山里振興二路56號旁</text:p>
          </table:table-cell>
          <table:table-cell office:value-type="float" office:value="86" table:style-name="ce16">
            <text:p>86<text:s/></text:p>
          </table:table-cell>
          <table:table-cell office:value-type="float" office:value="86" table:style-name="ce16">
            <text:p>8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側溝加蓋、設置格柵版</text:p>
          </table:table-cell>
          <table:table-cell office:value-type="string" table:style-name="ce15">
            <text:p>神岡區三角里大富路186巷T字型路口</text:p>
          </table:table-cell>
          <table:table-cell office:value-type="float" office:value="80" table:style-name="ce16">
            <text:p>80<text:s/></text:p>
          </table:table-cell>
          <table:table-cell office:value-type="float" office:value="80" table:style-name="ce16">
            <text:p>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樹頭移除、木棉花朵打除</text:p>
          </table:table-cell>
          <table:table-cell office:value-type="string" table:style-name="ce15">
            <text:p>大雅區西寶里昌平路</text:p>
          </table:table-cell>
          <table:table-cell office:value-type="float" office:value="95" table:style-name="ce16">
            <text:p>95<text:s/></text:p>
          </table:table-cell>
          <table:table-cell office:value-type="float" office:value="95" table:style-name="ce16">
            <text:p>9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雅楓里神林南路180巷(神林南路口至新舊交界面)</text:p>
          </table:table-cell>
          <table:table-cell office:value-type="float" office:value="350" table:style-name="ce16">
            <text:p>350<text:s/></text:p>
          </table:table-cell>
          <table:table-cell office:value-type="float" office:value="187" table:style-name="ce16">
            <text:p>18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8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 二和里 神林南路312巷(神林南路312巷31號起至神林南路272巷35號迄)</text:p>
          </table:table-cell>
          <table:table-cell office:value-type="float" office:value="550" table:style-name="ce16">
            <text:p>550<text:s/></text:p>
          </table:table-cell>
          <table:table-cell office:value-type="float" office:value="345" table:style-name="ce16">
            <text:p>3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暗溝、水溝加蓋</text:p>
          </table:table-cell>
          <table:table-cell office:value-type="string" table:style-name="ce15">
            <text:p>大雅區大楓里民生路三段428巷13號</text:p>
          </table:table-cell>
          <table:table-cell office:value-type="float" office:value="200" table:style-name="ce16">
            <text:p>200<text:s/></text:p>
          </table:table-cell>
          <table:table-cell office:value-type="float" office:value="399" table:style-name="ce16">
            <text:p>39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8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上雅里雅環路二段280號旁(中連貨運旁)(神林路一段49巷口至雅環路二段)</text:p>
          </table:table-cell>
          <table:table-cell office:value-type="float" office:value="350" table:style-name="ce16">
            <text:p>350<text:s/></text:p>
          </table:table-cell>
          <table:table-cell office:value-type="float" office:value="315" table:style-name="ce16">
            <text:p>31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興路一路平工程</text:p>
          </table:table-cell>
          <table:table-cell office:value-type="float" office:value="700" table:style-name="ce16">
            <text:p>700<text:s/></text:p>
          </table:table-cell>
          <table:table-cell office:value-type="float" office:value="650" table:style-name="ce16">
            <text:p>6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排水溝中溝牆打除</text:p>
          </table:table-cell>
          <table:table-cell office:value-type="string" table:style-name="ce15">
            <text:p>大雅區橫山里振興二路56號旁</text:p>
          </table:table-cell>
          <table:table-cell office:value-type="float" office:value="5" table:style-name="ce16">
            <text:p>5<text:s/></text:p>
          </table:table-cell>
          <table:table-cell office:value-type="float" office:value="4" table:style-name="ce16">
            <text:p>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原鍍鋅格柵板更換</text:p>
          </table:table-cell>
          <table:table-cell office:value-type="string" table:style-name="ce15">
            <text:p>大雅區三和里春亭二街與昌平路四段交叉口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大雅里中清東路(雅潭路至永和路)</text:p>
          </table:table-cell>
          <table:table-cell office:value-type="float" office:value="1020" table:style-name="ce16">
            <text:p>1,020<text:s/></text:p>
          </table:table-cell>
          <table:table-cell office:value-type="float" office:value="735" table:style-name="ce16">
            <text:p>73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三和里建興路(昌平路四段至雅潭路四段)</text:p>
          </table:table-cell>
          <table:table-cell office:value-type="float" office:value="1400" table:style-name="ce16">
            <text:p>1,400<text:s/></text:p>
          </table:table-cell>
          <table:table-cell office:value-type="float" office:value="1382" table:style-name="ce16">
            <text:p>1,38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文雅里中和三路(中和路至中和三路47號前)</text:p>
          </table:table-cell>
          <table:table-cell office:value-type="float" office:value="1001" table:style-name="ce16">
            <text:p>1,001<text:s/></text:p>
          </table:table-cell>
          <table:table-cell office:value-type="float" office:value="651" table:style-name="ce16">
            <text:p>65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神岡區圳前路 35號路燈遷移</text:p>
          </table:table-cell>
          <table:table-cell office:value-type="float" office:value="12" table:style-name="ce16">
            <text:p>12<text:s/></text:p>
          </table:table-cell>
          <table:table-cell office:value-type="float" office:value="12" table:style-name="ce16">
            <text:p>12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雅區雅潭路三段482巷87號右側電桿</text:p>
          </table:table-cell>
          <table:table-cell office:value-type="float" office:value="9" table:style-name="ce16">
            <text:p>9<text:s/></text:p>
          </table:table-cell>
          <table:table-cell office:value-type="float" office:value="9" table:style-name="ce16">
            <text:p>9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雅區雅潭路4之3號</text:p>
          </table:table-cell>
          <table:table-cell office:value-type="float" office:value="9" table:style-name="ce16">
            <text:p>9<text:s/></text:p>
          </table:table-cell>
          <table:table-cell office:value-type="float" office:value="9" table:style-name="ce16">
            <text:p>9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中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南區樹德里德富路146巷</text:p>
          </table:table-cell>
          <table:table-cell office:value-type="float" office:value="90" table:style-name="ce16">
            <text:p>90<text:s/></text:p>
          </table:table-cell>
          <table:table-cell office:value-type="float" office:value="90" table:style-name="ce16">
            <text:p>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和平街(益民路二段至和平街41號)</text:p>
          </table:table-cell>
          <table:table-cell office:value-type="float" office:value="750" table:style-name="ce16">
            <text:p>750<text:s/></text:p>
          </table:table-cell>
          <table:table-cell office:value-type="float" office:value="750" table:style-name="ce16">
            <text:p>7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祥全路48巷、成功路12巷及成功路88巷58弄</text:p>
          </table:table-cell>
          <table:table-cell office:value-type="float" office:value="850" table:style-name="ce16">
            <text:p>850<text:s/></text:p>
          </table:table-cell>
          <table:table-cell office:value-type="float" office:value="850" table:style-name="ce16">
            <text:p>8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善化路166巷90弄(全家福社區至善化路166巷)</text:p>
          </table:table-cell>
          <table:table-cell office:value-type="float" office:value="150" table:style-name="ce16">
            <text:p>150<text:s/></text:p>
          </table:table-cell>
          <table:table-cell office:value-type="float" office:value="150" table:style-name="ce16">
            <text:p>1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明路29巷(含9弄)</text:p>
          </table:table-cell>
          <table:table-cell office:value-type="float" office:value="270" table:style-name="ce16">
            <text:p>270<text:s/></text:p>
          </table:table-cell>
          <table:table-cell office:value-type="float" office:value="270" table:style-name="ce16">
            <text:p>2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中興路一段140巷(祥全路48巷至成功路88巷)</text:p>
          </table:table-cell>
          <table:table-cell office:value-type="float" office:value="550" table:style-name="ce16">
            <text:p>550<text:s/></text:p>
          </table:table-cell>
          <table:table-cell office:value-type="float" office:value="550" table:style-name="ce16">
            <text:p>5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瑞城二街38巷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新仁路二段福溝巷(22號至達明路)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立仁路95巷</text:p>
          </table:table-cell>
          <table:table-cell office:value-type="float" office:value="450" table:style-name="ce16">
            <text:p>450<text:s/></text:p>
          </table:table-cell>
          <table:table-cell office:value-type="float" office:value="450" table:style-name="ce16">
            <text:p>4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新仁路一段91巷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里區甲園一街</text:p>
          </table:table-cell>
          <table:table-cell office:value-type="float" office:value="351" table:style-name="ce16">
            <text:p>351<text:s/></text:p>
          </table:table-cell>
          <table:table-cell office:value-type="float" office:value="351" table:style-name="ce16">
            <text:p>35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里區東榮路567巷</text:p>
          </table:table-cell>
          <table:table-cell office:value-type="float" office:value="361" table:style-name="ce16">
            <text:p>361<text:s/></text:p>
          </table:table-cell>
          <table:table-cell office:value-type="float" office:value="361" table:style-name="ce16">
            <text:p>36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里區善化路166巷66弄</text:p>
          </table:table-cell>
          <table:table-cell office:value-type="float" office:value="144" table:style-name="ce16">
            <text:p>144<text:s/></text:p>
          </table:table-cell>
          <table:table-cell office:value-type="float" office:value="144" table:style-name="ce16">
            <text:p>14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里區夏元路(6號至6-8號)</text:p>
          </table:table-cell>
          <table:table-cell office:value-type="float" office:value="484" table:style-name="ce16">
            <text:p>484<text:s/></text:p>
          </table:table-cell>
          <table:table-cell office:value-type="float" office:value="377" table:style-name="ce16">
            <text:p>37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里區立中一街及立中二街(立中街至甲園街)</text:p>
          </table:table-cell>
          <table:table-cell office:value-type="float" office:value="680" table:style-name="ce16">
            <text:p>680<text:s/></text:p>
          </table:table-cell>
          <table:table-cell office:value-type="float" office:value="463" table:style-name="ce16">
            <text:p>46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新仁二街86號前</text:p>
          </table:table-cell>
          <table:table-cell office:value-type="float" office:value="18" table:style-name="ce16">
            <text:p>18<text:s/></text:p>
          </table:table-cell>
          <table:table-cell office:value-type="float" office:value="18" table:style-name="ce16">
            <text:p>1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水利溝渠加蓋</text:p>
          </table:table-cell>
          <table:table-cell office:value-type="string" table:style-name="ce15">
            <text:p>外埔區新厝路后里圳幹線(高鐵橋下前後)</text:p>
          </table:table-cell>
          <table:table-cell office:value-type="float" office:value="500" table:style-name="ce16">
            <text:p>500<text:s/></text:p>
          </table:table-cell>
          <table:table-cell office:value-type="float" office:value="500" table:style-name="ce16">
            <text:p>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外埔區土城路(512號附近至長生路口)</text:p>
          </table:table-cell>
          <table:table-cell office:value-type="float" office:value="800" table:style-name="ce16">
            <text:p>800<text:s/></text:p>
          </table:table-cell>
          <table:table-cell office:value-type="float" office:value="800" table:style-name="ce16">
            <text:p>8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鎮政路165號前</text:p>
          </table:table-cell>
          <table:table-cell office:value-type="float" office:value="800" table:style-name="ce16">
            <text:p>800<text:s/></text:p>
          </table:table-cell>
          <table:table-cell office:value-type="float" office:value="800" table:style-name="ce16">
            <text:p>8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蔣公路231巷</text:p>
          </table:table-cell>
          <table:table-cell office:value-type="float" office:value="220" table:style-name="ce16">
            <text:p>220<text:s/></text:p>
          </table:table-cell>
          <table:table-cell office:value-type="float" office:value="220" table:style-name="ce16">
            <text:p>2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外埔區長生路42號至56-11號</text:p>
          </table:table-cell>
          <table:table-cell office:value-type="float" office:value="320" table:style-name="ce16">
            <text:p>320<text:s/></text:p>
          </table:table-cell>
          <table:table-cell office:value-type="float" office:value="320" table:style-name="ce16">
            <text:p>3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綠美化</text:p>
          </table:table-cell>
          <table:table-cell office:value-type="string" table:style-name="ce15">
            <text:p>外埔區馬鳴里高鐵橋墩下</text:p>
          </table:table-cell>
          <table:table-cell office:value-type="float" office:value="1670" table:style-name="ce16">
            <text:p>1,670<text:s/></text:p>
          </table:table-cell>
          <table:table-cell office:value-type="float" office:value="1670" table:style-name="ce16">
            <text:p>1,6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福島祥造園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大甲區中山路一段1147巷157號</text:p>
          </table:table-cell>
          <table:table-cell office:value-type="float" office:value="350" table:style-name="ce16">
            <text:p>350<text:s/></text:p>
          </table:table-cell>
          <table:table-cell office:value-type="float" office:value="350" table:style-name="ce16">
            <text:p>3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甲東路(大甲清潔隊前)</text:p>
          </table:table-cell>
          <table:table-cell office:value-type="float" office:value="780" table:style-name="ce16">
            <text:p>780<text:s/></text:p>
          </table:table-cell>
          <table:table-cell office:value-type="float" office:value="780" table:style-name="ce16">
            <text:p>7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如意路31巷(西濱往北350公尺)</text:p>
          </table:table-cell>
          <table:table-cell office:value-type="float" office:value="1400" table:style-name="ce16">
            <text:p>1,400<text:s/></text:p>
          </table:table-cell>
          <table:table-cell office:value-type="float" office:value="1400" table:style-name="ce16">
            <text:p>1,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航欣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側溝重作</text:p>
          </table:table-cell>
          <table:table-cell office:value-type="string" table:style-name="ce15">
            <text:p>大甲區重義三路13巷</text:p>
          </table:table-cell>
          <table:table-cell office:value-type="float" office:value="400" table:style-name="ce16">
            <text:p>400<text:s/></text:p>
          </table:table-cell>
          <table:table-cell office:value-type="float" office:value="400" table:style-name="ce16">
            <text:p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通天路147-1號</text:p>
          </table:table-cell>
          <table:table-cell office:value-type="float" office:value="230" table:style-name="ce16">
            <text:p>230<text:s/></text:p>
          </table:table-cell>
          <table:table-cell office:value-type="float" office:value="230" table:style-name="ce16">
            <text:p>2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甲區通天路26-1號</text:p>
          </table:table-cell>
          <table:table-cell office:value-type="float" office:value="900" table:style-name="ce16">
            <text:p>900<text:s/></text:p>
          </table:table-cell>
          <table:table-cell office:value-type="float" office:value="900" table:style-name="ce16">
            <text:p>9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增設體健設施</text:p>
          </table:table-cell>
          <table:table-cell office:value-type="string" table:style-name="ce15">
            <text:p>大甲區通天路太白里社區發展協會旁</text:p>
          </table:table-cell>
          <table:table-cell office:value-type="float" office:value="223" table:style-name="ce16">
            <text:p>223<text:s/></text:p>
          </table:table-cell>
          <table:table-cell office:value-type="float" office:value="223" table:style-name="ce16">
            <text:p>22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福島祥造園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新設測溝</text:p>
          </table:table-cell>
          <table:table-cell office:value-type="string" table:style-name="ce15">
            <text:p>大甲區義和二街120巷</text:p>
          </table:table-cell>
          <table:table-cell office:value-type="float" office:value="500" table:style-name="ce16">
            <text:p>500<text:s/></text:p>
          </table:table-cell>
          <table:table-cell office:value-type="float" office:value="500" table:style-name="ce16">
            <text:p>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外埔區二崁路236號前(中30)</text:p>
          </table:table-cell>
          <table:table-cell office:value-type="float" office:value="1500" table:style-name="ce16">
            <text:p>1,500<text:s/></text:p>
          </table:table-cell>
          <table:table-cell office:value-type="float" office:value="1500" table:style-name="ce16">
            <text:p>1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航欣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板橋截角拓寬</text:p>
          </table:table-cell>
          <table:table-cell office:value-type="string" table:style-name="ce15">
            <text:p>外埔區中山路與外埔路口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板橋截角拓寬</text:p>
          </table:table-cell>
          <table:table-cell office:value-type="string" table:style-name="ce15">
            <text:p>外埔區六支巷與水眉路口</text:p>
          </table:table-cell>
          <table:table-cell office:value-type="float" office:value="150" table:style-name="ce16">
            <text:p>150<text:s/></text:p>
          </table:table-cell>
          <table:table-cell office:value-type="float" office:value="150" table:style-name="ce16">
            <text:p>1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外埔區外埔路520巷</text:p>
          </table:table-cell>
          <table:table-cell office:value-type="float" office:value="350" table:style-name="ce16">
            <text:p>350<text:s/></text:p>
          </table:table-cell>
          <table:table-cell office:value-type="float" office:value="350" table:style-name="ce16">
            <text:p>3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曄群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重鋪</text:p>
            <text:p>側溝改善</text:p>
          </table:table-cell>
          <table:table-cell office:value-type="string" table:style-name="ce15">
            <text:p>外埔區甲后路937巷121號前</text:p>
          </table:table-cell>
          <table:table-cell office:value-type="float" office:value="400" table:style-name="ce16">
            <text:p>400<text:s/></text:p>
          </table:table-cell>
          <table:table-cell office:value-type="float" office:value="400" table:style-name="ce16">
            <text:p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外埔區東西巷(22號~大馬路口)</text:p>
          </table:table-cell>
          <table:table-cell office:value-type="float" office:value="750" table:style-name="ce16">
            <text:p>750<text:s/></text:p>
          </table:table-cell>
          <table:table-cell office:value-type="float" office:value="750" table:style-name="ce16">
            <text:p>7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板橋截角拓寬</text:p>
          </table:table-cell>
          <table:table-cell office:value-type="string" table:style-name="ce15">
            <text:p>外埔區長生路308號前</text:p>
          </table:table-cell>
          <table:table-cell office:value-type="float" office:value="450" table:style-name="ce16">
            <text:p>450<text:s/></text:p>
          </table:table-cell>
          <table:table-cell office:value-type="float" office:value="450" table:style-name="ce16">
            <text:p>4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甲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甲區和平路253巷75號旁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甲區金華西路新蘭化妝品前</text:p>
          </table:table-cell>
          <table:table-cell office:value-type="float" office:value="8" table:style-name="ce16">
            <text:p>8<text:s/></text:p>
          </table:table-cell>
          <table:table-cell office:value-type="float" office:value="8" table:style-name="ce16">
            <text:p>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外埔區後寮路涵洞口</text:p>
          </table:table-cell>
          <table:table-cell office:value-type="float" office:value="8" table:style-name="ce16">
            <text:p>8<text:s/></text:p>
          </table:table-cell>
          <table:table-cell office:value-type="float" office:value="8" table:style-name="ce16">
            <text:p>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外埔區水美路大甲交流道出口</text:p>
          </table:table-cell>
          <table:table-cell office:value-type="float" office:value="17" table:style-name="ce16">
            <text:p>17<text:s/></text:p>
          </table:table-cell>
          <table:table-cell office:value-type="float" office:value="17" table:style-name="ce16">
            <text:p>1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number-rows-repeated="2" table:style-name="ro6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外埔區二崁路232號前</text:p>
          </table:table-cell>
          <table:table-cell office:value-type="float" office:value="7" table:style-name="ce16">
            <text:p>7<text:s/></text:p>
          </table:table-cell>
          <table:table-cell office:value-type="float" office:value="7" table:style-name="ce16">
            <text:p>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盈信電器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大源十五街</text:p>
          </table:table-cell>
          <table:table-cell office:value-type="float" office:value="630" table:style-name="ce16">
            <text:p>630<text:s/></text:p>
          </table:table-cell>
          <table:table-cell office:value-type="float" office:value="630" table:style-name="ce16">
            <text:p>6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大源二十七街</text:p>
          </table:table-cell>
          <table:table-cell office:value-type="float" office:value="190" table:style-name="ce16">
            <text:p>190<text:s/></text:p>
          </table:table-cell>
          <table:table-cell office:value-type="float" office:value="190" table:style-name="ce16">
            <text:p>1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新高路102、120、128、136巷</text:p>
          </table:table-cell>
          <table:table-cell office:value-type="float" office:value="580" table:style-name="ce16">
            <text:p>580<text:s/></text:p>
          </table:table-cell>
          <table:table-cell office:value-type="float" office:value="580" table:style-name="ce16">
            <text:p>5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振英街109巷</text:p>
          </table:table-cell>
          <table:table-cell office:value-type="float" office:value="620" table:style-name="ce16">
            <text:p>620<text:s/></text:p>
          </table:table-cell>
          <table:table-cell office:value-type="float" office:value="620" table:style-name="ce16">
            <text:p>6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人行道改善</text:p>
          </table:table-cell>
          <table:table-cell office:value-type="string" table:style-name="ce15">
            <text:p>太平區福平公園人行道改善</text:p>
          </table:table-cell>
          <table:table-cell office:value-type="float" office:value="2000" table:style-name="ce16">
            <text:p>2,000<text:s/></text:p>
          </table:table-cell>
          <table:table-cell office:value-type="float" office:value="2000" table:style-name="ce16">
            <text:p>2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太平區德隆路</text:p>
          </table:table-cell>
          <table:table-cell office:value-type="float" office:value="1840" table:style-name="ce16">
            <text:p>1,840<text:s/></text:p>
          </table:table-cell>
          <table:table-cell office:value-type="float" office:value="1840" table:style-name="ce16">
            <text:p>1,8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麗華議員</text:p>
          </table:table-cell>
          <table:table-cell office:value-type="string" table:style-name="ce15">
            <text:p>路燈增設(雙燈、架空線)</text:p>
          </table:table-cell>
          <table:table-cell office:value-type="string" table:style-name="ce15">
            <text:p>太平區溪洲路199號</text:p>
          </table:table-cell>
          <table:table-cell office:value-type="float" office:value="14" table:style-name="ce16">
            <text:p>14<text:s/></text:p>
          </table:table-cell>
          <table:table-cell office:value-type="float" office:value="14" table:style-name="ce16">
            <text:p>14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麗華議員</text:p>
          </table:table-cell>
          <table:table-cell office:value-type="string" table:style-name="ce15">
            <text:p>路燈增設(用電申請繪圖)</text:p>
          </table:table-cell>
          <table:table-cell office:value-type="string" table:style-name="ce15">
            <text:p>太平區溪州路199號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麗華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南國巷清水農路新設6盞</text:p>
          </table:table-cell>
          <table:table-cell office:value-type="float" office:value="95" table:style-name="ce16">
            <text:p>95<text:s/></text:p>
          </table:table-cell>
          <table:table-cell office:value-type="float" office:value="95" table:style-name="ce16">
            <text:p>9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北屯區松茂里松明街(遼寧路二段至松明街138號)</text:p>
          </table:table-cell>
          <table:table-cell office:value-type="float" office:value="320" table:style-name="ce16">
            <text:p>320<text:s/></text:p>
          </table:table-cell>
          <table:table-cell office:value-type="float" office:value="332" table:style-name="ce16">
            <text:p>33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北屯區 北興里 三光巷(北屯路至三光巷40弄)雙號側</text:p>
          </table:table-cell>
          <table:table-cell office:value-type="float" office:value="480" table:style-name="ce16">
            <text:p>480<text:s/></text:p>
          </table:table-cell>
          <table:table-cell office:value-type="float" office:value="444" table:style-name="ce16">
            <text:p>44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大德里平德路25巷至41巷23弄</text:p>
          </table:table-cell>
          <table:table-cell office:value-type="float" office:value="900" table:style-name="ce16">
            <text:p>900<text:s/></text:p>
          </table:table-cell>
          <table:table-cell office:value-type="float" office:value="576" table:style-name="ce16">
            <text:p>57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順瀝青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北興里國強街205巷(國強街至國豐街)</text:p>
          </table:table-cell>
          <table:table-cell office:value-type="float" office:value="260" table:style-name="ce16">
            <text:p>260<text:s/></text:p>
          </table:table-cell>
          <table:table-cell office:value-type="float" office:value="239" table:style-name="ce16">
            <text:p>23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北屯區崇德路二段(281號至291號)單號側</text:p>
          </table:table-cell>
          <table:table-cell office:value-type="float" office:value="200" table:style-name="ce16">
            <text:p>200<text:s/></text:p>
          </table:table-cell>
          <table:table-cell office:value-type="float" office:value="206" table:style-name="ce16">
            <text:p>20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松順一街(昌平路二段至松順一街)</text:p>
          </table:table-cell>
          <table:table-cell office:value-type="float" office:value="180" table:style-name="ce16">
            <text:p>180<text:s/></text:p>
          </table:table-cell>
          <table:table-cell office:value-type="float" office:value="127" table:style-name="ce16">
            <text:p>12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建和路一段(太原路至建軍一街)</text:p>
          </table:table-cell>
          <table:table-cell office:value-type="float" office:value="1270" table:style-name="ce16">
            <text:p>1,270<text:s/></text:p>
          </table:table-cell>
          <table:table-cell office:value-type="float" office:value="1054" table:style-name="ce16">
            <text:p>1,05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沈佑蓮議員</text:p>
          </table:table-cell>
          <table:table-cell office:value-type="string" table:style-name="ce15">
            <text:p>黑板樹移除5株</text:p>
          </table:table-cell>
          <table:table-cell office:value-type="string" table:style-name="ce15">
            <text:p>北屯路471巷至松山街口</text:p>
          </table:table-cell>
          <table:table-cell office:value-type="string" table:style-name="ce16">
            <text:p>無</text:p>
          </table:table-cell>
          <table:table-cell office:value-type="float" office:value="68" table:style-name="ce16">
            <text:p>68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沈佑蓮議員</text:p>
          </table:table-cell>
          <table:table-cell office:value-type="string" table:style-name="ce15">
            <text:p>黑板樹移除5株</text:p>
          </table:table-cell>
          <table:table-cell office:value-type="string" table:style-name="ce15">
            <text:p>北屯區松竹路二段76巷</text:p>
          </table:table-cell>
          <table:table-cell office:value-type="string" table:style-name="ce16">
            <text:p>無</text:p>
          </table:table-cell>
          <table:table-cell office:value-type="float" office:value="68" table:style-name="ce16">
            <text:p>68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沈佑蓮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北屯區漢口路五段135號旁</text:p>
          </table:table-cell>
          <table:table-cell office:value-type="float" office:value="141" table:style-name="ce16">
            <text:p>141<text:s/></text:p>
          </table:table-cell>
          <table:table-cell office:value-type="float" office:value="141" table:style-name="ce16">
            <text:p>141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士昌議長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溪南路一段807巷</text:p>
          </table:table-cell>
          <table:table-cell office:value-type="float" office:value="520" table:style-name="ce16">
            <text:p>52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士昌議長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榮和路</text:p>
          </table:table-cell>
          <table:table-cell office:value-type="float" office:value="1050" table:style-name="ce16">
            <text:p>1,050<text:s/></text:p>
          </table:table-cell>
          <table:table-cell office:value-type="float" office:value="1020" table:style-name="ce16">
            <text:p>1,0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士昌議長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朝天宮前廣場</text:p>
          </table:table-cell>
          <table:table-cell office:value-type="float" office:value="1100" table:style-name="ce16">
            <text:p>1,100<text:s/></text:p>
          </table:table-cell>
          <table:table-cell office:value-type="float" office:value="855" table:style-name="ce16">
            <text:p>85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士昌議長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光明路157巷42弄</text:p>
          </table:table-cell>
          <table:table-cell office:value-type="float" office:value="250" table:style-name="ce16">
            <text:p>250<text:s/></text:p>
          </table:table-cell>
          <table:table-cell office:value-type="float" office:value="228" table:style-name="ce16">
            <text:p>22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士昌議長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烏日區光明路</text:p>
          </table:table-cell>
          <table:table-cell office:value-type="float" office:value="1750" table:style-name="ce16">
            <text:p>1,750<text:s/></text:p>
          </table:table-cell>
          <table:table-cell office:value-type="float" office:value="1500" table:style-name="ce16">
            <text:p>1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雅鉅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光明路(光明路20-4號~20-68號)</text:p>
          </table:table-cell>
          <table:table-cell office:value-type="float" office:value="2046" table:style-name="ce16">
            <text:p>2,046<text:s/></text:p>
          </table:table-cell>
          <table:table-cell office:value-type="float" office:value="2046" table:style-name="ce16">
            <text:p>2,04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仁美路45巷(10號至成功二路)</text:p>
          </table:table-cell>
          <table:table-cell office:value-type="float" office:value="650" table:style-name="ce16">
            <text:p>650<text:s/></text:p>
          </table:table-cell>
          <table:table-cell office:value-type="float" office:value="650" table:style-name="ce16">
            <text:p>6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樹王路(98號至180巷口)</text:p>
          </table:table-cell>
          <table:table-cell office:value-type="float" office:value="1100" table:style-name="ce16">
            <text:p>1,100<text:s/></text:p>
          </table:table-cell>
          <table:table-cell office:value-type="float" office:value="1100" table:style-name="ce16">
            <text:p>1,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勝街(大里二街至勝利二路)</text:p>
          </table:table-cell>
          <table:table-cell office:value-type="float" office:value="1030" table:style-name="ce16">
            <text:p>1,030<text:s/></text:p>
          </table:table-cell>
          <table:table-cell office:value-type="float" office:value="1030" table:style-name="ce16">
            <text:p>1,0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台積營造有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里區光明路(成功二路至仁愛路)</text:p>
          </table:table-cell>
          <table:table-cell office:value-type="float" office:value="300" table:style-name="ce16">
            <text:p>300<text:s/></text:p>
          </table:table-cell>
          <table:table-cell office:value-type="float" office:value="274" table:style-name="ce16">
            <text:p>27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霧峰區新埔路119巷</text:p>
          </table:table-cell>
          <table:table-cell office:value-type="float" office:value="330" table:style-name="ce16">
            <text:p>330<text:s/></text:p>
          </table:table-cell>
          <table:table-cell office:value-type="float" office:value="218" table:style-name="ce16">
            <text:p>21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霧峰區草湖路135巷1弄</text:p>
          </table:table-cell>
          <table:table-cell office:value-type="float" office:value="385" table:style-name="ce16">
            <text:p>385<text:s/></text:p>
          </table:table-cell>
          <table:table-cell office:value-type="float" office:value="262" table:style-name="ce16">
            <text:p>26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民生路158巷38號前</text:p>
          </table:table-cell>
          <table:table-cell office:value-type="float" office:value="7" table:style-name="ce16">
            <text:p>7<text:s/></text:p>
          </table:table-cell>
          <table:table-cell office:value-type="float" office:value="7" table:style-name="ce16">
            <text:p>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新埔路兩姓公廟旁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新埔路160巷及211巷6號</text:p>
          </table:table-cell>
          <table:table-cell office:value-type="float" office:value="20" table:style-name="ce16">
            <text:p>20<text:s/></text:p>
          </table:table-cell>
          <table:table-cell office:value-type="float" office:value="20" table:style-name="ce16">
            <text:p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霧工一路旁</text:p>
          </table:table-cell>
          <table:table-cell office:value-type="float" office:value="179" table:style-name="ce16">
            <text:p>179<text:s/></text:p>
          </table:table-cell>
          <table:table-cell office:value-type="float" office:value="179" table:style-name="ce16">
            <text:p>179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丁台路</text:p>
          </table:table-cell>
          <table:table-cell office:value-type="float" office:value="8" table:style-name="ce16">
            <text:p>8<text:s/></text:p>
          </table:table-cell>
          <table:table-cell office:value-type="float" office:value="8" table:style-name="ce16">
            <text:p>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健民路32號</text:p>
          </table:table-cell>
          <table:table-cell office:value-type="float" office:value="11" table:style-name="ce16">
            <text:p>11<text:s/></text:p>
          </table:table-cell>
          <table:table-cell office:value-type="float" office:value="11" table:style-name="ce16">
            <text:p>11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林碧秀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北岸路興中投東路口</text:p>
          </table:table-cell>
          <table:table-cell office:value-type="float" office:value="31" table:style-name="ce16">
            <text:p>31<text:s/></text:p>
          </table:table-cell>
          <table:table-cell office:value-type="float" office:value="31" table:style-name="ce16">
            <text:p>31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邱素貞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區 積善里 永和一街(仁義街至永東街)<text:s/></text:p>
          </table:table-cell>
          <table:table-cell office:value-type="float" office:value="546" table:style-name="ce16">
            <text:p>546<text:s/></text:p>
          </table:table-cell>
          <table:table-cell office:value-type="float" office:value="519" table:style-name="ce16">
            <text:p>51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邱素貞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福南街49巷</text:p>
          </table:table-cell>
          <table:table-cell office:value-type="float" office:value="420" table:style-name="ce16">
            <text:p>420<text:s/></text:p>
          </table:table-cell>
          <table:table-cell office:value-type="float" office:value="264" table:style-name="ce16">
            <text:p>26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邱素貞議員</text:p>
          </table:table-cell>
          <table:table-cell office:value-type="string" table:style-name="ce15">
            <text:p>興大園道增設阿勃勒賞花步道</text:p>
          </table:table-cell>
          <table:table-cell office:value-type="string" table:style-name="ce15">
            <text:p>南區興大園道</text:p>
          </table:table-cell>
          <table:table-cell office:value-type="float" office:value="1086" table:style-name="ce16">
            <text:p>1,086<text:s/></text:p>
          </table:table-cell>
          <table:table-cell office:value-type="float" office:value="1086" table:style-name="ce16">
            <text:p>1,08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邱素貞議員</text:p>
          </table:table-cell>
          <table:table-cell office:value-type="string" table:style-name="ce15">
            <text:p>景觀燈故障查修</text:p>
          </table:table-cell>
          <table:table-cell office:value-type="string" table:style-name="ce15">
            <text:p>東興里立德園道(立德街212號對面)</text:p>
          </table:table-cell>
          <table:table-cell office:value-type="string" table:style-name="ce16">
            <text:p>無</text:p>
          </table:table-cell>
          <table:table-cell office:value-type="float" office:value="4" table:style-name="ce16">
            <text:p>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邱素貞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南區五權南路747-1、747-3號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邱素貞議員、鄭功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信義南街(國光路-學府路)<text:s/></text:p>
          </table:table-cell>
          <table:table-cell office:value-type="float" office:value="1600" table:style-name="ce16">
            <text:p>1,600<text:s/></text:p>
          </table:table-cell>
          <table:table-cell office:value-type="float" office:value="1360" table:style-name="ce16">
            <text:p>1,3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段緯宇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霧峰區萊園路</text:p>
          </table:table-cell>
          <table:table-cell office:value-type="float" office:value="580" table:style-name="ce16">
            <text:p>580<text:s/></text:p>
          </table:table-cell>
          <table:table-cell office:value-type="float" office:value="496" table:style-name="ce16">
            <text:p>49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段緯宇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霧峰區中正路662巷</text:p>
          </table:table-cell>
          <table:table-cell office:value-type="float" office:value="560" table:style-name="ce16">
            <text:p>560<text:s/></text:p>
          </table:table-cell>
          <table:table-cell office:value-type="float" office:value="415" table:style-name="ce16">
            <text:p>41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段緯宇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霧峰區民生路417巷</text:p>
          </table:table-cell>
          <table:table-cell office:value-type="float" office:value="300" table:style-name="ce16">
            <text:p>300<text:s/></text:p>
          </table:table-cell>
          <table:table-cell office:value-type="float" office:value="198" table:style-name="ce16">
            <text:p>1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洪金福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和平區東崎路路平工程<text:s/></text:p>
          </table:table-cell>
          <table:table-cell office:value-type="float" office:value="2500" table:style-name="ce16">
            <text:p>2,500<text:s/></text:p>
          </table:table-cell>
          <table:table-cell office:value-type="float" office:value="2500" table:style-name="ce16">
            <text:p>2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記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洪金福議員</text:p>
          </table:table-cell>
          <table:table-cell office:value-type="string" table:style-name="ce15">
            <text:p>花台種植地被</text:p>
          </table:table-cell>
          <table:table-cell office:value-type="string" table:style-name="ce15">
            <text:p>和平區達觀里雪山坑橋中央分隔島花台</text:p>
          </table:table-cell>
          <table:table-cell office:value-type="float" office:value="38" table:style-name="ce16">
            <text:p>38<text:s/></text:p>
          </table:table-cell>
          <table:table-cell office:value-type="float" office:value="38" table:style-name="ce16">
            <text:p>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洪金福議員</text:p>
          </table:table-cell>
          <table:table-cell office:value-type="string" table:style-name="ce15">
            <text:p>種植喬木-櫻花</text:p>
          </table:table-cell>
          <table:table-cell office:value-type="string" table:style-name="ce15">
            <text:p>和平區達觀里雪山坑產業道路</text:p>
          </table:table-cell>
          <table:table-cell office:value-type="float" office:value="206" table:style-name="ce16">
            <text:p>206<text:s/></text:p>
          </table:table-cell>
          <table:table-cell office:value-type="float" office:value="206" table:style-name="ce16">
            <text:p>20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洪金福議員</text:p>
          </table:table-cell>
          <table:table-cell office:value-type="string" table:style-name="ce15">
            <text:p>方正切割</text:p>
          </table:table-cell>
          <table:table-cell office:value-type="string" table:style-name="ce15">
            <text:p>潭雅神等鄰近區域道路巡補工程</text:p>
          </table:table-cell>
          <table:table-cell office:value-type="float" office:value="1444" table:style-name="ce16">
            <text:p>1,444<text:s/></text:p>
          </table:table-cell>
          <table:table-cell office:value-type="float" office:value="1403" table:style-name="ce16">
            <text:p>1,40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威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洪金福議員</text:p>
          </table:table-cell>
          <table:table-cell office:value-type="string" table:style-name="ce15">
            <text:p>方正切割</text:p>
          </table:table-cell>
          <table:table-cell office:value-type="string" table:style-name="ce15">
            <text:p>新社區等鄰近區域道路巡補工程</text:p>
          </table:table-cell>
          <table:table-cell office:value-type="float" office:value="933" table:style-name="ce16">
            <text:p>933<text:s/></text:p>
          </table:table-cell>
          <table:table-cell office:value-type="float" office:value="933" table:style-name="ce16">
            <text:p>93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等鄰近區域道路巡補工程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洪金福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西屯區福雅路655之1號</text:p>
          </table:table-cell>
          <table:table-cell office:value-type="float" office:value="8" table:style-name="ce16">
            <text:p>8<text:s/></text:p>
          </table:table-cell>
          <table:table-cell office:value-type="float" office:value="8" table:style-name="ce16">
            <text:p>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范淞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區健行里西屯路(健行路至德化街)</text:p>
          </table:table-cell>
          <table:table-cell office:value-type="float" office:value="2600" table:style-name="ce16">
            <text:p>2,600<text:s/></text:p>
          </table:table-cell>
          <table:table-cell office:value-type="float" office:value="2012" table:style-name="ce16">
            <text:p>2,01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正祥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范淞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崇德路256巷(15號至健行路198巷)</text:p>
          </table:table-cell>
          <table:table-cell office:value-type="float" office:value="110" table:style-name="ce16">
            <text:p>110<text:s/></text:p>
          </table:table-cell>
          <table:table-cell office:value-type="float" office:value="80" table:style-name="ce16">
            <text:p>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豐洲里東洲路5巷</text:p>
          </table:table-cell>
          <table:table-cell office:value-type="float" office:value="193" table:style-name="ce16">
            <text:p>193<text:s/></text:p>
          </table:table-cell>
          <table:table-cell office:value-type="float" office:value="159" table:style-name="ce16">
            <text:p>15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版橋截角拓寬</text:p>
          </table:table-cell>
          <table:table-cell office:value-type="string" table:style-name="ce15">
            <text:p>神岡區社口里中山路360巷1弄巷口</text:p>
          </table:table-cell>
          <table:table-cell office:value-type="float" office:value="160" table:style-name="ce16">
            <text:p>160<text:s/></text:p>
          </table:table-cell>
          <table:table-cell office:value-type="float" office:value="135" table:style-name="ce16">
            <text:p>13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三村里三和路262巷2號~5號</text:p>
          </table:table-cell>
          <table:table-cell office:value-type="float" office:value="200" table:style-name="ce16">
            <text:p>200<text:s/></text:p>
          </table:table-cell>
          <table:table-cell office:value-type="float" office:value="154" table:style-name="ce16">
            <text:p>15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三村里三和路354巷97弄52-5號~60-3號</text:p>
          </table:table-cell>
          <table:table-cell office:value-type="float" office:value="942" table:style-name="ce16">
            <text:p>942<text:s/></text:p>
          </table:table-cell>
          <table:table-cell office:value-type="float" office:value="543" table:style-name="ce16">
            <text:p>54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增設防撞桿、溝蓋修復</text:p>
          </table:table-cell>
          <table:table-cell office:value-type="string" table:style-name="ce15">
            <text:p>豐原區鎌村里鎌村金豐新村</text:p>
          </table:table-cell>
          <table:table-cell office:value-type="float" office:value="180" table:style-name="ce16">
            <text:p>180<text:s/></text:p>
          </table:table-cell>
          <table:table-cell office:value-type="float" office:value="178" table:style-name="ce16">
            <text:p>17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田心里大光街3巷</text:p>
          </table:table-cell>
          <table:table-cell office:value-type="float" office:value="165" table:style-name="ce16">
            <text:p>165<text:s/></text:p>
          </table:table-cell>
          <table:table-cell office:value-type="float" office:value="154" table:style-name="ce16">
            <text:p>15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田心里大明路16巷</text:p>
          </table:table-cell>
          <table:table-cell office:value-type="float" office:value="165" table:style-name="ce16">
            <text:p>165<text:s/></text:p>
          </table:table-cell>
          <table:table-cell office:value-type="float" office:value="126" table:style-name="ce16">
            <text:p>12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豐田里田心路167號前</text:p>
          </table:table-cell>
          <table:table-cell office:value-type="float" office:value="175" table:style-name="ce16">
            <text:p>175<text:s/></text:p>
          </table:table-cell>
          <table:table-cell office:value-type="float" office:value="175" table:style-name="ce16">
            <text:p>17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豐田里田心路158號前</text:p>
          </table:table-cell>
          <table:table-cell office:value-type="float" office:value="180" table:style-name="ce16">
            <text:p>180<text:s/></text:p>
          </table:table-cell>
          <table:table-cell office:value-type="float" office:value="117" table:style-name="ce16">
            <text:p>11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豐田里田心路167號前</text:p>
          </table:table-cell>
          <table:table-cell office:value-type="float" office:value="70" table:style-name="ce16">
            <text:p>70<text:s/></text:p>
          </table:table-cell>
          <table:table-cell office:value-type="float" office:value="75" table:style-name="ce16">
            <text:p>7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增設防撞桿、溝蓋修復</text:p>
          </table:table-cell>
          <table:table-cell office:value-type="string" table:style-name="ce15">
            <text:p>豐原區鎌村里鎌村金豐新村</text:p>
          </table:table-cell>
          <table:table-cell office:value-type="float" office:value="80" table:style-name="ce16">
            <text:p>80<text:s/></text:p>
          </table:table-cell>
          <table:table-cell office:value-type="float" office:value="92" table:style-name="ce16">
            <text:p>9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田心里大光街3巷</text:p>
          </table:table-cell>
          <table:table-cell office:value-type="float" office:value="90" table:style-name="ce16">
            <text:p>90<text:s/></text:p>
          </table:table-cell>
          <table:table-cell office:value-type="float" office:value="82" table:style-name="ce16">
            <text:p>8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西湳里 東洲街(豐北街至葫蘆墩一街)</text:p>
          </table:table-cell>
          <table:table-cell office:value-type="float" office:value="840" table:style-name="ce16">
            <text:p>840<text:s/></text:p>
          </table:table-cell>
          <table:table-cell office:value-type="float" office:value="436" table:style-name="ce16">
            <text:p>43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西安里 西勢路114巷(西勢路~社興一街)</text:p>
          </table:table-cell>
          <table:table-cell office:value-type="float" office:value="560" table:style-name="ce16">
            <text:p>560<text:s/></text:p>
          </table:table-cell>
          <table:table-cell office:value-type="float" office:value="350" table:style-name="ce16">
            <text:p>3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豐原區 西湳里 三豐路799巷180巷旁</text:p>
          </table:table-cell>
          <table:table-cell office:value-type="float" office:value="250" table:style-name="ce16">
            <text:p>250<text:s/></text:p>
          </table:table-cell>
          <table:table-cell office:value-type="float" office:value="377" table:style-name="ce16">
            <text:p>37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社皮里 社皮路293巷(60號至125號)<text:s/></text:p>
          </table:table-cell>
          <table:table-cell office:value-type="float" office:value="960" table:style-name="ce16">
            <text:p>960<text:s/></text:p>
          </table:table-cell>
          <table:table-cell office:value-type="float" office:value="403" table:style-name="ce16">
            <text:p>40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路面改善、水溝加蓋</text:p>
          </table:table-cell>
          <table:table-cell office:value-type="string" table:style-name="ce15">
            <text:p>豐原區 西湳里 豐原大道七段162巷162弄</text:p>
          </table:table-cell>
          <table:table-cell office:value-type="float" office:value="320" table:style-name="ce16">
            <text:p>320<text:s/></text:p>
          </table:table-cell>
          <table:table-cell office:value-type="float" office:value="245" table:style-name="ce16">
            <text:p>2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太平區永安街</text:p>
          </table:table-cell>
          <table:table-cell office:value-type="float" office:value="840" table:style-name="ce16">
            <text:p>840<text:s/></text:p>
          </table:table-cell>
          <table:table-cell office:value-type="float" office:value="840" table:style-name="ce16">
            <text:p>8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太平區長億十街</text:p>
          </table:table-cell>
          <table:table-cell office:value-type="float" office:value="1650" table:style-name="ce16">
            <text:p>1,650<text:s/></text:p>
          </table:table-cell>
          <table:table-cell office:value-type="float" office:value="1650" table:style-name="ce16">
            <text:p>1,6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永成北路66巷30弄</text:p>
          </table:table-cell>
          <table:table-cell office:value-type="float" office:value="1930" table:style-name="ce16">
            <text:p>1,930<text:s/></text:p>
          </table:table-cell>
          <table:table-cell office:value-type="float" office:value="1930" table:style-name="ce16">
            <text:p>1,9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仁和街</text:p>
          </table:table-cell>
          <table:table-cell office:value-type="float" office:value="1980" table:style-name="ce16">
            <text:p>1,980<text:s/></text:p>
          </table:table-cell>
          <table:table-cell office:value-type="float" office:value="1980" table:style-name="ce16">
            <text:p>1,9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山田路155號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長青巷定寮枝28.30</text:p>
          </table:table-cell>
          <table:table-cell office:value-type="float" office:value="17" table:style-name="ce16">
            <text:p>17<text:s/></text:p>
          </table:table-cell>
          <table:table-cell office:value-type="float" office:value="17" table:style-name="ce16">
            <text:p>1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長龍路二段336巷13號</text:p>
          </table:table-cell>
          <table:table-cell office:value-type="float" office:value="13" table:style-name="ce16">
            <text:p>13<text:s/></text:p>
          </table:table-cell>
          <table:table-cell office:value-type="float" office:value="13" table:style-name="ce16">
            <text:p>13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長龍路四段242號</text:p>
          </table:table-cell>
          <table:table-cell office:value-type="float" office:value="32" table:style-name="ce16">
            <text:p>32<text:s/></text:p>
          </table:table-cell>
          <table:table-cell office:value-type="float" office:value="32" table:style-name="ce16">
            <text:p>32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正光街188巷(G6533BD35)</text:p>
          </table:table-cell>
          <table:table-cell office:value-type="float" office:value="9" table:style-name="ce16">
            <text:p>9<text:s/></text:p>
          </table:table-cell>
          <table:table-cell office:value-type="float" office:value="9" table:style-name="ce16">
            <text:p>9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子區 福仁里 新興路一段229巷及22弄</text:p>
          </table:table-cell>
          <table:table-cell office:value-type="float" office:value="500" table:style-name="ce16">
            <text:p>500<text:s/></text:p>
          </table:table-cell>
          <table:table-cell office:value-type="float" office:value="294" table:style-name="ce16">
            <text:p>29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施作截角</text:p>
          </table:table-cell>
          <table:table-cell office:value-type="string" table:style-name="ce15">
            <text:p>大雅區員林里大林路與大林路291、292巷交叉口</text:p>
          </table:table-cell>
          <table:table-cell office:value-type="float" office:value="250" table:style-name="ce16">
            <text:p>250<text:s/></text:p>
          </table:table-cell>
          <table:table-cell office:value-type="float" office:value="110" table:style-name="ce16">
            <text:p>1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側溝</text:p>
          </table:table-cell>
          <table:table-cell office:value-type="string" table:style-name="ce15">
            <text:p>大雅區 二和里 學府路179巷34號旁</text:p>
          </table:table-cell>
          <table:table-cell office:value-type="float" office:value="150" table:style-name="ce16">
            <text:p>150<text:s/></text:p>
          </table:table-cell>
          <table:table-cell office:value-type="float" office:value="126" table:style-name="ce16">
            <text:p>12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排水溝加蓋</text:p>
          </table:table-cell>
          <table:table-cell office:value-type="string" table:style-name="ce15">
            <text:p>大雅區員林里神林路一段540巷與神林路交叉口</text:p>
          </table:table-cell>
          <table:table-cell office:value-type="float" office:value="99" table:style-name="ce16">
            <text:p>99<text:s/></text:p>
          </table:table-cell>
          <table:table-cell office:value-type="float" office:value="99" table:style-name="ce16">
            <text:p>9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排水溝加蓋</text:p>
          </table:table-cell>
          <table:table-cell office:value-type="string" table:style-name="ce15">
            <text:p>大雅區員林里大林路65巷</text:p>
          </table:table-cell>
          <table:table-cell office:value-type="float" office:value="60" table:style-name="ce16">
            <text:p>60<text:s/></text:p>
          </table:table-cell>
          <table:table-cell office:value-type="float" office:value="58" table:style-name="ce16">
            <text:p>5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護欄、水溝蓋施作</text:p>
          </table:table-cell>
          <table:table-cell office:value-type="string" table:style-name="ce15">
            <text:p>大雅區 六寶里 光復路15-2(六寶國小)</text:p>
          </table:table-cell>
          <table:table-cell office:value-type="float" office:value="1200" table:style-name="ce16">
            <text:p>1,200<text:s/></text:p>
          </table:table-cell>
          <table:table-cell office:value-type="float" office:value="990" table:style-name="ce16">
            <text:p>9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體健設施</text:p>
          </table:table-cell>
          <table:table-cell office:value-type="string" table:style-name="ce15">
            <text:p>大雅區忠義里汝鎏公園</text:p>
          </table:table-cell>
          <table:table-cell office:value-type="float" office:value="106" table:style-name="ce16">
            <text:p>106<text:s/></text:p>
          </table:table-cell>
          <table:table-cell office:value-type="float" office:value="102" table:style-name="ce16">
            <text:p>10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9">
          <table:table-cell office:value-type="string" table:style-name="ce14">
            <text:p>張立傑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大雅區忠義里月祥路103號至月祥路111號既有預鑄式水泥水溝蓋更換鍍鋅格柵板</text:p>
          </table:table-cell>
          <table:table-cell office:value-type="float" office:value="55" table:style-name="ce16">
            <text:p>55<text:s/></text:p>
          </table:table-cell>
          <table:table-cell office:value-type="float" office:value="67" table:style-name="ce16">
            <text:p>6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大雅區員林里神林路一段540巷與神林路交叉口</text:p>
          </table:table-cell>
          <table:table-cell office:value-type="float" office:value="99" table:style-name="ce16">
            <text:p>99<text:s/></text:p>
          </table:table-cell>
          <table:table-cell office:value-type="float" office:value="100" table:style-name="ce16">
            <text:p>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子區栗林里祥和路172巷36號前</text:p>
          </table:table-cell>
          <table:table-cell office:value-type="float" office:value="93" table:style-name="ce16">
            <text:p>93<text:s/></text:p>
          </table:table-cell>
          <table:table-cell office:value-type="float" office:value="92" table:style-name="ce16">
            <text:p>9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排水溝</text:p>
          </table:table-cell>
          <table:table-cell office:value-type="string" table:style-name="ce15">
            <text:p>大雅區 二和里 學府路179巷34號旁</text:p>
          </table:table-cell>
          <table:table-cell office:value-type="float" office:value="150" table:style-name="ce16">
            <text:p>150<text:s/></text:p>
          </table:table-cell>
          <table:table-cell office:value-type="float" office:value="162" table:style-name="ce16">
            <text:p>16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六寶里和平路(和平新路-新舊AC交接處)</text:p>
          </table:table-cell>
          <table:table-cell office:value-type="float" office:value="3000" table:style-name="ce16">
            <text:p>3,000<text:s/></text:p>
          </table:table-cell>
          <table:table-cell office:value-type="float" office:value="2343" table:style-name="ce16">
            <text:p>2,34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護欄</text:p>
          </table:table-cell>
          <table:table-cell office:value-type="string" table:style-name="ce15">
            <text:p>大雅區 員林里 神林路一段268巷76號</text:p>
          </table:table-cell>
          <table:table-cell office:value-type="float" office:value="150" table:style-name="ce16">
            <text:p>150<text:s/></text:p>
          </table:table-cell>
          <table:table-cell office:value-type="float" office:value="193" table:style-name="ce16">
            <text:p>19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宏年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屯區何安里臺灣大道二段960號</text:p>
          </table:table-cell>
          <table:table-cell office:value-type="float" office:value="350" table:style-name="ce16">
            <text:p>350<text:s/></text:p>
          </table:table-cell>
          <table:table-cell office:value-type="float" office:value="246" table:style-name="ce16">
            <text:p>24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宏年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區公德里精成16街</text:p>
          </table:table-cell>
          <table:table-cell office:value-type="float" office:value="750" table:style-name="ce16">
            <text:p>750<text:s/></text:p>
          </table:table-cell>
          <table:table-cell office:value-type="float" office:value="622" table:style-name="ce16">
            <text:p>62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宏年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<text:s/>大明街(民生路至四維街)<text:s/></text:p>
          </table:table-cell>
          <table:table-cell office:value-type="float" office:value="550" table:style-name="ce16">
            <text:p>550<text:s/></text:p>
          </table:table-cell>
          <table:table-cell office:value-type="float" office:value="460" table:style-name="ce16">
            <text:p>4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宏年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<text:s/>繼光街8巷</text:p>
          </table:table-cell>
          <table:table-cell office:value-type="float" office:value="360" table:style-name="ce16">
            <text:p>360<text:s/></text:p>
          </table:table-cell>
          <table:table-cell office:value-type="float" office:value="284" table:style-name="ce16">
            <text:p>28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宏年議員</text:p>
          </table:table-cell>
          <table:table-cell office:value-type="string" table:style-name="ce15">
            <text:p>木棧道拆除</text:p>
          </table:table-cell>
          <table:table-cell office:value-type="string" table:style-name="ce15">
            <text:p>梅川園道</text:p>
          </table:table-cell>
          <table:table-cell office:value-type="float" office:value="197" table:style-name="ce16">
            <text:p>197<text:s/></text:p>
          </table:table-cell>
          <table:table-cell office:value-type="float" office:value="197" table:style-name="ce16">
            <text:p>197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宏年議員、江肇國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公正路(公益路155巷街至英才路)</text:p>
          </table:table-cell>
          <table:table-cell office:value-type="float" office:value="490" table:style-name="ce16">
            <text:p>490<text:s/></text:p>
          </table:table-cell>
          <table:table-cell office:value-type="float" office:value="311" table:style-name="ce16">
            <text:p>31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芬郁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美村街146巷43弄及63弄</text:p>
          </table:table-cell>
          <table:table-cell office:value-type="float" office:value="550" table:style-name="ce16">
            <text:p>550<text:s/></text:p>
          </table:table-cell>
          <table:table-cell office:value-type="float" office:value="550" table:style-name="ce16">
            <text:p>5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芬郁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草堤路158巷13弄(22號至草堤路158巷(含巷口))</text:p>
          </table:table-cell>
          <table:table-cell office:value-type="float" office:value="840" table:style-name="ce16">
            <text:p>840<text:s/></text:p>
          </table:table-cell>
          <table:table-cell office:value-type="float" office:value="840" table:style-name="ce16">
            <text:p>8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芬郁議員</text:p>
          </table:table-cell>
          <table:table-cell office:value-type="string" table:style-name="ce15">
            <text:p>防落石網</text:p>
          </table:table-cell>
          <table:table-cell office:value-type="string" table:style-name="ce15">
            <text:p>健行路(健行路1巷交叉口附近)</text:p>
          </table:table-cell>
          <table:table-cell office:value-type="float" office:value="600" table:style-name="ce16">
            <text:p>600<text:s/></text:p>
          </table:table-cell>
          <table:table-cell office:value-type="float" office:value="600" table:style-name="ce16">
            <text:p>6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芬郁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塗城路368巷(含45弄、46弄)</text:p>
          </table:table-cell>
          <table:table-cell office:value-type="float" office:value="320" table:style-name="ce16">
            <text:p>320<text:s/></text:p>
          </table:table-cell>
          <table:table-cell office:value-type="float" office:value="320" table:style-name="ce16">
            <text:p>3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芬郁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樹王路343巷</text:p>
          </table:table-cell>
          <table:table-cell office:value-type="float" office:value="165" table:style-name="ce16">
            <text:p>165<text:s/></text:p>
          </table:table-cell>
          <table:table-cell office:value-type="float" office:value="165" table:style-name="ce16">
            <text:p>16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沙鹿區光榮街(中山路至福安街)</text:p>
          </table:table-cell>
          <table:table-cell office:value-type="float" office:value="532" table:style-name="ce16">
            <text:p>532<text:s/></text:p>
          </table:table-cell>
          <table:table-cell office:value-type="float" office:value="532" table:style-name="ce16">
            <text:p>53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清水區鎮新二街(鎮新街~鎮新五街)</text:p>
          </table:table-cell>
          <table:table-cell office:value-type="float" office:value="870" table:style-name="ce16">
            <text:p>870<text:s/></text:p>
          </table:table-cell>
          <table:table-cell office:value-type="float" office:value="870" table:style-name="ce16">
            <text:p>8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護欄高度加高</text:p>
          </table:table-cell>
          <table:table-cell office:value-type="string" table:style-name="ce15">
            <text:p>清水區鰲峰山公園旁通往吳厝里道路</text:p>
          </table:table-cell>
          <table:table-cell office:value-type="float" office:value="2280" table:style-name="ce16">
            <text:p>2,280<text:s/></text:p>
          </table:table-cell>
          <table:table-cell office:value-type="float" office:value="2280" table:style-name="ce16">
            <text:p>2,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版橋改建</text:p>
            <text:p>路面拓寬</text:p>
            <text:p>水利護岸重作</text:p>
          </table:table-cell>
          <table:table-cell office:value-type="string" table:style-name="ce15">
            <text:p>沙鹿區臺灣大道七段529巷</text:p>
          </table:table-cell>
          <table:table-cell office:value-type="float" office:value="2500" table:style-name="ce16">
            <text:p>2,500<text:s/></text:p>
          </table:table-cell>
          <table:table-cell office:value-type="float" office:value="2500" table:style-name="ce16">
            <text:p>2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清水區五權東路27巷、五權東路17巷3弄、8弄</text:p>
          </table:table-cell>
          <table:table-cell office:value-type="float" office:value="450" table:style-name="ce16">
            <text:p>450<text:s/></text:p>
          </table:table-cell>
          <table:table-cell office:value-type="float" office:value="450" table:style-name="ce16">
            <text:p>4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道路高程提昇、擋土牆、護欄</text:p>
          </table:table-cell>
          <table:table-cell office:value-type="string" table:style-name="ce15">
            <text:p>梧棲區中華路二段201巷5弄</text:p>
          </table:table-cell>
          <table:table-cell office:value-type="float" office:value="1300" table:style-name="ce16">
            <text:p>1,300<text:s/></text:p>
          </table:table-cell>
          <table:table-cell office:value-type="float" office:value="1300" table:style-name="ce16">
            <text:p>1,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道路改善</text:p>
          </table:table-cell>
          <table:table-cell office:value-type="string" table:style-name="ce15">
            <text:p>清水區鰲峰山公園旁通往吳厝里道路</text:p>
          </table:table-cell>
          <table:table-cell office:value-type="float" office:value="25000" table:style-name="ce16">
            <text:p>25,000<text:s/></text:p>
          </table:table-cell>
          <table:table-cell office:value-type="float" office:value="25000" table:style-name="ce16">
            <text:p>25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保舜營造有限公司</text:p>
          </table:table-cell>
          <table:table-cell table:number-columns-repeated="16375"/>
        </table:table-row>
        <table:table-row table:style-name="ro10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子區 大豐里 潭富路二段211巷(潭富路二段~潭富路二段211巷)</text:p>
          </table:table-cell>
          <table:table-cell office:value-type="float" office:value="650" table:style-name="ce16">
            <text:p>650<text:s/></text:p>
          </table:table-cell>
          <table:table-cell office:value-type="float" office:value="508" table:style-name="ce16">
            <text:p>50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截角、紐澤西護欄施作</text:p>
          </table:table-cell>
          <table:table-cell office:value-type="string" table:style-name="ce15">
            <text:p>大雅區六寶里和平新路(陽明大排旁)</text:p>
          </table:table-cell>
          <table:table-cell office:value-type="float" office:value="99" table:style-name="ce16">
            <text:p>99<text:s/></text:p>
          </table:table-cell>
          <table:table-cell office:value-type="float" office:value="100" table:style-name="ce16">
            <text:p>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截角改善、新設不銹鋼欄杆</text:p>
          </table:table-cell>
          <table:table-cell office:value-type="string" table:style-name="ce15">
            <text:p>大雅區四德里中山十二路與中山八路交叉口</text:p>
          </table:table-cell>
          <table:table-cell office:value-type="float" office:value="28" table:style-name="ce16">
            <text:p>28<text:s/></text:p>
          </table:table-cell>
          <table:table-cell office:value-type="float" office:value="43" table:style-name="ce16">
            <text:p>4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庄後里中車路及大圳路交叉口</text:p>
          </table:table-cell>
          <table:table-cell office:value-type="float" office:value="95" table:style-name="ce16">
            <text:p>95<text:s/></text:p>
          </table:table-cell>
          <table:table-cell office:value-type="float" office:value="90" table:style-name="ce16">
            <text:p>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三角里大豐路四段151號前</text:p>
          </table:table-cell>
          <table:table-cell office:value-type="float" office:value="93" table:style-name="ce16">
            <text:p>93<text:s/></text:p>
          </table:table-cell>
          <table:table-cell office:value-type="float" office:value="99" table:style-name="ce16">
            <text:p>9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大社里大漢街31巷16弄(大漢街105巷-大漢街31巷)</text:p>
          </table:table-cell>
          <table:table-cell office:value-type="float" office:value="400" table:style-name="ce16">
            <text:p>400<text:s/></text:p>
          </table:table-cell>
          <table:table-cell office:value-type="float" office:value="347" table:style-name="ce16">
            <text:p>34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 大社里 大漢街1巷(大漢街105巷交叉口至大漢街1巷33號)<text:s/></text:p>
          </table:table-cell>
          <table:table-cell office:value-type="float" office:value="430" table:style-name="ce16">
            <text:p>430<text:s/></text:p>
          </table:table-cell>
          <table:table-cell office:value-type="float" office:value="345" table:style-name="ce16">
            <text:p>3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11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 岸裡里 岸裡一街(大豐路五段交叉口至大富路交叉口)<text:s/></text:p>
          </table:table-cell>
          <table:table-cell office:value-type="float" office:value="1250" table:style-name="ce16">
            <text:p>1,250<text:s/></text:p>
          </table:table-cell>
          <table:table-cell office:value-type="float" office:value="859" table:style-name="ce16">
            <text:p>85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三角里三和路195號前</text:p>
          </table:table-cell>
          <table:table-cell office:value-type="float" office:value="95" table:style-name="ce16">
            <text:p>95<text:s/></text:p>
          </table:table-cell>
          <table:table-cell office:value-type="float" office:value="98" table:style-name="ce16">
            <text:p>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北庄里中山路1010巷2之2號前</text:p>
          </table:table-cell>
          <table:table-cell office:value-type="float" office:value="96" table:style-name="ce16">
            <text:p>96<text:s/></text:p>
          </table:table-cell>
          <table:table-cell office:value-type="float" office:value="99" table:style-name="ce16">
            <text:p>9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山皮里光復路2號前</text:p>
          </table:table-cell>
          <table:table-cell office:value-type="float" office:value="100" table:style-name="ce16">
            <text:p>100<text:s/></text:p>
          </table:table-cell>
          <table:table-cell office:value-type="float" office:value="100" table:style-name="ce16">
            <text:p>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山皮里光復路36號前</text:p>
          </table:table-cell>
          <table:table-cell office:value-type="float" office:value="99" table:style-name="ce16">
            <text:p>99<text:s/></text:p>
          </table:table-cell>
          <table:table-cell office:value-type="float" office:value="98" table:style-name="ce16">
            <text:p>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樹木移植、補植</text:p>
          </table:table-cell>
          <table:table-cell office:value-type="string" table:style-name="ce15">
            <text:p>豐原區 東陽里 豪傑一街28號</text:p>
          </table:table-cell>
          <table:table-cell office:value-type="float" office:value="466" table:style-name="ce16">
            <text:p>466<text:s/></text:p>
          </table:table-cell>
          <table:table-cell office:value-type="float" office:value="468" table:style-name="ce16">
            <text:p>4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/text:p>
          </table:table-cell>
          <table:table-cell table:number-columns-repeated="16375"/>
        </table:table-row>
        <table:table-row table:style-name="ro12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 山皮里 光復路516巷(光復路516巷6號至新舊交接面)</text:p>
          </table:table-cell>
          <table:table-cell office:value-type="float" office:value="600" table:style-name="ce16">
            <text:p>600<text:s/></text:p>
          </table:table-cell>
          <table:table-cell office:value-type="float" office:value="398" table:style-name="ce16">
            <text:p>3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13">
          <table:table-cell office:value-type="string" table:style-name="ce14">
            <text:p>張雅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神岡區 社口里 文化街(民權一街52號至中山路614巷31號)<text:s/></text:p>
          </table:table-cell>
          <table:table-cell office:value-type="float" office:value="700" table:style-name="ce16">
            <text:p>700<text:s/></text:p>
          </table:table-cell>
          <table:table-cell office:value-type="float" office:value="516" table:style-name="ce16">
            <text:p>51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路面截角銜接、紐澤西護欄</text:p>
          </table:table-cell>
          <table:table-cell office:value-type="string" table:style-name="ce15">
            <text:p>大雅區六寶里和平新路(陽明大排旁)</text:p>
          </table:table-cell>
          <table:table-cell office:value-type="float" office:value="99" table:style-name="ce16">
            <text:p>99<text:s/></text:p>
          </table:table-cell>
          <table:table-cell office:value-type="float" office:value="100" table:style-name="ce16">
            <text:p>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滄沂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福興街(32號至大里路)</text:p>
          </table:table-cell>
          <table:table-cell office:value-type="float" office:value="280" table:style-name="ce16">
            <text:p>280<text:s/></text:p>
          </table:table-cell>
          <table:table-cell office:value-type="float" office:value="280" table:style-name="ce16">
            <text:p>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滄沂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爽文路(東榮路至東明路)</text:p>
          </table:table-cell>
          <table:table-cell office:value-type="float" office:value="2970" table:style-name="ce16">
            <text:p>2,970<text:s/></text:p>
          </table:table-cell>
          <table:table-cell office:value-type="float" office:value="2970" table:style-name="ce16">
            <text:p>2,9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台積營造有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滄沂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里區立仁路167巷(全巷)</text:p>
          </table:table-cell>
          <table:table-cell office:value-type="float" office:value="250" table:style-name="ce16">
            <text:p>250<text:s/></text:p>
          </table:table-cell>
          <table:table-cell office:value-type="float" office:value="138" table:style-name="ce16">
            <text:p>1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滄沂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里區爽文路538巷(爽文路至樹王路25巷)</text:p>
          </table:table-cell>
          <table:table-cell office:value-type="float" office:value="400" table:style-name="ce16">
            <text:p>400<text:s/></text:p>
          </table:table-cell>
          <table:table-cell office:value-type="float" office:value="221" table:style-name="ce16">
            <text:p>22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大里路433巷</text:p>
          </table:table-cell>
          <table:table-cell office:value-type="float" office:value="18" table:style-name="ce16">
            <text:p>18<text:s/></text:p>
          </table:table-cell>
          <table:table-cell office:value-type="float" office:value="18" table:style-name="ce16">
            <text:p>1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夏元路5-2號旁</text:p>
          </table:table-cell>
          <table:table-cell office:value-type="float" office:value="7" table:style-name="ce16">
            <text:p>7<text:s/></text:p>
          </table:table-cell>
          <table:table-cell office:value-type="float" office:value="7" table:style-name="ce16">
            <text:p>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健民路56號及活動中心旁</text:p>
          </table:table-cell>
          <table:table-cell office:value-type="float" office:value="14" table:style-name="ce16">
            <text:p>14<text:s/></text:p>
          </table:table-cell>
          <table:table-cell office:value-type="float" office:value="14" table:style-name="ce16">
            <text:p>14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健民路山腳巷營區旁</text:p>
          </table:table-cell>
          <table:table-cell office:value-type="float" office:value="12" table:style-name="ce16">
            <text:p>12<text:s/></text:p>
          </table:table-cell>
          <table:table-cell office:value-type="float" office:value="12" table:style-name="ce16">
            <text:p>12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樹王橋旁道路</text:p>
          </table:table-cell>
          <table:table-cell office:value-type="float" office:value="37" table:style-name="ce16">
            <text:p>37<text:s/></text:p>
          </table:table-cell>
          <table:table-cell office:value-type="float" office:value="37" table:style-name="ce16">
            <text:p>3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永隆一街130號旁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國中路G5730DC44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樹王路與東興路口</text:p>
          </table:table-cell>
          <table:table-cell office:value-type="float" office:value="17" table:style-name="ce16">
            <text:p>17<text:s/></text:p>
          </table:table-cell>
          <table:table-cell office:value-type="float" office:value="17" table:style-name="ce16">
            <text:p>1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廖乃綸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屯區協和里 工業三十八路(33號至89號)</text:p>
          </table:table-cell>
          <table:table-cell office:value-type="float" office:value="660" table:style-name="ce16">
            <text:p>660<text:s/></text:p>
          </table:table-cell>
          <table:table-cell office:value-type="float" office:value="740" table:style-name="ce16">
            <text:p>7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日宏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廖乃綸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西屯區何安里青海路二段(洛陽路至青海路二段49巷)</text:p>
          </table:table-cell>
          <table:table-cell office:value-type="float" office:value="600" table:style-name="ce16">
            <text:p>600<text:s/></text:p>
          </table:table-cell>
          <table:table-cell office:value-type="float" office:value="469" table:style-name="ce16">
            <text:p>46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廖乃綸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屯路二段英林巷</text:p>
          </table:table-cell>
          <table:table-cell office:value-type="float" office:value="94" table:style-name="ce16">
            <text:p>94<text:s/></text:p>
          </table:table-cell>
          <table:table-cell office:value-type="float" office:value="84" table:style-name="ce16">
            <text:p>8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廖乃綸議員</text:p>
          </table:table-cell>
          <table:table-cell office:value-type="string" table:style-name="ce15">
            <text:p>水溝面修復</text:p>
          </table:table-cell>
          <table:table-cell office:value-type="string" table:style-name="ce15">
            <text:p>永昌二街78號</text:p>
          </table:table-cell>
          <table:table-cell office:value-type="float" office:value="4" table:style-name="ce16">
            <text:p>4<text:s/></text:p>
          </table:table-cell>
          <table:table-cell office:value-type="float" office:value="3" table:style-name="ce16">
            <text:p>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擋土牆</text:p>
          </table:table-cell>
          <table:table-cell office:value-type="string" table:style-name="ce15">
            <text:p>豐原區南嵩里中正公園往公老坪上</text:p>
          </table:table-cell>
          <table:table-cell office:value-type="float" office:value="150" table:style-name="ce16">
            <text:p>150<text:s/></text:p>
          </table:table-cell>
          <table:table-cell office:value-type="float" office:value="150" table:style-name="ce16">
            <text:p>1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掏空</text:p>
          </table:table-cell>
          <table:table-cell office:value-type="string" table:style-name="ce15">
            <text:p>豐原區南嵩里中正公園往公老坪上掏空</text:p>
          </table:table-cell>
          <table:table-cell office:value-type="float" office:value="72" table:style-name="ce16">
            <text:p>72<text:s/></text:p>
          </table:table-cell>
          <table:table-cell office:value-type="float" office:value="38" table:style-name="ce16">
            <text:p>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豐田里豐南街240巷339弄</text:p>
          </table:table-cell>
          <table:table-cell office:value-type="float" office:value="98" table:style-name="ce16">
            <text:p>98<text:s/></text:p>
          </table:table-cell>
          <table:table-cell office:value-type="float" office:value="98" table:style-name="ce16">
            <text:p>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公園新設園燈</text:p>
          </table:table-cell>
          <table:table-cell office:value-type="string" table:style-name="ce15">
            <text:p>豐原區南村里三陽公園</text:p>
          </table:table-cell>
          <table:table-cell office:value-type="float" office:value="34" table:style-name="ce16">
            <text:p>34<text:s/></text:p>
          </table:table-cell>
          <table:table-cell office:value-type="float" office:value="34" table:style-name="ce16">
            <text:p>3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豐原區朴子里國豐路三段145巷</text:p>
          </table:table-cell>
          <table:table-cell office:value-type="float" office:value="500" table:style-name="ce16">
            <text:p>500<text:s/></text:p>
          </table:table-cell>
          <table:table-cell office:value-type="float" office:value="500" table:style-name="ce16">
            <text:p>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PC鋪面</text:p>
          </table:table-cell>
          <table:table-cell office:value-type="string" table:style-name="ce15">
            <text:p>豐原區 豐原大道一段(中山路)天橋下</text:p>
          </table:table-cell>
          <table:table-cell office:value-type="float" office:value="1600" table:style-name="ce16">
            <text:p>1,600<text:s/></text:p>
          </table:table-cell>
          <table:table-cell office:value-type="float" office:value="1500" table:style-name="ce16">
            <text:p>1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張瀞分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豐原區田心里圓環東路82巷(自圓環東路起至育英路100巷口迄)</text:p>
          </table:table-cell>
          <table:table-cell office:value-type="float" office:value="450" table:style-name="ce16">
            <text:p>450<text:s/></text:p>
          </table:table-cell>
          <table:table-cell office:value-type="float" office:value="493" table:style-name="ce16">
            <text:p>49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豐田里豐南街240巷339弄</text:p>
          </table:table-cell>
          <table:table-cell office:value-type="float" office:value="97" table:style-name="ce16">
            <text:p>97<text:s/></text:p>
          </table:table-cell>
          <table:table-cell office:value-type="float" office:value="98" table:style-name="ce16">
            <text:p>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樑柱替換</text:p>
          </table:table-cell>
          <table:table-cell office:value-type="string" table:style-name="ce15">
            <text:p>豐原區北陽里豐東公園(豐原監理站旁)</text:p>
          </table:table-cell>
          <table:table-cell office:value-type="float" office:value="99" table:style-name="ce16">
            <text:p>99<text:s/></text:p>
          </table:table-cell>
          <table:table-cell office:value-type="float" office:value="99" table:style-name="ce16">
            <text:p>9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水溝加蓋及新設</text:p>
          </table:table-cell>
          <table:table-cell office:value-type="string" table:style-name="ce15">
            <text:p>豐原區 朴子里 朴子街222號前</text:p>
          </table:table-cell>
          <table:table-cell office:value-type="float" office:value="420" table:style-name="ce16">
            <text:p>420<text:s/></text:p>
          </table:table-cell>
          <table:table-cell office:value-type="float" office:value="456" table:style-name="ce16">
            <text:p>45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東陽里 東陽路福德巷7弄(土地公廟至7弄6-9號)<text:s/></text:p>
          </table:table-cell>
          <table:table-cell office:value-type="float" office:value="360" table:style-name="ce16">
            <text:p>360<text:s/></text:p>
          </table:table-cell>
          <table:table-cell office:value-type="float" office:value="273" table:style-name="ce16">
            <text:p>27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豐西里 忠孝路79巷(中山路至忠孝街)<text:s/></text:p>
          </table:table-cell>
          <table:table-cell office:value-type="float" office:value="750" table:style-name="ce16">
            <text:p>750<text:s/></text:p>
          </table:table-cell>
          <table:table-cell office:value-type="float" office:value="369" table:style-name="ce16">
            <text:p>36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南陽里 豐原大道三段343巷(一弄至42號)</text:p>
          </table:table-cell>
          <table:table-cell office:value-type="float" office:value="230" table:style-name="ce16">
            <text:p>230<text:s/></text:p>
          </table:table-cell>
          <table:table-cell office:value-type="float" office:value="175" table:style-name="ce16">
            <text:p>17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南陽里 南陽路123巷(2號至123號)<text:s/></text:p>
          </table:table-cell>
          <table:table-cell office:value-type="float" office:value="900" table:style-name="ce16">
            <text:p>900<text:s/></text:p>
          </table:table-cell>
          <table:table-cell office:value-type="float" office:value="716" table:style-name="ce16">
            <text:p>71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耀中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 大同里 東興路二段(向上南路至大墩四街)<text:s/></text:p>
          </table:table-cell>
          <table:table-cell office:value-type="float" office:value="3060" table:style-name="ce16">
            <text:p>3,060<text:s/></text:p>
          </table:table-cell>
          <table:table-cell office:value-type="float" office:value="3069" table:style-name="ce16">
            <text:p>3,06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耀中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三厝黎明東街201號</text:p>
          </table:table-cell>
          <table:table-cell office:value-type="float" office:value="95" table:style-name="ce16">
            <text:p>95<text:s/></text:p>
          </table:table-cell>
          <table:table-cell office:value-type="float" office:value="95" table:style-name="ce16">
            <text:p>9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耀中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黎明路一段497巷</text:p>
          </table:table-cell>
          <table:table-cell office:value-type="float" office:value="720" table:style-name="ce16">
            <text:p>720<text:s/></text:p>
          </table:table-cell>
          <table:table-cell office:value-type="float" office:value="668" table:style-name="ce16">
            <text:p>6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世凱議員</text:p>
          </table:table-cell>
          <table:table-cell office:value-type="string" table:style-name="ce15">
            <text:p>排水溝改建</text:p>
          </table:table-cell>
          <table:table-cell office:value-type="string" table:style-name="ce15">
            <text:p>大肚區自由路</text:p>
          </table:table-cell>
          <table:table-cell office:value-type="float" office:value="1200" table:style-name="ce16">
            <text:p>1,200<text:s/></text:p>
          </table:table-cell>
          <table:table-cell office:value-type="float" office:value="1448" table:style-name="ce16">
            <text:p>1,44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世凱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龍井區龍海國小周邊道路拓寬工程</text:p>
          </table:table-cell>
          <table:table-cell office:value-type="float" office:value="5000" table:style-name="ce16">
            <text:p>5,000<text:s/></text:p>
          </table:table-cell>
          <table:table-cell office:value-type="float" office:value="5000" table:style-name="ce16">
            <text:p>5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L溝修復、埋設涵管</text:p>
          </table:table-cell>
          <table:table-cell office:value-type="string" table:style-name="ce15">
            <text:p>后里區墩東里三豐路上營前橋旁</text:p>
          </table:table-cell>
          <table:table-cell office:value-type="float" office:value="118" table:style-name="ce16">
            <text:p>118<text:s/></text:p>
          </table:table-cell>
          <table:table-cell office:value-type="float" office:value="110" table:style-name="ce16">
            <text:p>1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喬木傾斜扶正</text:p>
          </table:table-cell>
          <table:table-cell office:value-type="string" table:style-name="ce15">
            <text:p>后里區厚里里后科路3段(北側)</text:p>
          </table:table-cell>
          <table:table-cell office:value-type="float" office:value="111" table:style-name="ce16">
            <text:p>111<text:s/></text:p>
          </table:table-cell>
          <table:table-cell office:value-type="float" office:value="109" table:style-name="ce16">
            <text:p>10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喬木傾斜扶正</text:p>
          </table:table-cell>
          <table:table-cell office:value-type="string" table:style-name="ce15">
            <text:p>后里區厚里里后科路3段(南側)</text:p>
          </table:table-cell>
          <table:table-cell office:value-type="float" office:value="150" table:style-name="ce16">
            <text:p>150<text:s/></text:p>
          </table:table-cell>
          <table:table-cell office:value-type="float" office:value="104" table:style-name="ce16">
            <text:p>10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陳本添議員</text:p>
          </table:table-cell>
          <table:table-cell office:value-type="string" table:style-name="ce15">
            <text:p>喬木傾斜扶正、水車租用</text:p>
          </table:table-cell>
          <table:table-cell office:value-type="string" table:style-name="ce15">
            <text:p>后里區厚里里后里區厚里里后科路3段(中央分隔島)喬木傾斜扶正(48株)+水車租用</text:p>
          </table:table-cell>
          <table:table-cell office:value-type="float" office:value="110" table:style-name="ce16">
            <text:p>110<text:s/></text:p>
          </table:table-cell>
          <table:table-cell office:value-type="float" office:value="110" table:style-name="ce16">
            <text:p>1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西勢里中山路273巷(中山路273巷12號~17-1號前)</text:p>
          </table:table-cell>
          <table:table-cell office:value-type="float" office:value="250" table:style-name="ce16">
            <text:p>250<text:s/></text:p>
          </table:table-cell>
          <table:table-cell office:value-type="float" office:value="168" table:style-name="ce16">
            <text:p>1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后里區墩北里文化路(中山路-大圳路)</text:p>
          </table:table-cell>
          <table:table-cell office:value-type="float" office:value="1300" table:style-name="ce16">
            <text:p>1,300<text:s/></text:p>
          </table:table-cell>
          <table:table-cell office:value-type="float" office:value="1200" table:style-name="ce16">
            <text:p>1,2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4">
            <text:p>陳本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 西安里 西勢路110、152、166等3巷(西勢路至西勢路110、152、166巷底)<text:s/></text:p>
          </table:table-cell>
          <table:table-cell office:value-type="float" office:value="600" table:style-name="ce16">
            <text:p>600<text:s/></text:p>
          </table:table-cell>
          <table:table-cell office:value-type="float" office:value="279" table:style-name="ce16">
            <text:p>27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后里區墩北里文化路(中山路至大圳路)</text:p>
          </table:table-cell>
          <table:table-cell office:value-type="float" office:value="1740" table:style-name="ce16">
            <text:p>1,740<text:s/></text:p>
          </table:table-cell>
          <table:table-cell office:value-type="float" office:value="1730" table:style-name="ce16">
            <text:p>1,7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方形切割</text:p>
          </table:table-cell>
          <table:table-cell office:value-type="string" table:style-name="ce15">
            <text:p>后里區墩南里枋寮路(豐崗實業旁)</text:p>
          </table:table-cell>
          <table:table-cell office:value-type="float" office:value="90" table:style-name="ce16">
            <text:p>90<text:s/></text:p>
          </table:table-cell>
          <table:table-cell office:value-type="float" office:value="90" table:style-name="ce16">
            <text:p>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L溝修復，埋設涵管</text:p>
          </table:table-cell>
          <table:table-cell office:value-type="string" table:style-name="ce15">
            <text:p>后里區墩東里三豐路上營前橋旁</text:p>
          </table:table-cell>
          <table:table-cell office:value-type="float" office:value="98" table:style-name="ce16">
            <text:p>98<text:s/></text:p>
          </table:table-cell>
          <table:table-cell office:value-type="float" office:value="45" table:style-name="ce16">
            <text:p>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后里區后里里甲后路一段與復興街路口</text:p>
          </table:table-cell>
          <table:table-cell office:value-type="float" office:value="80" table:style-name="ce16">
            <text:p>80<text:s/></text:p>
          </table:table-cell>
          <table:table-cell office:value-type="float" office:value="79" table:style-name="ce16">
            <text:p>7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本添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后里區后里里甲后路一段582號</text:p>
          </table:table-cell>
          <table:table-cell office:value-type="float" office:value="60" table:style-name="ce16">
            <text:p>60<text:s/></text:p>
          </table:table-cell>
          <table:table-cell office:value-type="float" office:value="59" table:style-name="ce16">
            <text:p>5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北屯區 軍功里 一新一街13巷雙號側</text:p>
          </table:table-cell>
          <table:table-cell office:value-type="float" office:value="340" table:style-name="ce16">
            <text:p>340<text:s/></text:p>
          </table:table-cell>
          <table:table-cell office:value-type="float" office:value="312" table:style-name="ce16">
            <text:p>31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后庄里新興路八巷(新興路8巷至12巷)</text:p>
          </table:table-cell>
          <table:table-cell office:value-type="float" office:value="740" table:style-name="ce16">
            <text:p>740<text:s/></text:p>
          </table:table-cell>
          <table:table-cell office:value-type="float" office:value="628" table:style-name="ce16">
            <text:p>62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成添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同榮里中清路二段1250巷96弄(中清路二段1250巷96弄及同榮路137巷)</text:p>
          </table:table-cell>
          <table:table-cell office:value-type="float" office:value="663" table:style-name="ce16">
            <text:p>663<text:s/></text:p>
          </table:table-cell>
          <table:table-cell office:value-type="float" office:value="551" table:style-name="ce16">
            <text:p>55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北屯區平心里熱河路二段(遼陽四街至文心路)單號側</text:p>
          </table:table-cell>
          <table:table-cell office:value-type="float" office:value="280" table:style-name="ce16">
            <text:p>280<text:s/></text:p>
          </table:table-cell>
          <table:table-cell office:value-type="float" office:value="188" table:style-name="ce16">
            <text:p>18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路50巷</text:p>
          </table:table-cell>
          <table:table-cell office:value-type="float" office:value="300" table:style-name="ce16">
            <text:p>300<text:s/></text:p>
          </table:table-cell>
          <table:table-cell office:value-type="float" office:value="202" table:style-name="ce16">
            <text:p>20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豐樂路(四平路至昌平東6路)</text:p>
          </table:table-cell>
          <table:table-cell office:value-type="float" office:value="7020" table:style-name="ce16">
            <text:p>7,020<text:s/></text:p>
          </table:table-cell>
          <table:table-cell office:value-type="float" office:value="5022" table:style-name="ce16">
            <text:p>5,02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成添議員</text:p>
          </table:table-cell>
          <table:table-cell office:value-type="string" table:style-name="ce15">
            <text:p>黑板樹移除5株</text:p>
          </table:table-cell>
          <table:table-cell office:value-type="string" table:style-name="ce15">
            <text:p>軍功路二段近軍褔十八路</text:p>
          </table:table-cell>
          <table:table-cell office:value-type="string" table:style-name="ce16">
            <text:p>無</text:p>
          </table:table-cell>
          <table:table-cell office:value-type="float" office:value="76" table:style-name="ce16">
            <text:p>7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成添議員</text:p>
          </table:table-cell>
          <table:table-cell office:value-type="string" table:style-name="ce15">
            <text:p>黑板樹移除3株</text:p>
          </table:table-cell>
          <table:table-cell office:value-type="string" table:style-name="ce15">
            <text:p>軍功路二段近軍褔十九路</text:p>
          </table:table-cell>
          <table:table-cell office:value-type="string" table:style-name="ce16">
            <text:p>無</text:p>
          </table:table-cell>
          <table:table-cell office:value-type="float" office:value="54" table:style-name="ce16">
            <text:p>5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成添議員</text:p>
          </table:table-cell>
          <table:table-cell office:value-type="string" table:style-name="ce15">
            <text:p>樹穴改善(樹穴加大，浮根改善)</text:p>
          </table:table-cell>
          <table:table-cell office:value-type="string" table:style-name="ce15">
            <text:p>后庄里庄美街78號</text:p>
          </table:table-cell>
          <table:table-cell office:value-type="string" table:style-name="ce16">
            <text:p>無</text:p>
          </table:table-cell>
          <table:table-cell office:value-type="float" office:value="14" table:style-name="ce16">
            <text:p>1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潭子區昌平路三段492巷169弄54號、66號</text:p>
          </table:table-cell>
          <table:table-cell office:value-type="float" office:value="24" table:style-name="ce16">
            <text:p>24<text:s/></text:p>
          </table:table-cell>
          <table:table-cell office:value-type="float" office:value="24" table:style-name="ce16">
            <text:p>24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區崇德里崇興路(榮華街至柳楊西街)</text:p>
          </table:table-cell>
          <table:table-cell office:value-type="float" office:value="928" table:style-name="ce16">
            <text:p>928<text:s/></text:p>
          </table:table-cell>
          <table:table-cell office:value-type="float" office:value="493" table:style-name="ce16">
            <text:p>49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區金龍里益華街(健行路至三民路)</text:p>
          </table:table-cell>
          <table:table-cell office:value-type="float" office:value="652" table:style-name="ce16">
            <text:p>652<text:s/></text:p>
          </table:table-cell>
          <table:table-cell office:value-type="float" office:value="669" table:style-name="ce16">
            <text:p>66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崇興路73號至崇德路</text:p>
          </table:table-cell>
          <table:table-cell office:value-type="float" office:value="350" table:style-name="ce16">
            <text:p>350<text:s/></text:p>
          </table:table-cell>
          <table:table-cell office:value-type="float" office:value="390" table:style-name="ce16">
            <text:p>3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政顯議員</text:p>
          </table:table-cell>
          <table:table-cell office:value-type="string" table:style-name="ce15">
            <text:p>椅子移至陰涼處、樹木補植</text:p>
          </table:table-cell>
          <table:table-cell office:value-type="string" table:style-name="ce15">
            <text:p>興進路與進化路園道上</text:p>
          </table:table-cell>
          <table:table-cell office:value-type="float" office:value="20" table:style-name="ce16">
            <text:p>20<text:s/></text:p>
          </table:table-cell>
          <table:table-cell office:value-type="float" office:value="21" table:style-name="ce16">
            <text:p>21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政顯議員</text:p>
          </table:table-cell>
          <table:table-cell office:value-type="string" table:style-name="ce15">
            <text:p>體健設施修復</text:p>
          </table:table-cell>
          <table:table-cell office:value-type="string" table:style-name="ce15">
            <text:p>梅川西路三段122號</text:p>
          </table:table-cell>
          <table:table-cell office:value-type="float" office:value="45" table:style-name="ce16">
            <text:p>45<text:s/></text:p>
          </table:table-cell>
          <table:table-cell office:value-type="float" office:value="47" table:style-name="ce16">
            <text:p>47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政顯議員</text:p>
          </table:table-cell>
          <table:table-cell office:value-type="string" table:style-name="ce15">
            <text:p>增設三張座椅</text:p>
          </table:table-cell>
          <table:table-cell office:value-type="string" table:style-name="ce15">
            <text:p>育德路188號</text:p>
          </table:table-cell>
          <table:table-cell office:value-type="float" office:value="20" table:style-name="ce16">
            <text:p>20<text:s/></text:p>
          </table:table-cell>
          <table:table-cell office:value-type="float" office:value="20" table:style-name="ce16">
            <text:p>2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政顯議員</text:p>
          </table:table-cell>
          <table:table-cell office:value-type="string" table:style-name="ce15">
            <text:p>黑板樹移除</text:p>
          </table:table-cell>
          <table:table-cell office:value-type="string" table:style-name="ce15">
            <text:p>梅川西四街與五順街交叉口</text:p>
          </table:table-cell>
          <table:table-cell office:value-type="float" office:value="18" table:style-name="ce16">
            <text:p>18<text:s/></text:p>
          </table:table-cell>
          <table:table-cell office:value-type="float" office:value="18" table:style-name="ce16">
            <text:p>18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政顯議員</text:p>
          </table:table-cell>
          <table:table-cell office:value-type="string" table:style-name="ce15">
            <text:p>樹浮根改善</text:p>
          </table:table-cell>
          <table:table-cell office:value-type="string" table:style-name="ce15">
            <text:p>東興市場</text:p>
          </table:table-cell>
          <table:table-cell office:value-type="float" office:value="23" table:style-name="ce16">
            <text:p>23<text:s/></text:p>
          </table:table-cell>
          <table:table-cell office:value-type="float" office:value="23" table:style-name="ce16">
            <text:p>23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政顯議員</text:p>
          </table:table-cell>
          <table:table-cell office:value-type="string" table:style-name="ce15">
            <text:p>木棧道拆除</text:p>
          </table:table-cell>
          <table:table-cell office:value-type="string" table:style-name="ce15">
            <text:p>興進園道</text:p>
          </table:table-cell>
          <table:table-cell office:value-type="float" office:value="360" table:style-name="ce16">
            <text:p>360<text:s/></text:p>
          </table:table-cell>
          <table:table-cell office:value-type="float" office:value="360" table:style-name="ce16">
            <text:p>36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政顯議員、范淞育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北區金龍里衛道路11巷側溝蓋</text:p>
          </table:table-cell>
          <table:table-cell office:value-type="float" office:value="380" table:style-name="ce16">
            <text:p>380<text:s/></text:p>
          </table:table-cell>
          <table:table-cell office:value-type="float" office:value="268" table:style-name="ce16">
            <text:p>2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政顯議員、范淞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路47巷</text:p>
          </table:table-cell>
          <table:table-cell office:value-type="float" office:value="120" table:style-name="ce16">
            <text:p>120<text:s/></text:p>
          </table:table-cell>
          <table:table-cell office:value-type="float" office:value="83" table:style-name="ce16">
            <text:p>8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雅鉅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屯區 潮洋里 朝貴路(朝馬二街至環河路)</text:p>
          </table:table-cell>
          <table:table-cell office:value-type="float" office:value="1040" table:style-name="ce16">
            <text:p>1,040<text:s/></text:p>
          </table:table-cell>
          <table:table-cell office:value-type="float" office:value="1032" table:style-name="ce16">
            <text:p>1,03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屯區 西墩里 黎明路三段(福星路至西苑二街)</text:p>
          </table:table-cell>
          <table:table-cell office:value-type="float" office:value="1325" table:style-name="ce16">
            <text:p>1,325<text:s/></text:p>
          </table:table-cell>
          <table:table-cell office:value-type="float" office:value="1325" table:style-name="ce16">
            <text:p>1,32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廣福路352巷</text:p>
          </table:table-cell>
          <table:table-cell office:value-type="float" office:value="1625" table:style-name="ce16">
            <text:p>1,625<text:s/></text:p>
          </table:table-cell>
          <table:table-cell office:value-type="float" office:value="1342" table:style-name="ce16">
            <text:p>1,34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廣福路272巷</text:p>
          </table:table-cell>
          <table:table-cell office:value-type="float" office:value="425" table:style-name="ce16">
            <text:p>425<text:s/></text:p>
          </table:table-cell>
          <table:table-cell office:value-type="float" office:value="395" table:style-name="ce16">
            <text:p>39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清武巷(清武巷40-5號至龍善路)</text:p>
          </table:table-cell>
          <table:table-cell office:value-type="float" office:value="1600" table:style-name="ce16">
            <text:p>1,600<text:s/></text:p>
          </table:table-cell>
          <table:table-cell office:value-type="float" office:value="1322" table:style-name="ce16">
            <text:p>1,32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淑華議員</text:p>
          </table:table-cell>
          <table:table-cell office:value-type="string" table:style-name="ce15">
            <text:p>花台修繕</text:p>
          </table:table-cell>
          <table:table-cell office:value-type="string" table:style-name="ce15">
            <text:p>綠29</text:p>
          </table:table-cell>
          <table:table-cell office:value-type="float" office:value="40" table:style-name="ce16">
            <text:p>40<text:s/></text:p>
          </table:table-cell>
          <table:table-cell office:value-type="float" office:value="40" table:style-name="ce16">
            <text:p>4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側溝</text:p>
          </table:table-cell>
          <table:table-cell office:value-type="string" table:style-name="ce15">
            <text:p>豐原區翁子里富陽路25巷</text:p>
          </table:table-cell>
          <table:table-cell office:value-type="float" office:value="350" table:style-name="ce16">
            <text:p>350<text:s/></text:p>
          </table:table-cell>
          <table:table-cell office:value-type="float" office:value="207" table:style-name="ce16">
            <text:p>20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側溝</text:p>
          </table:table-cell>
          <table:table-cell office:value-type="string" table:style-name="ce15">
            <text:p>豐原區豐圳里豐社路85巷6-7號前</text:p>
          </table:table-cell>
          <table:table-cell office:value-type="float" office:value="380" table:style-name="ce16">
            <text:p>380<text:s/></text:p>
          </table:table-cell>
          <table:table-cell office:value-type="float" office:value="297" table:style-name="ce16">
            <text:p>29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中陽里北陽路476巷內</text:p>
          </table:table-cell>
          <table:table-cell office:value-type="float" office:value="360" table:style-name="ce16">
            <text:p>360<text:s/></text:p>
          </table:table-cell>
          <table:table-cell office:value-type="float" office:value="164" table:style-name="ce16">
            <text:p>16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路面破損修復</text:p>
          </table:table-cell>
          <table:table-cell office:value-type="string" table:style-name="ce15">
            <text:p>豐原區北陽里豐東路122號</text:p>
          </table:table-cell>
          <table:table-cell office:value-type="float" office:value="10" table:style-name="ce16">
            <text:p>10<text:s/></text:p>
          </table:table-cell>
          <table:table-cell office:value-type="float" office:value="10" table:style-name="ce16">
            <text:p>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新設側溝</text:p>
          </table:table-cell>
          <table:table-cell office:value-type="string" table:style-name="ce15">
            <text:p>豐原區朴子里朴子街420巷</text:p>
          </table:table-cell>
          <table:table-cell office:value-type="float" office:value="40" table:style-name="ce16">
            <text:p>40<text:s/></text:p>
          </table:table-cell>
          <table:table-cell office:value-type="float" office:value="64" table:style-name="ce16">
            <text:p>6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側溝改善、路面改善</text:p>
          </table:table-cell>
          <table:table-cell office:value-type="string" table:style-name="ce15">
            <text:p>后里區公安路一段183號旁</text:p>
          </table:table-cell>
          <table:table-cell office:value-type="float" office:value="750" table:style-name="ce16">
            <text:p>750<text:s/></text:p>
          </table:table-cell>
          <table:table-cell office:value-type="float" office:value="425" table:style-name="ce16">
            <text:p>42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<text:s/>水溝加蓋</text:p>
          </table:table-cell>
          <table:table-cell office:value-type="string" table:style-name="ce15">
            <text:p>后里區 中和里 和興路55巷</text:p>
          </table:table-cell>
          <table:table-cell office:value-type="float" office:value="840" table:style-name="ce16">
            <text:p>840<text:s/></text:p>
          </table:table-cell>
          <table:table-cell office:value-type="float" office:value="387" table:style-name="ce16">
            <text:p>38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側溝、路面改善</text:p>
          </table:table-cell>
          <table:table-cell office:value-type="string" table:style-name="ce15">
            <text:p>豐原區翁明里東北街285巷</text:p>
          </table:table-cell>
          <table:table-cell office:value-type="float" office:value="300" table:style-name="ce16">
            <text:p>300<text:s/></text:p>
          </table:table-cell>
          <table:table-cell office:value-type="float" office:value="391" table:style-name="ce16">
            <text:p>39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三村里三和路1號~79號</text:p>
          </table:table-cell>
          <table:table-cell office:value-type="float" office:value="650" table:style-name="ce16">
            <text:p>650<text:s/></text:p>
          </table:table-cell>
          <table:table-cell office:value-type="float" office:value="616" table:style-name="ce16">
            <text:p>61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變電箱周邊美化</text:p>
          </table:table-cell>
          <table:table-cell office:value-type="string" table:style-name="ce15">
            <text:p>豐原區南村里三陽公園</text:p>
          </table:table-cell>
          <table:table-cell office:value-type="float" office:value="60" table:style-name="ce16">
            <text:p>60<text:s/></text:p>
          </table:table-cell>
          <table:table-cell office:value-type="float" office:value="60" table:style-name="ce16">
            <text:p>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隆懿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豐原區 南嵩里 水源路南坑巷22-3號</text:p>
          </table:table-cell>
          <table:table-cell office:value-type="float" office:value="650" table:style-name="ce16">
            <text:p>650<text:s/></text:p>
          </table:table-cell>
          <table:table-cell office:value-type="float" office:value="268" table:style-name="ce16">
            <text:p>2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護欄</text:p>
          </table:table-cell>
          <table:table-cell office:value-type="string" table:style-name="ce15">
            <text:p>豐原區 朴子里 豐勢路二段840巷(八堡圳旁)<text:s/></text:p>
          </table:table-cell>
          <table:table-cell office:value-type="float" office:value="300" table:style-name="ce16">
            <text:p>300<text:s/></text:p>
          </table:table-cell>
          <table:table-cell office:value-type="float" office:value="141" table:style-name="ce16">
            <text:p>14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方形切割</text:p>
          </table:table-cell>
          <table:table-cell office:value-type="string" table:style-name="ce15">
            <text:p>豐原區南嵩里水源路1之1號旁</text:p>
          </table:table-cell>
          <table:table-cell office:value-type="float" office:value="90" table:style-name="ce16">
            <text:p>90<text:s/></text:p>
          </table:table-cell>
          <table:table-cell office:value-type="float" office:value="79" table:style-name="ce16">
            <text:p>7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方形切割</text:p>
          </table:table-cell>
          <table:table-cell office:value-type="string" table:style-name="ce15">
            <text:p>豐原區東湳里豐原大道六段716號前</text:p>
          </table:table-cell>
          <table:table-cell office:value-type="float" office:value="50" table:style-name="ce16">
            <text:p>50<text:s/></text:p>
          </table:table-cell>
          <table:table-cell office:value-type="float" office:value="72" table:style-name="ce16">
            <text:p>7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豐原區 翁社里 豐年路109巷41號~61號前</text:p>
          </table:table-cell>
          <table:table-cell office:value-type="float" office:value="230" table:style-name="ce16">
            <text:p>230<text:s/></text:p>
          </table:table-cell>
          <table:table-cell office:value-type="float" office:value="266" table:style-name="ce16">
            <text:p>26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后里區墩東里文明路69巷</text:p>
          </table:table-cell>
          <table:table-cell office:value-type="float" office:value="2080" table:style-name="ce16">
            <text:p>2,080<text:s/></text:p>
          </table:table-cell>
          <table:table-cell office:value-type="float" office:value="2080" table:style-name="ce16">
            <text:p>2,0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后里區后里國小中大門旁及安眉路口</text:p>
          </table:table-cell>
          <table:table-cell office:value-type="float" office:value="26" table:style-name="ce16">
            <text:p>26<text:s/></text:p>
          </table:table-cell>
          <table:table-cell office:value-type="float" office:value="26" table:style-name="ce16">
            <text:p>2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 松茂里 松義街51巷(松義街至松竹路二段107巷)</text:p>
          </table:table-cell>
          <table:table-cell office:value-type="float" office:value="520" table:style-name="ce16">
            <text:p>520<text:s/></text:p>
          </table:table-cell>
          <table:table-cell office:value-type="float" office:value="469" table:style-name="ce16">
            <text:p>46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水景里景和街(東山路一段192巷至三甲北街巷)</text:p>
          </table:table-cell>
          <table:table-cell office:value-type="float" office:value="2450" table:style-name="ce16">
            <text:p>2,450<text:s/></text:p>
          </table:table-cell>
          <table:table-cell office:value-type="float" office:value="1752" table:style-name="ce16">
            <text:p>1,75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北屯區軍功里軍功19路(松竹2路至軍榮3街)單號</text:p>
          </table:table-cell>
          <table:table-cell office:value-type="float" office:value="500" table:style-name="ce16">
            <text:p>500<text:s/></text:p>
          </table:table-cell>
          <table:table-cell office:value-type="float" office:value="518" table:style-name="ce16">
            <text:p>51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東山路二段光西巷(光正橋前)</text:p>
          </table:table-cell>
          <table:table-cell office:value-type="float" office:value="750" table:style-name="ce16">
            <text:p>750<text:s/></text:p>
          </table:table-cell>
          <table:table-cell office:value-type="float" office:value="502" table:style-name="ce16">
            <text:p>50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建和路二段245號前</text:p>
          </table:table-cell>
          <table:table-cell office:value-type="float" office:value="500" table:style-name="ce16">
            <text:p>500<text:s/></text:p>
          </table:table-cell>
          <table:table-cell office:value-type="float" office:value="481" table:style-name="ce16">
            <text:p>48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東山路一段(156-6號至156巷)</text:p>
          </table:table-cell>
          <table:table-cell office:value-type="float" office:value="300" table:style-name="ce16">
            <text:p>300<text:s/></text:p>
          </table:table-cell>
          <table:table-cell office:value-type="float" office:value="288" table:style-name="ce16">
            <text:p>28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黃馨慧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屯區協和里協和北巷12號</text:p>
          </table:table-cell>
          <table:table-cell office:value-type="float" office:value="90" table:style-name="ce16">
            <text:p>90<text:s/></text:p>
          </table:table-cell>
          <table:table-cell office:value-type="float" office:value="90" table:style-name="ce16">
            <text:p>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日宏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黃馨慧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西屯區逢甲里寶慶街26之2號</text:p>
          </table:table-cell>
          <table:table-cell office:value-type="float" office:value="88" table:style-name="ce16">
            <text:p>88<text:s/></text:p>
          </table:table-cell>
          <table:table-cell office:value-type="float" office:value="88" table:style-name="ce16">
            <text:p>8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黃馨慧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西墩北巷</text:p>
          </table:table-cell>
          <table:table-cell office:value-type="float" office:value="520" table:style-name="ce16">
            <text:p>520<text:s/></text:p>
          </table:table-cell>
          <table:table-cell office:value-type="float" office:value="420" table:style-name="ce16">
            <text:p>4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黃馨慧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漢翔路(環中路至黎明路)</text:p>
          </table:table-cell>
          <table:table-cell office:value-type="float" office:value="1800" table:style-name="ce16">
            <text:p>1,800<text:s/></text:p>
          </table:table-cell>
          <table:table-cell office:value-type="float" office:value="1460" table:style-name="ce16">
            <text:p>1,4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黃馨慧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河南路四段(惠文七街至河南路四段151號)</text:p>
          </table:table-cell>
          <table:table-cell office:value-type="float" office:value="400" table:style-name="ce16">
            <text:p>400<text:s/></text:p>
          </table:table-cell>
          <table:table-cell office:value-type="float" office:value="390" table:style-name="ce16">
            <text:p>3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黃馨慧議員</text:p>
          </table:table-cell>
          <table:table-cell office:value-type="string" table:style-name="ce15">
            <text:p>危木移除</text:p>
          </table:table-cell>
          <table:table-cell office:value-type="string" table:style-name="ce15">
            <text:p>臺灣大道</text:p>
          </table:table-cell>
          <table:table-cell office:value-type="float" office:value="20" table:style-name="ce16">
            <text:p>20<text:s/></text:p>
          </table:table-cell>
          <table:table-cell office:value-type="float" office:value="20" table:style-name="ce16">
            <text:p>2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全勝園藝事業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黃馨慧議員</text:p>
          </table:table-cell>
          <table:table-cell office:value-type="string" table:style-name="ce15">
            <text:p>行道樹高修</text:p>
          </table:table-cell>
          <table:table-cell office:value-type="string" table:style-name="ce15">
            <text:p>臺灣大道</text:p>
          </table:table-cell>
          <table:table-cell office:value-type="float" office:value="916" table:style-name="ce16">
            <text:p>916<text:s/></text:p>
          </table:table-cell>
          <table:table-cell office:value-type="float" office:value="916" table:style-name="ce16">
            <text:p>91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湘品園藝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黃馨慧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西屯區台灣大道四段16巷</text:p>
          </table:table-cell>
          <table:table-cell office:value-type="float" office:value="37" table:style-name="ce16">
            <text:p>37<text:s/></text:p>
          </table:table-cell>
          <table:table-cell office:value-type="float" office:value="37" table:style-name="ce16">
            <text:p>37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正中議員</text:p>
          </table:table-cell>
          <table:table-cell office:value-type="string" table:style-name="ce15">
            <text:p>水溝修復</text:p>
          </table:table-cell>
          <table:table-cell office:value-type="string" table:style-name="ce15">
            <text:p>西屯區何安里臺灣大道二段960號</text:p>
          </table:table-cell>
          <table:table-cell office:value-type="float" office:value="75" table:style-name="ce16">
            <text:p>75<text:s/></text:p>
          </table:table-cell>
          <table:table-cell office:value-type="float" office:value="75" table:style-name="ce16">
            <text:p>7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正中議員</text:p>
          </table:table-cell>
          <table:table-cell office:value-type="string" table:style-name="ce15">
            <text:p>人行道修復</text:p>
          </table:table-cell>
          <table:table-cell office:value-type="string" table:style-name="ce15">
            <text:p>福泰街(福祥街5號)至福祥街(福祥街5-1號)</text:p>
          </table:table-cell>
          <table:table-cell office:value-type="float" office:value="880" table:style-name="ce16">
            <text:p>880<text:s/></text:p>
          </table:table-cell>
          <table:table-cell office:value-type="float" office:value="817" table:style-name="ce16">
            <text:p>81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正中議員</text:p>
          </table:table-cell>
          <table:table-cell office:value-type="string" table:style-name="ce15">
            <text:p>暗溝清理</text:p>
          </table:table-cell>
          <table:table-cell office:value-type="string" table:style-name="ce15">
            <text:p>中清路二段1502號前</text:p>
          </table:table-cell>
          <table:table-cell office:value-type="float" office:value="57" table:style-name="ce16">
            <text:p>57<text:s/></text:p>
          </table:table-cell>
          <table:table-cell office:value-type="float" office:value="46" table:style-name="ce16">
            <text:p>4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楊正中議員</text:p>
          </table:table-cell>
          <table:table-cell office:value-type="string" table:style-name="ce15">
            <text:p>檔土牆</text:p>
          </table:table-cell>
          <table:table-cell office:value-type="string" table:style-name="ce15">
            <text:p>綠29</text:p>
          </table:table-cell>
          <table:table-cell office:value-type="float" office:value="85" table:style-name="ce16">
            <text:p>85<text:s/></text:p>
          </table:table-cell>
          <table:table-cell office:value-type="float" office:value="85" table:style-name="ce16">
            <text:p>85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楊正中議員</text:p>
          </table:table-cell>
          <table:table-cell office:value-type="string" table:style-name="ce15">
            <text:p>行道樹高修</text:p>
          </table:table-cell>
          <table:table-cell office:value-type="string" table:style-name="ce15">
            <text:p>福雅路</text:p>
          </table:table-cell>
          <table:table-cell office:value-type="float" office:value="245" table:style-name="ce16">
            <text:p>245<text:s/></text:p>
          </table:table-cell>
          <table:table-cell office:value-type="float" office:value="245" table:style-name="ce16">
            <text:p>245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湘品園藝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典忠議員</text:p>
          </table:table-cell>
          <table:table-cell office:value-type="string" table:style-name="ce15">
            <text:p>水溝新設</text:p>
            <text:p>路面改善</text:p>
          </table:table-cell>
          <table:table-cell office:value-type="string" table:style-name="ce15">
            <text:p>沙鹿區中山路安利巷</text:p>
          </table:table-cell>
          <table:table-cell office:value-type="float" office:value="750" table:style-name="ce16">
            <text:p>750<text:s/></text:p>
          </table:table-cell>
          <table:table-cell office:value-type="float" office:value="750" table:style-name="ce16">
            <text:p>7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典忠議員</text:p>
          </table:table-cell>
          <table:table-cell office:value-type="string" table:style-name="ce15">
            <text:p>路面改善、溝渠修復、擋土牆</text:p>
          </table:table-cell>
          <table:table-cell office:value-type="string" table:style-name="ce15">
            <text:p>清水區鰲海路靠近鹿仔場</text:p>
          </table:table-cell>
          <table:table-cell office:value-type="float" office:value="700" table:style-name="ce16">
            <text:p>700<text:s/></text:p>
          </table:table-cell>
          <table:table-cell office:value-type="float" office:value="700" table:style-name="ce16">
            <text:p>7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典忠議員</text:p>
          </table:table-cell>
          <table:table-cell office:value-type="string" table:style-name="ce15">
            <text:p>護欄</text:p>
          </table:table-cell>
          <table:table-cell office:value-type="string" table:style-name="ce15">
            <text:p>清水區中山路與頂湳路口</text:p>
          </table:table-cell>
          <table:table-cell office:value-type="float" office:value="120" table:style-name="ce16">
            <text:p>120<text:s/></text:p>
          </table:table-cell>
          <table:table-cell office:value-type="float" office:value="120" table:style-name="ce16">
            <text:p>1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典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清水區清水地政事務所前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典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清水區民和路二段(272號至330號)北向車道</text:p>
          </table:table-cell>
          <table:table-cell office:value-type="float" office:value="950" table:style-name="ce16">
            <text:p>950<text:s/></text:p>
          </table:table-cell>
          <table:table-cell office:value-type="float" office:value="950" table:style-name="ce16">
            <text:p>9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楊典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清水區民和路二段(360號至民族路)北向車道</text:p>
          </table:table-cell>
          <table:table-cell office:value-type="float" office:value="1320" table:style-name="ce16">
            <text:p>1,320<text:s/></text:p>
          </table:table-cell>
          <table:table-cell office:value-type="float" office:value="1320" table:style-name="ce16">
            <text:p>1,3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士州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 楓樹里 楓樹東街(楓平路~楓和路)</text:p>
          </table:table-cell>
          <table:table-cell office:value-type="float" office:value="2500" table:style-name="ce16">
            <text:p>2,500<text:s/></text:p>
          </table:table-cell>
          <table:table-cell office:value-type="float" office:value="2500" table:style-name="ce16">
            <text:p>2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士州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大誠里東興路二段(大墩四街~五權西路)</text:p>
          </table:table-cell>
          <table:table-cell office:value-type="float" office:value="900" table:style-name="ce16">
            <text:p>900<text:s/></text:p>
          </table:table-cell>
          <table:table-cell office:value-type="float" office:value="706" table:style-name="ce16">
            <text:p>70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士州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屯區豐樂里永春東一路807巷</text:p>
          </table:table-cell>
          <table:table-cell office:value-type="float" office:value="800" table:style-name="ce16">
            <text:p>800<text:s/></text:p>
          </table:table-cell>
          <table:table-cell office:value-type="float" office:value="532" table:style-name="ce16">
            <text:p>53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士州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向上路五段(精科五路-五權西路)間慢車道</text:p>
          </table:table-cell>
          <table:table-cell office:value-type="float" office:value="1800" table:style-name="ce16">
            <text:p>1,800<text:s/></text:p>
          </table:table-cell>
          <table:table-cell office:value-type="float" office:value="2770" table:style-name="ce16">
            <text:p>2,7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日宏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淑蘭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龍井區臨港路二段</text:p>
          </table:table-cell>
          <table:table-cell office:value-type="float" office:value="250" table:style-name="ce16">
            <text:p>250<text:s/></text:p>
          </table:table-cell>
          <table:table-cell office:value-type="float" office:value="240" table:style-name="ce16">
            <text:p>2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淑蘭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龍井區臨港路二段123巷36弄</text:p>
          </table:table-cell>
          <table:table-cell office:value-type="float" office:value="750" table:style-name="ce16">
            <text:p>750<text:s/></text:p>
          </table:table-cell>
          <table:table-cell office:value-type="float" office:value="468" table:style-name="ce16">
            <text:p>46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淑蘭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龍井區中山一路一段43巷</text:p>
          </table:table-cell>
          <table:table-cell office:value-type="float" office:value="410" table:style-name="ce16">
            <text:p>410<text:s/></text:p>
          </table:table-cell>
          <table:table-cell office:value-type="float" office:value="324" table:style-name="ce16">
            <text:p>32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淑蘭議員</text:p>
          </table:table-cell>
          <table:table-cell office:value-type="string" table:style-name="ce15">
            <text:p>排水溝加蓋</text:p>
          </table:table-cell>
          <table:table-cell office:value-type="string" table:style-name="ce15">
            <text:p>烏日區溪南路一段18巷</text:p>
          </table:table-cell>
          <table:table-cell office:value-type="float" office:value="250" table:style-name="ce16">
            <text:p>250<text:s/></text:p>
          </table:table-cell>
          <table:table-cell office:value-type="float" office:value="424" table:style-name="ce16">
            <text:p>42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東勢區下新里粵寧街中路巷17-5號往前</text:p>
          </table:table-cell>
          <table:table-cell office:value-type="float" office:value="840" table:style-name="ce16">
            <text:p>840<text:s/></text:p>
          </table:table-cell>
          <table:table-cell office:value-type="float" office:value="730" table:style-name="ce16">
            <text:p>7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新設地樑版、護欄</text:p>
          </table:table-cell>
          <table:table-cell office:value-type="string" table:style-name="ce15">
            <text:p>東勢區隆興里東坑路749號對面</text:p>
          </table:table-cell>
          <table:table-cell office:value-type="float" office:value="836" table:style-name="ce16">
            <text:p>836<text:s/></text:p>
          </table:table-cell>
          <table:table-cell office:value-type="float" office:value="836" table:style-name="ce16">
            <text:p>83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護欄加高</text:p>
          </table:table-cell>
          <table:table-cell office:value-type="string" table:style-name="ce15">
            <text:p>新社區永源里中88線(竹豐支34)護欄加高L=17M</text:p>
          </table:table-cell>
          <table:table-cell office:value-type="float" office:value="190" table:style-name="ce16">
            <text:p>190<text:s/></text:p>
          </table:table-cell>
          <table:table-cell office:value-type="float" office:value="145" table:style-name="ce16">
            <text:p>1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新社區中正里中和街五段72巷側溝清淤L=250M</text:p>
          </table:table-cell>
          <table:table-cell office:value-type="float" office:value="180" table:style-name="ce16">
            <text:p>180<text:s/></text:p>
          </table:table-cell>
          <table:table-cell office:value-type="float" office:value="150" table:style-name="ce16">
            <text:p>1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新社區協成里南華街80號對面既有溝底破損修復L=350M</text:p>
          </table:table-cell>
          <table:table-cell office:value-type="float" office:value="110" table:style-name="ce16">
            <text:p>110<text:s/></text:p>
          </table:table-cell>
          <table:table-cell office:value-type="float" office:value="110" table:style-name="ce16">
            <text:p>1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新社區 慶西里 下水底近土地公廟 新建側溝150m</text:p>
          </table:table-cell>
          <table:table-cell office:value-type="float" office:value="800" table:style-name="ce16">
            <text:p>800<text:s/></text:p>
          </table:table-cell>
          <table:table-cell office:value-type="float" office:value="800" table:style-name="ce16">
            <text:p>8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新社區復盛里華豐街三村巷重建暗溝及路面L=135m</text:p>
          </table:table-cell>
          <table:table-cell office:value-type="float" office:value="1350" table:style-name="ce16">
            <text:p>1,350<text:s/></text:p>
          </table:table-cell>
          <table:table-cell office:value-type="float" office:value="659" table:style-name="ce16">
            <text:p>65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16">
          <table:table-cell office:value-type="string" table:style-name="ce14">
            <text:p>蔡成圭議員</text:p>
          </table:table-cell>
          <table:table-cell office:value-type="string" table:style-name="ce15">
            <text:p>水溝新設</text:p>
          </table:table-cell>
          <table:table-cell office:value-type="string" table:style-name="ce15">
            <text:p>新社區復盛里中和街二段25巷(電桿：烏銃枝5號旁)新建暗溝</text:p>
          </table:table-cell>
          <table:table-cell office:value-type="float" office:value="600" table:style-name="ce16">
            <text:p>600<text:s/></text:p>
          </table:table-cell>
          <table:table-cell office:value-type="float" office:value="600" table:style-name="ce16">
            <text:p>6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方正切割</text:p>
          </table:table-cell>
          <table:table-cell office:value-type="string" table:style-name="ce15">
            <text:p>新社區中95(東興幹114)</text:p>
          </table:table-cell>
          <table:table-cell office:value-type="float" office:value="97" table:style-name="ce16">
            <text:p>97<text:s/></text:p>
          </table:table-cell>
          <table:table-cell office:value-type="float" office:value="97" table:style-name="ce16">
            <text:p>9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13">
          <table:table-cell office:value-type="string" table:style-name="ce14">
            <text:p>蔡成圭議員</text:p>
          </table:table-cell>
          <table:table-cell office:value-type="string" table:style-name="ce15">
            <text:p>方正切割</text:p>
          </table:table-cell>
          <table:table-cell office:value-type="string" table:style-name="ce15">
            <text:p>新社區中95中和枝72對面(東興幹92G)新社區中95(東興幹115)</text:p>
          </table:table-cell>
          <table:table-cell office:value-type="float" office:value="93" table:style-name="ce16">
            <text:p>93<text:s/></text:p>
          </table:table-cell>
          <table:table-cell office:value-type="float" office:value="93" table:style-name="ce16">
            <text:p>9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雅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 后庄里 后庄七街290巷(8號至28號)</text:p>
          </table:table-cell>
          <table:table-cell office:value-type="float" office:value="440" table:style-name="ce16">
            <text:p>440<text:s/></text:p>
          </table:table-cell>
          <table:table-cell office:value-type="float" office:value="560" table:style-name="ce16">
            <text:p>5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蔡雅玲議員</text:p>
          </table:table-cell>
          <table:table-cell office:value-type="string" table:style-name="ce15">
            <text:p>樹穴改善</text:p>
          </table:table-cell>
          <table:table-cell office:value-type="string" table:style-name="ce15">
            <text:p>山西路與文心路</text:p>
          </table:table-cell>
          <table:table-cell office:value-type="float" office:value="12" table:style-name="ce16">
            <text:p>12<text:s/></text:p>
          </table:table-cell>
          <table:table-cell office:value-type="float" office:value="12" table:style-name="ce16">
            <text:p>12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蔡雅玲議員</text:p>
          </table:table-cell>
          <table:table-cell office:value-type="string" table:style-name="ce15">
            <text:p>人行道鋪面修繕</text:p>
          </table:table-cell>
          <table:table-cell office:value-type="string" table:style-name="ce15">
            <text:p>三光里北平路口公車站牌(大坑口)</text:p>
          </table:table-cell>
          <table:table-cell office:value-type="string" table:style-name="ce16">
            <text:p>無</text:p>
          </table:table-cell>
          <table:table-cell office:value-type="float" office:value="44" table:style-name="ce16">
            <text:p>4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鄭功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南區 永興里 美村南路108巷</text:p>
          </table:table-cell>
          <table:table-cell office:value-type="float" office:value="1680" table:style-name="ce16">
            <text:p>1,680<text:s/></text:p>
          </table:table-cell>
          <table:table-cell office:value-type="float" office:value="1680" table:style-name="ce16">
            <text:p>1,6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鄭功進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智路547巷</text:p>
          </table:table-cell>
          <table:table-cell office:value-type="float" office:value="270" table:style-name="ce16">
            <text:p>270<text:s/></text:p>
          </table:table-cell>
          <table:table-cell office:value-type="float" office:value="270" table:style-name="ce16">
            <text:p>2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鄭功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十甲北一街(十甲路-十甲北街)</text:p>
          </table:table-cell>
          <table:table-cell office:value-type="float" office:value="400" table:style-name="ce16">
            <text:p>400<text:s/></text:p>
          </table:table-cell>
          <table:table-cell office:value-type="float" office:value="252" table:style-name="ce16">
            <text:p>25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鄭功進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復興東路與進德路口</text:p>
          </table:table-cell>
          <table:table-cell office:value-type="float" office:value="750" table:style-name="ce16">
            <text:p>750<text:s/></text:p>
          </table:table-cell>
          <table:table-cell office:value-type="float" office:value="473" table:style-name="ce16">
            <text:p>47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鄭功進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東區大勇街120巷口</text:p>
          </table:table-cell>
          <table:table-cell office:value-type="float" office:value="13" table:style-name="ce16">
            <text:p>13<text:s/></text:p>
          </table:table-cell>
          <table:table-cell office:value-type="float" office:value="13" table:style-name="ce16">
            <text:p>13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安鎰工程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排水溝蓋復</text:p>
          </table:table-cell>
          <table:table-cell office:value-type="string" table:style-name="ce15">
            <text:p>潭子區聚興里潭興路一段331巷口</text:p>
          </table:table-cell>
          <table:table-cell office:value-type="float" office:value="20" table:style-name="ce16">
            <text:p>20<text:s/></text:p>
          </table:table-cell>
          <table:table-cell office:value-type="float" office:value="20" table:style-name="ce16">
            <text:p>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側溝改建</text:p>
          </table:table-cell>
          <table:table-cell office:value-type="string" table:style-name="ce15">
            <text:p>大雅區 二和里 田心二街50巷(田心街至巷底)</text:p>
          </table:table-cell>
          <table:table-cell office:value-type="float" office:value="750" table:style-name="ce16">
            <text:p>750<text:s/></text:p>
          </table:table-cell>
          <table:table-cell office:value-type="float" office:value="514" table:style-name="ce16">
            <text:p>51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公園涼亭屋頂修繕、步道改善</text:p>
          </table:table-cell>
          <table:table-cell office:value-type="string" table:style-name="ce15">
            <text:p>潭子區栗林里公兒1公園</text:p>
          </table:table-cell>
          <table:table-cell office:value-type="float" office:value="22" table:style-name="ce16">
            <text:p>22<text:s/></text:p>
          </table:table-cell>
          <table:table-cell office:value-type="float" office:value="22" table:style-name="ce16">
            <text:p>2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灌木移除</text:p>
          </table:table-cell>
          <table:table-cell office:value-type="string" table:style-name="ce15">
            <text:p>潭子區潭秀里雅潭路中央分隔島</text:p>
          </table:table-cell>
          <table:table-cell office:value-type="float" office:value="29" table:style-name="ce16">
            <text:p>29<text:s/></text:p>
          </table:table-cell>
          <table:table-cell office:value-type="float" office:value="29" table:style-name="ce16">
            <text:p>2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15">
          <table:table-cell office:value-type="string" table:style-name="ce14">
            <text:p>蕭隆澤議員</text:p>
          </table:table-cell>
          <table:table-cell office:value-type="string" table:style-name="ce15">
            <text:p>側溝、路面改善</text:p>
          </table:table-cell>
          <table:table-cell office:value-type="string" table:style-name="ce15">
            <text:p>潭子區 聚興里 豐興路一段(192巷口至261號) 水溝改建、 路面刨鋪、黑板樹移除</text:p>
          </table:table-cell>
          <table:table-cell office:value-type="float" office:value="2500" table:style-name="ce16">
            <text:p>2,500<text:s/></text:p>
          </table:table-cell>
          <table:table-cell office:value-type="float" office:value="2200" table:style-name="ce16">
            <text:p>2,2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體健設施</text:p>
          </table:table-cell>
          <table:table-cell office:value-type="string" table:style-name="ce15">
            <text:p>潭子區栗林里栗林公園</text:p>
          </table:table-cell>
          <table:table-cell office:value-type="float" office:value="82" table:style-name="ce16">
            <text:p>82<text:s/></text:p>
          </table:table-cell>
          <table:table-cell office:value-type="float" office:value="82" table:style-name="ce16">
            <text:p>8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增設造形柵欄，改善沙坑清潔</text:p>
          </table:table-cell>
          <table:table-cell office:value-type="string" table:style-name="ce15">
            <text:p>潭子區頭家里頭張公園</text:p>
          </table:table-cell>
          <table:table-cell office:value-type="float" office:value="97" table:style-name="ce16">
            <text:p>97<text:s/></text:p>
          </table:table-cell>
          <table:table-cell office:value-type="float" office:value="97" table:style-name="ce16">
            <text:p>9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子區頭家里中山路一段384-1號前</text:p>
          </table:table-cell>
          <table:table-cell office:value-type="float" office:value="29" table:style-name="ce16">
            <text:p>29<text:s/></text:p>
          </table:table-cell>
          <table:table-cell office:value-type="float" office:value="25" table:style-name="ce16">
            <text:p>2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清潔孔修繕更換</text:p>
          </table:table-cell>
          <table:table-cell office:value-type="string" table:style-name="ce15">
            <text:p>潭子區甘蔗里潭秀國中（臨雅潭路一段）</text:p>
          </table:table-cell>
          <table:table-cell office:value-type="float" office:value="97" table:style-name="ce16">
            <text:p>97<text:s/></text:p>
          </table:table-cell>
          <table:table-cell office:value-type="float" office:value="97" table:style-name="ce16">
            <text:p>9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樹木移補植、路面改善、水溝新設</text:p>
          </table:table-cell>
          <table:table-cell office:value-type="string" table:style-name="ce15">
            <text:p>潭子區 聚興里 豐興路一段(192巷口至261號)<text:s/></text:p>
          </table:table-cell>
          <table:table-cell office:value-type="float" office:value="2900" table:style-name="ce16">
            <text:p>2,900<text:s/></text:p>
          </table:table-cell>
          <table:table-cell office:value-type="float" office:value="2842" table:style-name="ce16">
            <text:p>2,84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區大湖里大誠街(太平路至精武路)</text:p>
          </table:table-cell>
          <table:table-cell office:value-type="float" office:value="900" table:style-name="ce16">
            <text:p>900<text:s/></text:p>
          </table:table-cell>
          <table:table-cell office:value-type="float" office:value="657" table:style-name="ce16">
            <text:p>65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正祥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德化街(大德街至尚德街)</text:p>
          </table:table-cell>
          <table:table-cell office:value-type="float" office:value="560" table:style-name="ce16">
            <text:p>560<text:s/></text:p>
          </table:table-cell>
          <table:table-cell office:value-type="float" office:value="458" table:style-name="ce16">
            <text:p>45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陝西七街</text:p>
          </table:table-cell>
          <table:table-cell office:value-type="float" office:value="700" table:style-name="ce16">
            <text:p>700<text:s/></text:p>
          </table:table-cell>
          <table:table-cell office:value-type="float" office:value="635" table:style-name="ce16">
            <text:p>63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三民路三段134巷5弄</text:p>
          </table:table-cell>
          <table:table-cell office:value-type="float" office:value="300" table:style-name="ce16">
            <text:p>300<text:s/></text:p>
          </table:table-cell>
          <table:table-cell office:value-type="float" office:value="249" table:style-name="ce16">
            <text:p>24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佳微議員</text:p>
          </table:table-cell>
          <table:table-cell office:value-type="string" table:style-name="ce15">
            <text:p>噴灌系統修復</text:p>
          </table:table-cell>
          <table:table-cell office:value-type="string" table:style-name="ce15">
            <text:p>東成二街</text:p>
          </table:table-cell>
          <table:table-cell office:value-type="float" office:value="25" table:style-name="ce16">
            <text:p>25<text:s/></text:p>
          </table:table-cell>
          <table:table-cell office:value-type="float" office:value="28" table:style-name="ce16">
            <text:p>28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佳微議員</text:p>
          </table:table-cell>
          <table:table-cell office:value-type="string" table:style-name="ce15">
            <text:p>增設水龍頭</text:p>
          </table:table-cell>
          <table:table-cell office:value-type="string" table:style-name="ce15">
            <text:p>東成二街，八街</text:p>
          </table:table-cell>
          <table:table-cell office:value-type="float" office:value="10" table:style-name="ce16">
            <text:p>10<text:s/></text:p>
          </table:table-cell>
          <table:table-cell office:value-type="float" office:value="11" table:style-name="ce16">
            <text:p>11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佳微議員</text:p>
          </table:table-cell>
          <table:table-cell office:value-type="string" table:style-name="ce15">
            <text:p>路燈修復</text:p>
          </table:table-cell>
          <table:table-cell office:value-type="string" table:style-name="ce15">
            <text:p>梅川西路163號</text:p>
          </table:table-cell>
          <table:table-cell office:value-type="float" office:value="5" table:style-name="ce16">
            <text:p>5<text:s/></text:p>
          </table:table-cell>
          <table:table-cell office:value-type="float" office:value="5" table:style-name="ce16">
            <text:p>5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子區家福里大通街76巷(大通街~巷底)</text:p>
          </table:table-cell>
          <table:table-cell office:value-type="float" office:value="150" table:style-name="ce16">
            <text:p>150<text:s/></text:p>
          </table:table-cell>
          <table:table-cell office:value-type="float" office:value="115" table:style-name="ce16">
            <text:p>11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護欄加高、板橋2側設置不鏽鋼欄杆</text:p>
          </table:table-cell>
          <table:table-cell office:value-type="string" table:style-name="ce15">
            <text:p>潭子區聚興里豐興路一段192巷(小廟橋頭~1號前板橋)</text:p>
          </table:table-cell>
          <table:table-cell office:value-type="float" office:value="250" table:style-name="ce16">
            <text:p>250<text:s/></text:p>
          </table:table-cell>
          <table:table-cell office:value-type="float" office:value="195" table:style-name="ce16">
            <text:p>19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雅區橫山里永和路至永和路108-5號前<text:s/></text:p>
          </table:table-cell>
          <table:table-cell office:value-type="float" office:value="170" table:style-name="ce16">
            <text:p>170<text:s/></text:p>
          </table:table-cell>
          <table:table-cell office:value-type="float" office:value="152" table:style-name="ce16">
            <text:p>15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潭子區家福里頭張路1段117巷22號至36號前</text:p>
          </table:table-cell>
          <table:table-cell office:value-type="float" office:value="320" table:style-name="ce16">
            <text:p>320<text:s/></text:p>
          </table:table-cell>
          <table:table-cell office:value-type="float" office:value="311" table:style-name="ce16">
            <text:p>31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欄杆</text:p>
          </table:table-cell>
          <table:table-cell office:value-type="string" table:style-name="ce15">
            <text:p>大雅區橫山里永和路109-20號前施作欄杆約10M</text:p>
          </table:table-cell>
          <table:table-cell office:value-type="float" office:value="95" table:style-name="ce16">
            <text:p>95<text:s/></text:p>
          </table:table-cell>
          <table:table-cell office:value-type="float" office:value="84" table:style-name="ce16">
            <text:p>8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誠輝土木包工業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潭子區福貴路</text:p>
          </table:table-cell>
          <table:table-cell office:value-type="float" office:value="1700" table:style-name="ce16">
            <text:p>1,700<text:s/></text:p>
          </table:table-cell>
          <table:table-cell office:value-type="float" office:value="1650" table:style-name="ce16">
            <text:p>1,6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弘城營造股份有限公司</text:p>
          </table:table-cell>
          <table:table-cell table:number-columns-repeated="16375"/>
        </table:table-row>
        <table:table-row table:style-name="ro13">
          <table:table-cell office:value-type="string" table:style-name="ce14">
            <text:p>賴朝國議員</text:p>
          </table:table-cell>
          <table:table-cell office:value-type="string" table:style-name="ce15">
            <text:p>樹木修剪</text:p>
          </table:table-cell>
          <table:table-cell office:value-type="string" table:style-name="ce15">
            <text:p>潭子區新田里旱溪東西路(旱溪東路單側4300M、旱溪西路單側4700M)</text:p>
          </table:table-cell>
          <table:table-cell office:value-type="float" office:value="82" table:style-name="ce16">
            <text:p>82<text:s/></text:p>
          </table:table-cell>
          <table:table-cell office:value-type="float" office:value="82" table:style-name="ce16">
            <text:p>8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水溝清疏</text:p>
          </table:table-cell>
          <table:table-cell office:value-type="string" table:style-name="ce15">
            <text:p>潭子區福仁里中山路一段(環中東路一段~大新路口)</text:p>
          </table:table-cell>
          <table:table-cell office:value-type="float" office:value="68" table:style-name="ce16">
            <text:p>68<text:s/></text:p>
          </table:table-cell>
          <table:table-cell office:value-type="float" office:value="70" table:style-name="ce16">
            <text:p>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水溝清疏</text:p>
          </table:table-cell>
          <table:table-cell office:value-type="string" table:style-name="ce15">
            <text:p>潭子區東寶里大德一路(大明一路至民族路一段40巷15弄)</text:p>
          </table:table-cell>
          <table:table-cell office:value-type="float" office:value="45" table:style-name="ce16">
            <text:p>45<text:s/></text:p>
          </table:table-cell>
          <table:table-cell office:value-type="float" office:value="44" table:style-name="ce16">
            <text:p>4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新設不銹鋼欄杆</text:p>
          </table:table-cell>
          <table:table-cell office:value-type="string" table:style-name="ce15">
            <text:p>潭子區聚興里潭興路一段165巷15號</text:p>
          </table:table-cell>
          <table:table-cell office:value-type="float" office:value="53" table:style-name="ce16">
            <text:p>53<text:s/></text:p>
          </table:table-cell>
          <table:table-cell office:value-type="float" office:value="53" table:style-name="ce16">
            <text:p>5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潭子區新田里豐興路二段469號~473號前</text:p>
          </table:table-cell>
          <table:table-cell office:value-type="float" office:value="40" table:style-name="ce16">
            <text:p>40<text:s/></text:p>
          </table:table-cell>
          <table:table-cell office:value-type="float" office:value="40" table:style-name="ce16">
            <text:p>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水溝清疏</text:p>
          </table:table-cell>
          <table:table-cell office:value-type="string" table:style-name="ce15">
            <text:p>潭子區家福里頭張路一段117巷36號~大通街口</text:p>
          </table:table-cell>
          <table:table-cell office:value-type="float" office:value="57" table:style-name="ce16">
            <text:p>57<text:s/></text:p>
          </table:table-cell>
          <table:table-cell office:value-type="float" office:value="56" table:style-name="ce16">
            <text:p>5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涼亭屋頂修繕</text:p>
          </table:table-cell>
          <table:table-cell office:value-type="string" table:style-name="ce15">
            <text:p>潭子區栗林里栗林公園</text:p>
          </table:table-cell>
          <table:table-cell office:value-type="float" office:value="91" table:style-name="ce16">
            <text:p>91<text:s/></text:p>
          </table:table-cell>
          <table:table-cell office:value-type="float" office:value="91" table:style-name="ce16">
            <text:p>9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潭子區家福里頭張路1段117巷22號至36號前</text:p>
          </table:table-cell>
          <table:table-cell office:value-type="float" office:value="300" table:style-name="ce16">
            <text:p>300<text:s/></text:p>
          </table:table-cell>
          <table:table-cell office:value-type="float" office:value="262" table:style-name="ce16">
            <text:p>26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勝利十二街AC</text:p>
          </table:table-cell>
          <table:table-cell office:value-type="string" table:style-name="ce15">
            <text:p>潭子區勝利路295號~118號</text:p>
          </table:table-cell>
          <table:table-cell office:value-type="float" office:value="450" table:style-name="ce16">
            <text:p>450<text:s/></text:p>
          </table:table-cell>
          <table:table-cell office:value-type="float" office:value="450" table:style-name="ce16">
            <text:p>4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勝利三街AC</text:p>
          </table:table-cell>
          <table:table-cell office:value-type="string" table:style-name="ce15">
            <text:p>潭子區勝利路(88號前~33號)</text:p>
          </table:table-cell>
          <table:table-cell office:value-type="float" office:value="400" table:style-name="ce16">
            <text:p>400<text:s/></text:p>
          </table:table-cell>
          <table:table-cell office:value-type="float" office:value="400" table:style-name="ce16">
            <text:p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祥和東二巷護欄</text:p>
          </table:table-cell>
          <table:table-cell office:value-type="string" table:style-name="ce15">
            <text:p>潭子區祥和新莊東二巷(東一巷口~祥和路185巷口)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順仁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仁和里 山西北一街 全段(崇德九路617號至451號)</text:p>
          </table:table-cell>
          <table:table-cell office:value-type="float" office:value="3200" table:style-name="ce16">
            <text:p>3,200<text:s/></text:p>
          </table:table-cell>
          <table:table-cell office:value-type="float" office:value="2289" table:style-name="ce16">
            <text:p>2,28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銓湧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順仁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中清路清武巷口</text:p>
          </table:table-cell>
          <table:table-cell office:value-type="float" office:value="23" table:style-name="ce16">
            <text:p>23<text:s/></text:p>
          </table:table-cell>
          <table:table-cell office:value-type="float" office:value="19" table:style-name="ce16">
            <text:p>1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義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太平區華安街</text:p>
          </table:table-cell>
          <table:table-cell office:value-type="float" office:value="980" table:style-name="ce16">
            <text:p>980<text:s/></text:p>
          </table:table-cell>
          <table:table-cell office:value-type="float" office:value="980" table:style-name="ce16">
            <text:p>9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義鍠議員</text:p>
          </table:table-cell>
          <table:table-cell office:value-type="string" table:style-name="ce15">
            <text:p>人行道改善</text:p>
          </table:table-cell>
          <table:table-cell office:value-type="string" table:style-name="ce15">
            <text:p>太平區中興東路人行道</text:p>
          </table:table-cell>
          <table:table-cell office:value-type="float" office:value="1400" table:style-name="ce16">
            <text:p>1,400<text:s/></text:p>
          </table:table-cell>
          <table:table-cell office:value-type="float" office:value="1400" table:style-name="ce16">
            <text:p>1,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義鍠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太平區中和街</text:p>
          </table:table-cell>
          <table:table-cell office:value-type="float" office:value="1880" table:style-name="ce16">
            <text:p>1,880<text:s/></text:p>
          </table:table-cell>
          <table:table-cell office:value-type="float" office:value="1880" table:style-name="ce16">
            <text:p>1,8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德利路260號(德利枝118)</text:p>
          </table:table-cell>
          <table:table-cell office:value-type="float" office:value="31" table:style-name="ce16">
            <text:p>31<text:s/></text:p>
          </table:table-cell>
          <table:table-cell office:value-type="float" office:value="31" table:style-name="ce16">
            <text:p>31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大源十三街26號</text:p>
          </table:table-cell>
          <table:table-cell office:value-type="float" office:value="2" table:style-name="ce16">
            <text:p>2<text:s/></text:p>
          </table:table-cell>
          <table:table-cell office:value-type="float" office:value="2" table:style-name="ce16">
            <text:p>2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長龍路一段中山巷122號</text:p>
          </table:table-cell>
          <table:table-cell office:value-type="float" office:value="60" table:style-name="ce16">
            <text:p>60<text:s/></text:p>
          </table:table-cell>
          <table:table-cell office:value-type="float" office:value="60" table:style-name="ce16">
            <text:p>6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太平區中山巷102號前</text:p>
          </table:table-cell>
          <table:table-cell office:value-type="float" office:value="18" table:style-name="ce16">
            <text:p>18<text:s/></text:p>
          </table:table-cell>
          <table:table-cell office:value-type="float" office:value="18" table:style-name="ce16">
            <text:p>18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龍緯水電工程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東勢區 廣興里 第六橫街(文新街至第七橫街)<text:s/></text:p>
          </table:table-cell>
          <table:table-cell office:value-type="float" office:value="650" table:style-name="ce16">
            <text:p>650<text:s/></text:p>
          </table:table-cell>
          <table:table-cell office:value-type="float" office:value="347" table:style-name="ce16">
            <text:p>34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西湳里三豐路799巷261號~285-1號</text:p>
          </table:table-cell>
          <table:table-cell office:value-type="float" office:value="550" table:style-name="ce16">
            <text:p>550<text:s/></text:p>
          </table:table-cell>
          <table:table-cell office:value-type="float" office:value="400" table:style-name="ce16">
            <text:p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南嵩里水源路71巷1號-33號</text:p>
          </table:table-cell>
          <table:table-cell office:value-type="float" office:value="320" table:style-name="ce16">
            <text:p>320<text:s/></text:p>
          </table:table-cell>
          <table:table-cell office:value-type="float" office:value="276" table:style-name="ce16">
            <text:p>27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側溝</text:p>
          </table:table-cell>
          <table:table-cell office:value-type="string" table:style-name="ce15">
            <text:p>豐原區西湳里三豐路921巷</text:p>
          </table:table-cell>
          <table:table-cell office:value-type="float" office:value="700" table:style-name="ce16">
            <text:p>700<text:s/></text:p>
          </table:table-cell>
          <table:table-cell office:value-type="float" office:value="565" table:style-name="ce16">
            <text:p>56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南村里直興街與文化街</text:p>
          </table:table-cell>
          <table:table-cell office:value-type="float" office:value="51" table:style-name="ce16">
            <text:p>51<text:s/></text:p>
          </table:table-cell>
          <table:table-cell office:value-type="float" office:value="51" table:style-name="ce16">
            <text:p>5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南村里水源路與圓環東路</text:p>
          </table:table-cell>
          <table:table-cell office:value-type="float" office:value="23" table:style-name="ce16">
            <text:p>23<text:s/></text:p>
          </table:table-cell>
          <table:table-cell office:value-type="float" office:value="23" table:style-name="ce16">
            <text:p>2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東勢區 慶東里 慶東街(東關路至三山國王廟前)<text:s/></text:p>
          </table:table-cell>
          <table:table-cell office:value-type="float" office:value="450" table:style-name="ce16">
            <text:p>450<text:s/></text:p>
          </table:table-cell>
          <table:table-cell office:value-type="float" office:value="380" table:style-name="ce16">
            <text:p>3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13">
          <table:table-cell office:value-type="string" table:style-name="ce14">
            <text:p>謝志忠議員</text:p>
          </table:table-cell>
          <table:table-cell office:value-type="string" table:style-name="ce15">
            <text:p>新設截水溝、新設格柵板</text:p>
          </table:table-cell>
          <table:table-cell office:value-type="string" table:style-name="ce15">
            <text:p>豐原區南嵩里長壽路2號前及豐原區南嵩里南坑巷31-4號前</text:p>
          </table:table-cell>
          <table:table-cell office:value-type="float" office:value="55" table:style-name="ce16">
            <text:p>55<text:s/></text:p>
          </table:table-cell>
          <table:table-cell office:value-type="float" office:value="35" table:style-name="ce16">
            <text:p>3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暗溝清淤、格柵板新設</text:p>
          </table:table-cell>
          <table:table-cell office:value-type="string" table:style-name="ce15">
            <text:p>豐原區南村里北陽三街39號對面</text:p>
          </table:table-cell>
          <table:table-cell office:value-type="float" office:value="28" table:style-name="ce16">
            <text:p>28<text:s/></text:p>
          </table:table-cell>
          <table:table-cell office:value-type="float" office:value="27" table:style-name="ce16">
            <text:p>2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豐原區直興街(向陽路173巷至水源路口)</text:p>
          </table:table-cell>
          <table:table-cell office:value-type="float" office:value="1500" table:style-name="ce16">
            <text:p>1,500<text:s/></text:p>
          </table:table-cell>
          <table:table-cell office:value-type="float" office:value="1500" table:style-name="ce16">
            <text:p>1,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鑫合億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側溝</text:p>
          </table:table-cell>
          <table:table-cell office:value-type="string" table:style-name="ce15">
            <text:p>豐原區水源路611巷24弄7號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水溝清理</text:p>
          </table:table-cell>
          <table:table-cell office:value-type="string" table:style-name="ce15">
            <text:p>豐南街92巷水溝清理</text:p>
          </table:table-cell>
          <table:table-cell office:value-type="float" office:value="90" table:style-name="ce16">
            <text:p>90<text:s/></text:p>
          </table:table-cell>
          <table:table-cell office:value-type="float" office:value="90" table:style-name="ce16">
            <text:p>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元希營造股份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明源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北屯區新平里貿易巷經貿二路至96弄</text:p>
          </table:table-cell>
          <table:table-cell office:value-type="float" office:value="220" table:style-name="ce16">
            <text:p>220<text:s/></text:p>
          </table:table-cell>
          <table:table-cell office:value-type="float" office:value="148" table:style-name="ce16">
            <text:p>14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明源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同平巷2弄(同平巷至同平巷2弄50號)</text:p>
          </table:table-cell>
          <table:table-cell office:value-type="float" office:value="680" table:style-name="ce16">
            <text:p>680<text:s/></text:p>
          </table:table-cell>
          <table:table-cell office:value-type="float" office:value="479" table:style-name="ce16">
            <text:p>47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五盛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謝明源議員</text:p>
          </table:table-cell>
          <table:table-cell office:value-type="string" table:style-name="ce15">
            <text:p>黑板樹移除4株（路肩樹）</text:p>
          </table:table-cell>
          <table:table-cell office:value-type="string" table:style-name="ce15">
            <text:p>松順一街7號</text:p>
          </table:table-cell>
          <table:table-cell office:value-type="string" table:style-name="ce16">
            <text:p>無</text:p>
          </table:table-cell>
          <table:table-cell office:value-type="float" office:value="72" table:style-name="ce16">
            <text:p>72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欣樺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沙鹿區斗潭路247-1號前</text:p>
          </table:table-cell>
          <table:table-cell office:value-type="float" office:value="300" table:style-name="ce16">
            <text:p>300<text:s/></text:p>
          </table:table-cell>
          <table:table-cell office:value-type="float" office:value="300" table:style-name="ce16">
            <text:p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樹木移除</text:p>
          </table:table-cell>
          <table:table-cell office:value-type="string" table:style-name="ce15">
            <text:p>沙鹿區英才路82號前</text:p>
          </table:table-cell>
          <table:table-cell office:value-type="float" office:value="37" table:style-name="ce16">
            <text:p>37<text:s/></text:p>
          </table:table-cell>
          <table:table-cell office:value-type="float" office:value="37" table:style-name="ce16">
            <text:p>3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建鑫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肚區遊園路二段181巷</text:p>
          </table:table-cell>
          <table:table-cell office:value-type="float" office:value="470" table:style-name="ce16">
            <text:p>470<text:s/></text:p>
          </table:table-cell>
          <table:table-cell office:value-type="float" office:value="391" table:style-name="ce16">
            <text:p>39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大肚區遊園路二段203巷3弄</text:p>
          </table:table-cell>
          <table:table-cell office:value-type="float" office:value="500" table:style-name="ce16">
            <text:p>500<text:s/></text:p>
          </table:table-cell>
          <table:table-cell office:value-type="float" office:value="531" table:style-name="ce16">
            <text:p>53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世勱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沙鹿區中山路(竹林土雞城~七賢南路)</text:p>
          </table:table-cell>
          <table:table-cell office:value-type="float" office:value="3000" table:style-name="ce16">
            <text:p>3,000<text:s/></text:p>
          </table:table-cell>
          <table:table-cell office:value-type="float" office:value="3000" table:style-name="ce16">
            <text:p>3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航欣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沙鹿區東明巷(英才路至北英街)</text:p>
          </table:table-cell>
          <table:table-cell office:value-type="float" office:value="136" table:style-name="ce16">
            <text:p>136<text:s/></text:p>
          </table:table-cell>
          <table:table-cell office:value-type="float" office:value="136" table:style-name="ce16">
            <text:p>13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沙鹿區東晉路221號(含東晉十一街與東晉路口)</text:p>
          </table:table-cell>
          <table:table-cell office:value-type="float" office:value="270" table:style-name="ce16">
            <text:p>270<text:s/></text:p>
          </table:table-cell>
          <table:table-cell office:value-type="float" office:value="270" table:style-name="ce16">
            <text:p>2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路面改善</text:p>
            <text:p>塊狀護欄</text:p>
          </table:table-cell>
          <table:table-cell office:value-type="string" table:style-name="ce15">
            <text:p>沙鹿區國昌五街1號連結至水裡社街一段</text:p>
          </table:table-cell>
          <table:table-cell office:value-type="float" office:value="910" table:style-name="ce16">
            <text:p>910<text:s/></text:p>
          </table:table-cell>
          <table:table-cell office:value-type="float" office:value="910" table:style-name="ce16">
            <text:p>9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沅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水溝重作</text:p>
          </table:table-cell>
          <table:table-cell office:value-type="string" table:style-name="ce15">
            <text:p>清水區吳厝路330巷前</text:p>
          </table:table-cell>
          <table:table-cell office:value-type="float" office:value="830" table:style-name="ce16">
            <text:p>830<text:s/></text:p>
          </table:table-cell>
          <table:table-cell office:value-type="float" office:value="830" table:style-name="ce16">
            <text:p>8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高比麗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新設護欄</text:p>
          </table:table-cell>
          <table:table-cell office:value-type="string" table:style-name="ce15">
            <text:p>神岡區豐洲里神洲路（350號前路口~399號對面)</text:p>
          </table:table-cell>
          <table:table-cell office:value-type="float" office:value="350" table:style-name="ce16">
            <text:p>350<text:s/></text:p>
          </table:table-cell>
          <table:table-cell office:value-type="float" office:value="324" table:style-name="ce16">
            <text:p>32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籃球場、溜冰場改善</text:p>
          </table:table-cell>
          <table:table-cell office:value-type="string" table:style-name="ce15">
            <text:p>神岡區豐洲公園籃球場及溜冰場改善工程</text:p>
          </table:table-cell>
          <table:table-cell office:value-type="float" office:value="2949" table:style-name="ce16">
            <text:p>2,949<text:s/></text:p>
          </table:table-cell>
          <table:table-cell office:value-type="float" office:value="2752" table:style-name="ce16">
            <text:p>2,75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雜木清除</text:p>
          </table:table-cell>
          <table:table-cell office:value-type="string" table:style-name="ce15">
            <text:p>神岡區山皮里神岡區山皮里山皮段雜木清除</text:p>
          </table:table-cell>
          <table:table-cell office:value-type="float" office:value="45" table:style-name="ce16">
            <text:p>45<text:s/></text:p>
          </table:table-cell>
          <table:table-cell office:value-type="float" office:value="45" table:style-name="ce16">
            <text:p>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植栽綠美化</text:p>
          </table:table-cell>
          <table:table-cell office:value-type="string" table:style-name="ce15">
            <text:p>神岡區豐洲里神岡區豐洲里豐洲公園植栽綠美化</text:p>
          </table:table-cell>
          <table:table-cell office:value-type="float" office:value="100" table:style-name="ce16">
            <text:p>100<text:s/></text:p>
          </table:table-cell>
          <table:table-cell office:value-type="float" office:value="97" table:style-name="ce16">
            <text:p>9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樹頭移除</text:p>
          </table:table-cell>
          <table:table-cell office:value-type="string" table:style-name="ce15">
            <text:p>神岡區豐洲里豐洲公園樹頭移除</text:p>
          </table:table-cell>
          <table:table-cell office:value-type="float" office:value="15" table:style-name="ce16">
            <text:p>15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蕎勝景觀設計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體健設施</text:p>
          </table:table-cell>
          <table:table-cell office:value-type="string" table:style-name="ce15">
            <text:p>神岡區圳前里堵圳公園</text:p>
          </table:table-cell>
          <table:table-cell office:value-type="float" office:value="82" table:style-name="ce16">
            <text:p>82<text:s/></text:p>
          </table:table-cell>
          <table:table-cell office:value-type="float" office:value="152" table:style-name="ce16">
            <text:p>15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涼亭及階梯修繕</text:p>
          </table:table-cell>
          <table:table-cell office:value-type="string" table:style-name="ce15">
            <text:p>神岡區社南里昌平路五段109巷</text:p>
          </table:table-cell>
          <table:table-cell office:value-type="float" office:value="57" table:style-name="ce16">
            <text:p>57<text:s/></text:p>
          </table:table-cell>
          <table:table-cell office:value-type="float" office:value="57" table:style-name="ce16">
            <text:p>5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健康步道</text:p>
          </table:table-cell>
          <table:table-cell office:value-type="string" table:style-name="ce15">
            <text:p>神岡區社南里昌平路五段109巷</text:p>
          </table:table-cell>
          <table:table-cell office:value-type="float" office:value="76" table:style-name="ce16">
            <text:p>76<text:s/></text:p>
          </table:table-cell>
          <table:table-cell office:value-type="float" office:value="50" table:style-name="ce16">
            <text:p>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水溝加蓋</text:p>
          </table:table-cell>
          <table:table-cell office:value-type="string" table:style-name="ce15">
            <text:p>神岡區庄前里神林路68號前</text:p>
          </table:table-cell>
          <table:table-cell office:value-type="float" office:value="30" table:style-name="ce16">
            <text:p>30<text:s/></text:p>
          </table:table-cell>
          <table:table-cell office:value-type="float" office:value="36" table:style-name="ce16">
            <text:p>3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護欄</text:p>
          </table:table-cell>
          <table:table-cell office:value-type="string" table:style-name="ce15">
            <text:p>潭子區栗林里民生街221對面</text:p>
          </table:table-cell>
          <table:table-cell office:value-type="float" office:value="16" table:style-name="ce16">
            <text:p>16<text:s/></text:p>
          </table:table-cell>
          <table:table-cell office:value-type="float" office:value="17" table:style-name="ce16">
            <text:p>1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景觀設施改善</text:p>
          </table:table-cell>
          <table:table-cell office:value-type="string" table:style-name="ce15">
            <text:p>神岡區 豐洲里 豐洲公園<text:s/></text:p>
          </table:table-cell>
          <table:table-cell office:value-type="float" office:value="830" table:style-name="ce16">
            <text:p>830<text:s/></text:p>
          </table:table-cell>
          <table:table-cell office:value-type="float" office:value="838" table:style-name="ce16">
            <text:p>8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廁所</text:p>
          </table:table-cell>
          <table:table-cell office:value-type="string" table:style-name="ce15">
            <text:p>神岡區社南里昌平路五段109巷</text:p>
          </table:table-cell>
          <table:table-cell office:value-type="float" office:value="85" table:style-name="ce16">
            <text:p>85<text:s/></text:p>
          </table:table-cell>
          <table:table-cell office:value-type="float" office:value="85" table:style-name="ce16">
            <text:p>8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籃球網修繕</text:p>
          </table:table-cell>
          <table:table-cell office:value-type="string" table:style-name="ce15">
            <text:p>神岡區豐洲里豐洲公園</text:p>
          </table:table-cell>
          <table:table-cell office:value-type="float" office:value="4" table:style-name="ce16">
            <text:p>4<text:s/></text:p>
          </table:table-cell>
          <table:table-cell office:value-type="float" office:value="4" table:style-name="ce16">
            <text:p>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大原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塗城路433巷(62弄至瑞和街147巷)</text:p>
          </table:table-cell>
          <table:table-cell office:value-type="float" office:value="500" table:style-name="ce16">
            <text:p>500<text:s/></text:p>
          </table:table-cell>
          <table:table-cell office:value-type="float" office:value="500" table:style-name="ce16">
            <text:p>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仁興街(國光路往東約50m)</text:p>
          </table:table-cell>
          <table:table-cell office:value-type="float" office:value="360" table:style-name="ce16">
            <text:p>360<text:s/></text:p>
          </table:table-cell>
          <table:table-cell office:value-type="float" office:value="360" table:style-name="ce16">
            <text:p>3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中興路二段556巷</text:p>
          </table:table-cell>
          <table:table-cell office:value-type="float" office:value="130" table:style-name="ce16">
            <text:p>130<text:s/></text:p>
          </table:table-cell>
          <table:table-cell office:value-type="float" office:value="130" table:style-name="ce16">
            <text:p>1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仁化路1095巷</text:p>
          </table:table-cell>
          <table:table-cell office:value-type="float" office:value="400" table:style-name="ce16">
            <text:p>400<text:s/></text:p>
          </table:table-cell>
          <table:table-cell office:value-type="float" office:value="400" table:style-name="ce16">
            <text:p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上興街二段51巷</text:p>
          </table:table-cell>
          <table:table-cell office:value-type="float" office:value="500" table:style-name="ce16">
            <text:p>500<text:s/></text:p>
          </table:table-cell>
          <table:table-cell office:value-type="float" office:value="500" table:style-name="ce16">
            <text:p>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磊橋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美群路176巷及148巷</text:p>
          </table:table-cell>
          <table:table-cell office:value-type="float" office:value="620" table:style-name="ce16">
            <text:p>620<text:s/></text:p>
          </table:table-cell>
          <table:table-cell office:value-type="float" office:value="620" table:style-name="ce16">
            <text:p>6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text:s/>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里區立仁路227巷</text:p>
          </table:table-cell>
          <table:table-cell office:value-type="float" office:value="152" table:style-name="ce16">
            <text:p>152<text:s/></text:p>
          </table:table-cell>
          <table:table-cell office:value-type="float" office:value="152" table:style-name="ce16">
            <text:p>15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里區立仁路247巷</text:p>
          </table:table-cell>
          <table:table-cell office:value-type="float" office:value="250" table:style-name="ce16">
            <text:p>250<text:s/></text:p>
          </table:table-cell>
          <table:table-cell office:value-type="float" office:value="250" table:style-name="ce16">
            <text:p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霧峰區北岸路80號至80-20號</text:p>
          </table:table-cell>
          <table:table-cell office:value-type="float" office:value="145" table:style-name="ce16">
            <text:p>145<text:s/></text:p>
          </table:table-cell>
          <table:table-cell office:value-type="float" office:value="145" table:style-name="ce16">
            <text:p>14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霧峰區光明西路</text:p>
          </table:table-cell>
          <table:table-cell office:value-type="float" office:value="443" table:style-name="ce16">
            <text:p>443<text:s/></text:p>
          </table:table-cell>
          <table:table-cell office:value-type="float" office:value="443" table:style-name="ce16">
            <text:p>44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大里區立仁一路46巷</text:p>
          </table:table-cell>
          <table:table-cell office:value-type="float" office:value="190" table:style-name="ce16">
            <text:p>190<text:s/></text:p>
          </table:table-cell>
          <table:table-cell office:value-type="float" office:value="190" table:style-name="ce16">
            <text:p>1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柏鼎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路面修復</text:p>
          </table:table-cell>
          <table:table-cell office:value-type="string" table:style-name="ce15">
            <text:p>霧峰區中正路393巷</text:p>
          </table:table-cell>
          <table:table-cell office:value-type="float" office:value="470" table:style-name="ce16">
            <text:p>470<text:s/></text:p>
          </table:table-cell>
          <table:table-cell office:value-type="float" office:value="310" table:style-name="ce16">
            <text:p>3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慶裕成營造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4">
            <text:p>蘇柏興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霧峰區新埔路五福國小附近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4">
            <text:p>蘇柏興議員</text:p>
          </table:table-cell>
          <table:table-cell office:value-type="string" table:style-name="ce15">
            <text:p>路燈增設</text:p>
          </table:table-cell>
          <table:table-cell office:value-type="string" table:style-name="ce15">
            <text:p>大里區爽文路819號(爽文幹63)</text:p>
          </table:table-cell>
          <table:table-cell office:value-type="float" office:value="6" table:style-name="ce16">
            <text:p>6<text:s/></text:p>
          </table:table-cell>
          <table:table-cell office:value-type="float" office:value="6" table:style-name="ce16">
            <text:p>6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佳翔水電工程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重建暗溝</text:p>
          </table:table-cell>
          <table:table-cell office:value-type="string" table:style-name="ce15">
            <text:p>新設區 東湖街一段99巷 重建暗溝250m</text:p>
          </table:table-cell>
          <table:table-cell office:value-type="float" office:value="1000" table:style-name="ce16">
            <text:p>1,000<text:s/></text:p>
          </table:table-cell>
          <table:table-cell office:value-type="float" office:value="896" table:style-name="ce16">
            <text:p>89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齊力營造工程股份有限公司<text:s/>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避車道</text:p>
          </table:table-cell>
          <table:table-cell office:value-type="string" table:style-name="ce15">
            <text:p>新社區中95線中和橋旁</text:p>
          </table:table-cell>
          <table:table-cell office:value-type="float" office:value="550" table:style-name="ce16">
            <text:p>550<text:s/></text:p>
          </table:table-cell>
          <table:table-cell office:value-type="float" office:value="550" table:style-name="ce16">
            <text:p>5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側溝改善</text:p>
          </table:table-cell>
          <table:table-cell office:value-type="string" table:style-name="ce15">
            <text:p>新社區協成里中93協中街241號排水溝蓋多處改善及更換</text:p>
          </table:table-cell>
          <table:table-cell office:value-type="float" office:value="95" table:style-name="ce16">
            <text:p>95<text:s/></text:p>
          </table:table-cell>
          <table:table-cell office:value-type="float" office:value="83" table:style-name="ce16">
            <text:p>8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新建排水溝</text:p>
          </table:table-cell>
          <table:table-cell office:value-type="string" table:style-name="ce15">
            <text:p>新社區福興里中95-1線(電桿編號美林幹52)排水溝L=76M</text:p>
          </table:table-cell>
          <table:table-cell office:value-type="float" office:value="360" table:style-name="ce16">
            <text:p>360<text:s/></text:p>
          </table:table-cell>
          <table:table-cell office:value-type="float" office:value="360" table:style-name="ce16">
            <text:p>3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新社區中興嶺速邁樂加油站旁路面多處坍陷補修</text:p>
          </table:table-cell>
          <table:table-cell office:value-type="float" office:value="110" table:style-name="ce16">
            <text:p>110<text:s/></text:p>
          </table:table-cell>
          <table:table-cell office:value-type="float" office:value="95" table:style-name="ce16">
            <text:p>9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箱涵、涵管</text:p>
          </table:table-cell>
          <table:table-cell office:value-type="string" table:style-name="ce15">
            <text:p>新社區永源里水井街198前</text:p>
          </table:table-cell>
          <table:table-cell office:value-type="float" office:value="2050" table:style-name="ce16">
            <text:p>2,050<text:s/></text:p>
          </table:table-cell>
          <table:table-cell office:value-type="float" office:value="2049" table:style-name="ce16">
            <text:p>2,04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齊力營造工程股份有限公司<text:s/>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路面改善</text:p>
          </table:table-cell>
          <table:table-cell office:value-type="string" table:style-name="ce15">
            <text:p>新社區慶西里興和產業道路11k處(中95線)</text:p>
          </table:table-cell>
          <table:table-cell office:value-type="float" office:value="950" table:style-name="ce16">
            <text:p>950<text:s/></text:p>
          </table:table-cell>
          <table:table-cell office:value-type="float" office:value="950" table:style-name="ce16">
            <text:p>9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方正切割</text:p>
          </table:table-cell>
          <table:table-cell office:value-type="string" table:style-name="ce15">
            <text:p>新社區中和街五段7-11旁</text:p>
          </table:table-cell>
          <table:table-cell office:value-type="float" office:value="50" table:style-name="ce16">
            <text:p>50<text:s/></text:p>
          </table:table-cell>
          <table:table-cell office:value-type="float" office:value="15" table:style-name="ce16">
            <text:p>1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方正切割</text:p>
          </table:table-cell>
          <table:table-cell office:value-type="string" table:style-name="ce15">
            <text:p>新社區金星橋前</text:p>
          </table:table-cell>
          <table:table-cell office:value-type="float" office:value="50" table:style-name="ce16">
            <text:p>50<text:s/></text:p>
          </table:table-cell>
          <table:table-cell office:value-type="float" office:value="13" table:style-name="ce16">
            <text:p>1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7">
            <text:p>建設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久育營造有限公司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江肇國議員</text:p>
          </table:table-cell>
          <table:table-cell office:value-type="string" table:style-name="ce15">
            <text:p>新設特種閃光號誌</text:p>
          </table:table-cell>
          <table:table-cell office:value-type="string" table:style-name="ce15">
            <text:p>南屯區南屯路一段/五權八街131巷</text:p>
          </table:table-cell>
          <table:table-cell office:value-type="float" office:value="180" table:style-name="ce16">
            <text:p>180<text:s/></text:p>
          </table:table-cell>
          <table:table-cell office:value-type="float" office:value="180" table:style-name="ce16">
            <text:p>18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新設特種閃光號誌</text:p>
          </table:table-cell>
          <table:table-cell office:value-type="string" table:style-name="ce15">
            <text:p>烏日區九德街/環中路口</text:p>
          </table:table-cell>
          <table:table-cell office:value-type="float" office:value="62" table:style-name="ce16">
            <text:p>62<text:s/></text:p>
          </table:table-cell>
          <table:table-cell office:value-type="float" office:value="62" table:style-name="ce16">
            <text:p>62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張耀中議員</text:p>
          </table:table-cell>
          <table:table-cell office:value-type="string" table:style-name="ce15">
            <text:p>新設特種閃光號誌</text:p>
          </table:table-cell>
          <table:table-cell office:value-type="string" table:style-name="ce15">
            <text:p>南屯區忠勇路/同安北巷口</text:p>
          </table:table-cell>
          <table:table-cell office:value-type="float" office:value="78" table:style-name="ce16">
            <text:p>78<text:s/></text:p>
          </table:table-cell>
          <table:table-cell office:value-type="float" office:value="78" table:style-name="ce16">
            <text:p>7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潭子區勝利路/勝利十二街</text:p>
          </table:table-cell>
          <table:table-cell office:value-type="float" office:value="88" table:style-name="ce16">
            <text:p>88<text:s/></text:p>
          </table:table-cell>
          <table:table-cell office:value-type="float" office:value="88" table:style-name="ce16">
            <text:p>8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李天生、張芬郁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霧峰區中正路/民權街</text:p>
          </table:table-cell>
          <table:table-cell office:value-type="float" office:value="152" table:style-name="ce16">
            <text:p>152<text:s/></text:p>
          </table:table-cell>
          <table:table-cell office:value-type="float" office:value="152" table:style-name="ce16">
            <text:p>152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潭子區福潭路潭陽國小側門</text:p>
          </table:table-cell>
          <table:table-cell office:value-type="float" office:value="116" table:style-name="ce16">
            <text:p>116<text:s/></text:p>
          </table:table-cell>
          <table:table-cell office:value-type="float" office:value="116" table:style-name="ce16">
            <text:p>11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江肇國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中區建國路與民族路</text:p>
          </table:table-cell>
          <table:table-cell office:value-type="float" office:value="158" table:style-name="ce16">
            <text:p>158<text:s/></text:p>
          </table:table-cell>
          <table:table-cell office:value-type="float" office:value="158" table:style-name="ce16">
            <text:p>15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何敏誠、邱素貞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東區十甲東路東英十一街</text:p>
          </table:table-cell>
          <table:table-cell office:value-type="float" office:value="146" table:style-name="ce16">
            <text:p>146<text:s/></text:p>
          </table:table-cell>
          <table:table-cell office:value-type="float" office:value="146" table:style-name="ce16">
            <text:p>14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神岡區大洲路/前寮路</text:p>
          </table:table-cell>
          <table:table-cell office:value-type="float" office:value="138" table:style-name="ce16">
            <text:p>138<text:s/></text:p>
          </table:table-cell>
          <table:table-cell office:value-type="float" office:value="138" table:style-name="ce16">
            <text:p>13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北區青島路二段/文昌東一街</text:p>
          </table:table-cell>
          <table:table-cell office:value-type="float" office:value="84" table:style-name="ce16">
            <text:p>84<text:s/></text:p>
          </table:table-cell>
          <table:table-cell office:value-type="float" office:value="84" table:style-name="ce16">
            <text:p>84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林士昌、吳瓊華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大肚區萬興路/沙田路三段245巷</text:p>
          </table:table-cell>
          <table:table-cell office:value-type="float" office:value="175" table:style-name="ce16">
            <text:p>175<text:s/></text:p>
          </table:table-cell>
          <table:table-cell office:value-type="float" office:value="175" table:style-name="ce16">
            <text:p>17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邱素貞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南區合作街/仁和二街口</text:p>
          </table:table-cell>
          <table:table-cell office:value-type="float" office:value="174" table:style-name="ce16">
            <text:p>174<text:s/></text:p>
          </table:table-cell>
          <table:table-cell office:value-type="float" office:value="174" table:style-name="ce16">
            <text:p>174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潭子區豐興路一段350巷口</text:p>
          </table:table-cell>
          <table:table-cell office:value-type="float" office:value="131" table:style-name="ce16">
            <text:p>131<text:s/></text:p>
          </table:table-cell>
          <table:table-cell office:value-type="float" office:value="131" table:style-name="ce16">
            <text:p>13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何敏誠、邱素貞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東區十甲東路/東英十一街</text:p>
          </table:table-cell>
          <table:table-cell office:value-type="float" office:value="171" table:style-name="ce16">
            <text:p>171<text:s/></text:p>
          </table:table-cell>
          <table:table-cell office:value-type="float" office:value="171" table:style-name="ce16">
            <text:p>17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大雅區大洲路/前寮路</text:p>
          </table:table-cell>
          <table:table-cell office:value-type="float" office:value="161" table:style-name="ce16">
            <text:p>161<text:s/></text:p>
          </table:table-cell>
          <table:table-cell office:value-type="float" office:value="161" table:style-name="ce16">
            <text:p>16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3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吳顯森議員</text:p>
          </table:table-cell>
          <table:table-cell office:value-type="string" table:style-name="ce15">
            <text:p>閃光號誌改三色紅綠燈號誌</text:p>
          </table:table-cell>
          <table:table-cell office:value-type="string" table:style-name="ce15">
            <text:p>大雅區雅秀路/秀山十一路</text:p>
          </table:table-cell>
          <table:table-cell office:value-type="float" office:value="173" table:style-name="ce16">
            <text:p>173<text:s/></text:p>
          </table:table-cell>
          <table:table-cell office:value-type="float" office:value="173" table:style-name="ce16">
            <text:p>173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大甲區中山路二段/日南路口</text:p>
          </table:table-cell>
          <table:table-cell office:value-type="float" office:value="199" table:style-name="ce16">
            <text:p>199<text:s/></text:p>
          </table:table-cell>
          <table:table-cell office:value-type="float" office:value="199" table:style-name="ce16">
            <text:p>199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17">
          <table:table-cell office:value-type="string" table:style-name="ce14">
            <text:p>陳淑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1.西屯區福星路/寶慶街50巷</text:p>
            <text:p>2.西屯區福林路/福順路口</text:p>
            <text:p>3.西屯區安和二街/安和西路</text:p>
            <text:p>4.西屯區西屯路二段297-8巷</text:p>
            <text:p>5.西屯區西屯路二段297-8巷/逢明街</text:p>
          </table:table-cell>
          <table:table-cell office:value-type="float" office:value="1006" table:style-name="ce16">
            <text:p>1,006<text:s/></text:p>
          </table:table-cell>
          <table:table-cell office:value-type="float" office:value="1006" table:style-name="ce16">
            <text:p>1,00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林素真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霧峰區柳豐路亞洲驛站前</text:p>
          </table:table-cell>
          <table:table-cell office:value-type="float" office:value="175" table:style-name="ce16">
            <text:p>175<text:s/></text:p>
          </table:table-cell>
          <table:table-cell office:value-type="float" office:value="175" table:style-name="ce16">
            <text:p>17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霧峰區民生路347-8號前路口</text:p>
          </table:table-cell>
          <table:table-cell office:value-type="float" office:value="175" table:style-name="ce16">
            <text:p>175<text:s/></text:p>
          </table:table-cell>
          <table:table-cell office:value-type="float" office:value="175" table:style-name="ce16">
            <text:p>17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大雅區雅秀路與15巷/秀山一路口</text:p>
          </table:table-cell>
          <table:table-cell office:value-type="float" office:value="171" table:style-name="ce16">
            <text:p>171<text:s/></text:p>
          </table:table-cell>
          <table:table-cell office:value-type="float" office:value="171" table:style-name="ce16">
            <text:p>17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松明街/松義街口</text:p>
          </table:table-cell>
          <table:table-cell office:value-type="float" office:value="238" table:style-name="ce16">
            <text:p>238<text:s/></text:p>
          </table:table-cell>
          <table:table-cell office:value-type="float" office:value="238" table:style-name="ce16">
            <text:p>23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大連路三段21巷/崇德二路一段口</text:p>
          </table:table-cell>
          <table:table-cell office:value-type="float" office:value="236" table:style-name="ce16">
            <text:p>236<text:s/></text:p>
          </table:table-cell>
          <table:table-cell office:value-type="float" office:value="236" table:style-name="ce16">
            <text:p>23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晉旺節能有限公司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鄭功進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東區大智路/建興街口</text:p>
          </table:table-cell>
          <table:table-cell office:value-type="float" office:value="244" table:style-name="ce16">
            <text:p>244<text:s/></text:p>
          </table:table-cell>
          <table:table-cell office:value-type="float" office:value="244" table:style-name="ce16">
            <text:p>244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9">
            <text:p>曾朝榮、陳成添、賴順仁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軍福11路/和福路口</text:p>
          </table:table-cell>
          <table:table-cell office:value-type="float" office:value="216" table:style-name="ce16">
            <text:p>216<text:s/></text:p>
          </table:table-cell>
          <table:table-cell office:value-type="float" office:value="216" table:style-name="ce16">
            <text:p>21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東光路/東光東街口</text:p>
          </table:table-cell>
          <table:table-cell office:value-type="float" office:value="210" table:style-name="ce16">
            <text:p>210<text:s/></text:p>
          </table:table-cell>
          <table:table-cell office:value-type="float" office:value="210" table:style-name="ce16">
            <text:p>21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旱溪東路三段/軍福18路口</text:p>
          </table:table-cell>
          <table:table-cell office:value-type="float" office:value="214" table:style-name="ce16">
            <text:p>214<text:s/></text:p>
          </table:table-cell>
          <table:table-cell office:value-type="float" office:value="214" table:style-name="ce16">
            <text:p>214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style-name="ce12"/>
          <table:table-cell table:number-columns-repeated="246" table:style-name="ce11"/>
          <table:table-cell table:number-columns-repeated="16128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東山路一段/218巷/一新一街口</text:p>
          </table:table-cell>
          <table:table-cell office:value-type="float" office:value="303" table:style-name="ce16">
            <text:p>303<text:s/></text:p>
          </table:table-cell>
          <table:table-cell office:value-type="float" office:value="303" table:style-name="ce16">
            <text:p>303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賴順仁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軍福九路/景賢二路口</text:p>
          </table:table-cell>
          <table:table-cell office:value-type="float" office:value="217" table:style-name="ce16">
            <text:p>217<text:s/></text:p>
          </table:table-cell>
          <table:table-cell office:value-type="float" office:value="217" table:style-name="ce16">
            <text:p>217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范淞育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國豐街/富強街口</text:p>
          </table:table-cell>
          <table:table-cell office:value-type="float" office:value="215" table:style-name="ce16">
            <text:p>215<text:s/></text:p>
          </table:table-cell>
          <table:table-cell office:value-type="float" office:value="215" table:style-name="ce16">
            <text:p>21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漢口路四段/東漢街口</text:p>
          </table:table-cell>
          <table:table-cell office:value-type="float" office:value="286" table:style-name="ce16">
            <text:p>286<text:s/></text:p>
          </table:table-cell>
          <table:table-cell office:value-type="float" office:value="286" table:style-name="ce16">
            <text:p>28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北平路二段/文昌東二街口</text:p>
          </table:table-cell>
          <table:table-cell office:value-type="float" office:value="216" table:style-name="ce16">
            <text:p>216<text:s/></text:p>
          </table:table-cell>
          <table:table-cell office:value-type="float" office:value="216" table:style-name="ce16">
            <text:p>21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松竹路二段449號前(土地公廟旁)路口</text:p>
          </table:table-cell>
          <table:table-cell office:value-type="float" office:value="140" table:style-name="ce16">
            <text:p>140<text:s/></text:p>
          </table:table-cell>
          <table:table-cell office:value-type="float" office:value="140" table:style-name="ce16">
            <text:p>14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健行路/大義街口</text:p>
          </table:table-cell>
          <table:table-cell office:value-type="float" office:value="190" table:style-name="ce16">
            <text:p>190<text:s/></text:p>
          </table:table-cell>
          <table:table-cell office:value-type="float" office:value="190" table:style-name="ce16">
            <text:p>19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何敏誠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東區自由路四段/一心街</text:p>
          </table:table-cell>
          <table:table-cell office:value-type="float" office:value="216" table:style-name="ce16">
            <text:p>216<text:s/></text:p>
          </table:table-cell>
          <table:table-cell office:value-type="float" office:value="216" table:style-name="ce16">
            <text:p>21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陳政顯、賴佳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梅豐街/國強街</text:p>
          </table:table-cell>
          <table:table-cell office:value-type="float" office:value="215" table:style-name="ce16">
            <text:p>215<text:s/></text:p>
          </table:table-cell>
          <table:table-cell office:value-type="float" office:value="215" table:style-name="ce16">
            <text:p>21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東光東街/東成三街</text:p>
          </table:table-cell>
          <table:table-cell office:value-type="float" office:value="215" table:style-name="ce16">
            <text:p>215<text:s/></text:p>
          </table:table-cell>
          <table:table-cell office:value-type="float" office:value="215" table:style-name="ce16">
            <text:p>21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漢口路三段/太原四街</text:p>
          </table:table-cell>
          <table:table-cell office:value-type="float" office:value="190" table:style-name="ce16">
            <text:p>190<text:s/></text:p>
          </table:table-cell>
          <table:table-cell office:value-type="float" office:value="190" table:style-name="ce16">
            <text:p>19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范淞育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崇德路一段/北興街</text:p>
          </table:table-cell>
          <table:table-cell office:value-type="float" office:value="221" table:style-name="ce16">
            <text:p>221<text:s/></text:p>
          </table:table-cell>
          <table:table-cell office:value-type="float" office:value="221" table:style-name="ce16">
            <text:p>22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太平區太順路/新興二街</text:p>
          </table:table-cell>
          <table:table-cell office:value-type="float" office:value="276" table:style-name="ce16">
            <text:p>276<text:s/></text:p>
          </table:table-cell>
          <table:table-cell office:value-type="float" office:value="276" table:style-name="ce16">
            <text:p>27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何明杰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太平區溪洲路/宜昌東路口</text:p>
          </table:table-cell>
          <table:table-cell office:value-type="float" office:value="255" table:style-name="ce16">
            <text:p>255<text:s/></text:p>
          </table:table-cell>
          <table:table-cell office:value-type="float" office:value="255" table:style-name="ce16">
            <text:p>25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賴佳微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中華路二段/錦平街口</text:p>
          </table:table-cell>
          <table:table-cell office:value-type="float" office:value="245" table:style-name="ce16">
            <text:p>245<text:s/></text:p>
          </table:table-cell>
          <table:table-cell office:value-type="float" office:value="245" table:style-name="ce16">
            <text:p>24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范淞育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北平路二段與文昌東一街口</text:p>
          </table:table-cell>
          <table:table-cell office:value-type="float" office:value="253" table:style-name="ce16">
            <text:p>253<text:s/></text:p>
          </table:table-cell>
          <table:table-cell office:value-type="float" office:value="253" table:style-name="ce16">
            <text:p>253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1"/>
          <table:table-cell table:number-columns-repeated="16128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太平區東平路/東平路777巷</text:p>
          </table:table-cell>
          <table:table-cell office:value-type="float" office:value="252" table:style-name="ce16">
            <text:p>252<text:s/></text:p>
          </table:table-cell>
          <table:table-cell office:value-type="float" office:value="252" table:style-name="ce16">
            <text:p>252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2"/>
          <table:table-cell table:number-columns-repeated="16128"/>
        </table:table-row>
        <table:table-row table:style-name="ro4">
          <table:table-cell office:value-type="string" table:style-name="ce14">
            <text:p>何明杰、張玉嬿、賴義鍠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太平區育仁路/育仁路181巷.182巷口</text:p>
          </table:table-cell>
          <table:table-cell office:value-type="float" office:value="254" table:style-name="ce16">
            <text:p>254<text:s/></text:p>
          </table:table-cell>
          <table:table-cell office:value-type="float" office:value="254" table:style-name="ce16">
            <text:p>254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2"/>
          <table:table-cell table:number-columns-repeated="16128"/>
        </table:table-row>
        <table:table-row table:style-name="ro4">
          <table:table-cell office:value-type="string" table:style-name="ce14">
            <text:p>陳政顯、范淞育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興進路/自強街口</text:p>
          </table:table-cell>
          <table:table-cell office:value-type="float" office:value="245" table:style-name="ce16">
            <text:p>245<text:s/></text:p>
          </table:table-cell>
          <table:table-cell office:value-type="float" office:value="245" table:style-name="ce16">
            <text:p>24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2"/>
          <table:table-cell table:number-columns-repeated="16128"/>
        </table:table-row>
        <table:table-row table:style-name="ro4">
          <table:table-cell office:value-type="string" table:style-name="ce14">
            <text:p>陳成添、蘇慶雲、賴順仁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東山路/民興巷</text:p>
          </table:table-cell>
          <table:table-cell office:value-type="float" office:value="252" table:style-name="ce16">
            <text:p>252<text:s/></text:p>
          </table:table-cell>
          <table:table-cell office:value-type="float" office:value="252" table:style-name="ce16">
            <text:p>252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2"/>
          <table:table-cell table:number-columns-repeated="16128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屯區松竹路/建功巷</text:p>
          </table:table-cell>
          <table:table-cell office:value-type="float" office:value="260" table:style-name="ce16">
            <text:p>260<text:s/></text:p>
          </table:table-cell>
          <table:table-cell office:value-type="float" office:value="260" table:style-name="ce16">
            <text:p>26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247" table:style-name="ce12"/>
          <table:table-cell table:number-columns-repeated="16128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北區中清路/德化街</text:p>
          </table:table-cell>
          <table:table-cell office:value-type="float" office:value="261" table:style-name="ce16">
            <text:p>261<text:s/></text:p>
          </table:table-cell>
          <table:table-cell office:value-type="float" office:value="261" table:style-name="ce16">
            <text:p>26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普烙公司</text:p>
            <text:p>(開口契約)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張耀中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南屯區黎明路一段/楓樹二街口</text:p>
          </table:table-cell>
          <table:table-cell office:value-type="float" office:value="238" table:style-name="ce16">
            <text:p>238<text:s/></text:p>
          </table:table-cell>
          <table:table-cell office:value-type="float" office:value="238" table:style-name="ce16">
            <text:p>23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朱暖英議員</text:p>
            <text:p>劉士州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南屯區文心南五路一段260巷口</text:p>
          </table:table-cell>
          <table:table-cell office:value-type="float" office:value="248" table:style-name="ce16">
            <text:p>248<text:s/></text:p>
          </table:table-cell>
          <table:table-cell office:value-type="float" office:value="248" table:style-name="ce16">
            <text:p>248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4">
            <text:p>吳瓊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烏日區溪南路一段/溪南路一段988巷口</text:p>
          </table:table-cell>
          <table:table-cell office:value-type="float" office:value="323" table:style-name="ce16">
            <text:p>323<text:s/></text:p>
          </table:table-cell>
          <table:table-cell office:value-type="float" office:value="323" table:style-name="ce16">
            <text:p>323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芬郁、蘇柏興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大里區東南路與73巷增設閃光、工業路與工業十一路</text:p>
          </table:table-cell>
          <table:table-cell office:value-type="float" office:value="335" table:style-name="ce16">
            <text:p>335<text:s/></text:p>
          </table:table-cell>
          <table:table-cell office:value-type="float" office:value="335" table:style-name="ce16">
            <text:p>33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西屯區寧夏路/寧夏東一街口</text:p>
          </table:table-cell>
          <table:table-cell office:value-type="float" office:value="223" table:style-name="ce16">
            <text:p>223<text:s/></text:p>
          </table:table-cell>
          <table:table-cell office:value-type="float" office:value="223" table:style-name="ce16">
            <text:p>223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、張芬郁、張滄沂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福新橋東側/水防道路</text:p>
          </table:table-cell>
          <table:table-cell office:value-type="float" office:value="276" table:style-name="ce16">
            <text:p>276<text:s/></text:p>
          </table:table-cell>
          <table:table-cell office:value-type="float" office:value="276" table:style-name="ce16">
            <text:p>27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清水區和睦路三段/吳厝六街</text:p>
          </table:table-cell>
          <table:table-cell office:value-type="float" office:value="226" table:style-name="ce16">
            <text:p>226<text:s/></text:p>
          </table:table-cell>
          <table:table-cell office:value-type="float" office:value="226" table:style-name="ce16">
            <text:p>226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廖乃綸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西屯區甘肅路/永昌三街/天水中街</text:p>
          </table:table-cell>
          <table:table-cell office:value-type="float" office:value="252" table:style-name="ce16">
            <text:p>252<text:s/></text:p>
          </table:table-cell>
          <table:table-cell office:value-type="float" office:value="252" table:style-name="ce16">
            <text:p>252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士州、何文海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南屯區文心南五路/豐偉路</text:p>
          </table:table-cell>
          <table:table-cell office:value-type="float" office:value="261" table:style-name="ce16">
            <text:p>261<text:s/></text:p>
          </table:table-cell>
          <table:table-cell office:value-type="float" office:value="261" table:style-name="ce16">
            <text:p>26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清照副議長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清水區中山路/北寧路口</text:p>
          </table:table-cell>
          <table:table-cell office:value-type="float" office:value="271" table:style-name="ce16">
            <text:p>271<text:s/></text:p>
          </table:table-cell>
          <table:table-cell office:value-type="float" office:value="271" table:style-name="ce16">
            <text:p>271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淑華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洛陽路/洛陽路125巷口</text:p>
          </table:table-cell>
          <table:table-cell office:value-type="float" office:value="255" table:style-name="ce16">
            <text:p>255<text:s/></text:p>
          </table:table-cell>
          <table:table-cell office:value-type="float" office:value="255" table:style-name="ce16">
            <text:p>255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新設三色紅綠燈號誌</text:p>
          </table:table-cell>
          <table:table-cell office:value-type="string" table:style-name="ce15">
            <text:p>中正街/文昌街口</text:p>
          </table:table-cell>
          <table:table-cell office:value-type="float" office:value="320" table:style-name="ce16">
            <text:p>320<text:s/></text:p>
          </table:table-cell>
          <table:table-cell office:value-type="float" office:value="320" table:style-name="ce16">
            <text:p>320<text:s/></text:p>
          </table:table-cell>
          <table:table-cell office:value-type="string" table:style-name="ce15">
            <text:p>一般建築及設備-</text:p>
            <text:p>一般建築及設備-</text:p>
            <text:p>設備及投資</text:p>
          </table:table-cell>
          <table:table-cell office:value-type="string" table:style-name="ce17">
            <text:p>交通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信威公司</text:p>
            <text:p>(開口契約)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慶雲議員</text:p>
          </table:table-cell>
          <table:table-cell office:value-type="string" table:style-name="ce15">
            <text:p>新社區協成里大南段大南小段203-735地號道路排水設施工程</text:p>
          </table:table-cell>
          <table:table-cell office:value-type="string" table:style-name="ce15">
            <text:p>新社區</text:p>
          </table:table-cell>
          <table:table-cell office:value-type="string" table:style-name="ce16">
            <text:p>無</text:p>
          </table:table-cell>
          <table:table-cell office:value-type="float" office:value="562" table:style-name="ce16">
            <text:p>562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潭子區聚興里湳底巷聚興段774-46地號農路路基修復工程</text:p>
          </table:table-cell>
          <table:table-cell office:value-type="string" table:style-name="ce15">
            <text:p>潭子區</text:p>
          </table:table-cell>
          <table:table-cell office:value-type="string" table:style-name="ce16">
            <text:p>無</text:p>
          </table:table-cell>
          <table:table-cell office:value-type="float" office:value="425" table:style-name="ce16">
            <text:p>425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新社區協成里大南段大南小段203-926地號旁農路改善工程</text:p>
          </table:table-cell>
          <table:table-cell office:value-type="string" table:style-name="ce15">
            <text:p>新社區</text:p>
          </table:table-cell>
          <table:table-cell office:value-type="string" table:style-name="ce16">
            <text:p>無</text:p>
          </table:table-cell>
          <table:table-cell office:value-type="float" office:value="1124" table:style-name="ce16">
            <text:p>1,124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朝國議員</text:p>
          </table:table-cell>
          <table:table-cell office:value-type="string" table:style-name="ce15">
            <text:p>潭子區聚興里潭興路一段湳底巷刀石坑產業道路旁野溪整治工程</text:p>
          </table:table-cell>
          <table:table-cell office:value-type="string" table:style-name="ce15">
            <text:p>潭子區</text:p>
          </table:table-cell>
          <table:table-cell office:value-type="string" table:style-name="ce16">
            <text:p>無</text:p>
          </table:table-cell>
          <table:table-cell office:value-type="float" office:value="2383" table:style-name="ce16">
            <text:p>2,383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蕭隆澤議員</text:p>
          </table:table-cell>
          <table:table-cell office:value-type="string" table:style-name="ce15">
            <text:p>潭子區東寶里產業道路路面修復工程</text:p>
          </table:table-cell>
          <table:table-cell office:value-type="string" table:style-name="ce15">
            <text:p>潭子區</text:p>
          </table:table-cell>
          <table:table-cell office:value-type="string" table:style-name="ce16">
            <text:p>無</text:p>
          </table:table-cell>
          <table:table-cell office:value-type="float" office:value="512" table:style-name="ce16">
            <text:p>512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朱元宏議員</text:p>
          </table:table-cell>
          <table:table-cell office:value-type="string" table:style-name="ce15">
            <text:p>和平區達觀里雪山坑農路改善工程</text:p>
          </table:table-cell>
          <table:table-cell office:value-type="string" table:style-name="ce15">
            <text:p>和平區</text:p>
          </table:table-cell>
          <table:table-cell office:value-type="string" table:style-name="ce16">
            <text:p>無</text:p>
          </table:table-cell>
          <table:table-cell office:value-type="float" office:value="1946" table:style-name="ce16">
            <text:p>1,946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威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豐原區東陽里下南坑段670-1、671地號旁坑溝整治工程</text:p>
          </table:table-cell>
          <table:table-cell office:value-type="string" table:style-name="ce15">
            <text:p>豐原區</text:p>
          </table:table-cell>
          <table:table-cell office:value-type="string" table:style-name="ce16">
            <text:p>無</text:p>
          </table:table-cell>
          <table:table-cell office:value-type="float" office:value="713" table:style-name="ce16">
            <text:p>713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威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瀞分議員</text:p>
          </table:table-cell>
          <table:table-cell office:value-type="string" table:style-name="ce15">
            <text:p>豐原區東陽里下南坑段939地號野溪整治工程</text:p>
          </table:table-cell>
          <table:table-cell office:value-type="string" table:style-name="ce15">
            <text:p>豐原區</text:p>
          </table:table-cell>
          <table:table-cell office:value-type="string" table:style-name="ce16">
            <text:p>無</text:p>
          </table:table-cell>
          <table:table-cell office:value-type="float" office:value="931" table:style-name="ce16">
            <text:p>93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威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義鍠議員</text:p>
          </table:table-cell>
          <table:table-cell office:value-type="string" table:style-name="ce15">
            <text:p>太平區興隆里光興路1266巷155巷2號旁山溝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1417" table:style-name="ce16">
            <text:p>1,417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蘇柏興議員</text:p>
          </table:table-cell>
          <table:table-cell office:value-type="string" table:style-name="ce15">
            <text:p>太平區黃竹里竹正路(健民枝95至健民枝96)上邊坡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971" table:style-name="ce16">
            <text:p>97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明杰議員</text:p>
          </table:table-cell>
          <table:table-cell office:value-type="string" table:style-name="ce15">
            <text:p>太平區東汴里長龍路四段25巷支線(起點：芬園枝13)路面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1276" table:style-name="ce16">
            <text:p>1,276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羅永珍議員</text:p>
          </table:table-cell>
          <table:table-cell office:value-type="string" table:style-name="ce15">
            <text:p>太平區頭汴里中坑巷(電桿編號：中坑枝54)旁坑溝護岸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611" table:style-name="ce16">
            <text:p>61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太平區大興里作料坑農路(廍子坑枝60)上邊坡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951" table:style-name="ce16">
            <text:p>95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洪金福議員</text:p>
          </table:table-cell>
          <table:table-cell office:value-type="string" table:style-name="ce15">
            <text:p>太平區頭汴里小中坑農路旁坑溝護岸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811" table:style-name="ce16">
            <text:p>81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麗華議員</text:p>
          </table:table-cell>
          <table:table-cell office:value-type="string" table:style-name="ce15">
            <text:p>太平區福隆里光興路1778巷內湖段上游坑溝護岸新建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459" table:style-name="ce16">
            <text:p>459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滄沂議員</text:p>
          </table:table-cell>
          <table:table-cell office:value-type="string" table:style-name="ce15">
            <text:p>太平區東汴里石門坑農路改善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1550" table:style-name="ce16">
            <text:p>1,550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東勢區東坑路705巷46號附近山坡地崩塌改善工程</text:p>
          </table:table-cell>
          <table:table-cell office:value-type="string" table:style-name="ce15">
            <text:p>東勢區</text:p>
          </table:table-cell>
          <table:table-cell office:value-type="string" table:style-name="ce16">
            <text:p>無</text:p>
          </table:table-cell>
          <table:table-cell office:value-type="float" office:value="416" table:style-name="ce16">
            <text:p>416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昊碁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隆興里小南坑產業道路支線掏空、損壞及拓寬工程</text:p>
          </table:table-cell>
          <table:table-cell office:value-type="string" table:style-name="ce15">
            <text:p>東勢區</text:p>
          </table:table-cell>
          <table:table-cell office:value-type="string" table:style-name="ce16">
            <text:p>無</text:p>
          </table:table-cell>
          <table:table-cell office:value-type="float" office:value="581" table:style-name="ce16">
            <text:p>58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昊碁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霧峰區桐林里霧峰段北溝小段5-1036地號道路及野溪改善工程</text:p>
          </table:table-cell>
          <table:table-cell office:value-type="string" table:style-name="ce15">
            <text:p>霧峰區</text:p>
          </table:table-cell>
          <table:table-cell office:value-type="string" table:style-name="ce16">
            <text:p>無</text:p>
          </table:table-cell>
          <table:table-cell office:value-type="float" office:value="3156" table:style-name="ce16">
            <text:p>3,156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霧峰區萊園里仁德巷(霧峰段霧峰小段365-310地號)道路改善工程</text:p>
          </table:table-cell>
          <table:table-cell office:value-type="string" table:style-name="ce15">
            <text:p>霧峰區</text:p>
          </table:table-cell>
          <table:table-cell office:value-type="string" table:style-name="ce16">
            <text:p>無</text:p>
          </table:table-cell>
          <table:table-cell office:value-type="float" office:value="914" table:style-name="ce16">
            <text:p>914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顏莉敏議員</text:p>
          </table:table-cell>
          <table:table-cell office:value-type="string" table:style-name="ce15">
            <text:p>霧峰區桐林里民生路801-1號旁道路改善</text:p>
          </table:table-cell>
          <table:table-cell office:value-type="string" table:style-name="ce15">
            <text:p>霧峰區</text:p>
          </table:table-cell>
          <table:table-cell office:value-type="string" table:style-name="ce16">
            <text:p>無</text:p>
          </table:table-cell>
          <table:table-cell office:value-type="float" office:value="751" table:style-name="ce16">
            <text:p>75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雅玲議員</text:p>
          </table:table-cell>
          <table:table-cell office:value-type="string" table:style-name="ce15">
            <text:p>霧峰區峰谷里萬斗六段1-369地號護岸補強及道路改善工程</text:p>
          </table:table-cell>
          <table:table-cell office:value-type="string" table:style-name="ce15">
            <text:p>霧峰區</text:p>
          </table:table-cell>
          <table:table-cell office:value-type="string" table:style-name="ce16">
            <text:p>無</text:p>
          </table:table-cell>
          <table:table-cell office:value-type="float" office:value="1174" table:style-name="ce16">
            <text:p>1,174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賴順仁議員</text:p>
          </table:table-cell>
          <table:table-cell office:value-type="string" table:style-name="ce15">
            <text:p>北屯區軍功里建成巷26號附近產業道路拓寬工程</text:p>
          </table:table-cell>
          <table:table-cell office:value-type="string" table:style-name="ce15">
            <text:p>北屯區</text:p>
          </table:table-cell>
          <table:table-cell office:value-type="string" table:style-name="ce16">
            <text:p>無</text:p>
          </table:table-cell>
          <table:table-cell office:value-type="float" office:value="1198" table:style-name="ce16">
            <text:p>1,198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沈佑蓮議員</text:p>
          </table:table-cell>
          <table:table-cell office:value-type="string" table:style-name="ce15">
            <text:p>北屯區民政里北坑巷26號附近護岸及固床工損壞修復工程</text:p>
          </table:table-cell>
          <table:table-cell office:value-type="string" table:style-name="ce15">
            <text:p>北屯區</text:p>
          </table:table-cell>
          <table:table-cell office:value-type="string" table:style-name="ce16">
            <text:p>無</text:p>
          </table:table-cell>
          <table:table-cell office:value-type="float" office:value="634" table:style-name="ce16">
            <text:p>634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成添議員</text:p>
          </table:table-cell>
          <table:table-cell office:value-type="string" table:style-name="ce15">
            <text:p>北屯區民德里東山路二段169-1號附近道路排水改善工程</text:p>
          </table:table-cell>
          <table:table-cell office:value-type="string" table:style-name="ce15">
            <text:p>北屯區</text:p>
          </table:table-cell>
          <table:table-cell office:value-type="string" table:style-name="ce16">
            <text:p>無</text:p>
          </table:table-cell>
          <table:table-cell office:value-type="float" office:value="251" table:style-name="ce16">
            <text:p>251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北屯區大坑二號步道停車場旁之連坑巷過水路面排水改善工程</text:p>
          </table:table-cell>
          <table:table-cell office:value-type="string" table:style-name="ce15">
            <text:p>北屯區</text:p>
          </table:table-cell>
          <table:table-cell office:value-type="string" table:style-name="ce16">
            <text:p>無</text:p>
          </table:table-cell>
          <table:table-cell office:value-type="float" office:value="5224" table:style-name="ce16">
            <text:p>5,224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榮鴻議員</text:p>
          </table:table-cell>
          <table:table-cell office:value-type="string" table:style-name="ce15">
            <text:p>大甲區文曲里文安段980地號等農路修建工程</text:p>
          </table:table-cell>
          <table:table-cell office:value-type="string" table:style-name="ce15">
            <text:p>大甲區</text:p>
          </table:table-cell>
          <table:table-cell office:value-type="string" table:style-name="ce16">
            <text:p>無</text:p>
          </table:table-cell>
          <table:table-cell office:value-type="float" office:value="2040" table:style-name="ce16">
            <text:p>2,040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/text:p>
          </table:table-cell>
          <table:table-cell office:value-type="string" table:style-name="ce15">
            <text:p>大安區南庄里大興路支線農路改善工程等三處</text:p>
          </table:table-cell>
          <table:table-cell office:value-type="string" table:style-name="ce15">
            <text:p>大安區</text:p>
          </table:table-cell>
          <table:table-cell office:value-type="string" table:style-name="ce16">
            <text:p>無</text:p>
          </table:table-cell>
          <table:table-cell office:value-type="float" office:value="1076" table:style-name="ce16">
            <text:p>1,076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新社區中和里龍安39-1號旁農路排水改善工程</text:p>
          </table:table-cell>
          <table:table-cell office:value-type="string" table:style-name="ce15">
            <text:p>新社區</text:p>
          </table:table-cell>
          <table:table-cell office:value-type="float" office:value="500" table:style-name="ce16">
            <text:p>500<text:s/></text:p>
          </table:table-cell>
          <table:table-cell office:value-type="float" office:value="486" table:style-name="ce16">
            <text:p>486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豐原區東陽里秀坑巷部份農路改善工程</text:p>
          </table:table-cell>
          <table:table-cell office:value-type="string" table:style-name="ce15">
            <text:p>豐原區</text:p>
          </table:table-cell>
          <table:table-cell office:value-type="float" office:value="500" table:style-name="ce16">
            <text:p>500<text:s/></text:p>
          </table:table-cell>
          <table:table-cell office:value-type="float" office:value="562" table:style-name="ce16">
            <text:p>562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威昌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玉嬿議員</text:p>
          </table:table-cell>
          <table:table-cell office:value-type="string" table:style-name="ce15">
            <text:p>太平區東汴里南國巷旁(南國枝51)坑溝排水改善工程</text:p>
          </table:table-cell>
          <table:table-cell office:value-type="string" table:style-name="ce15">
            <text:p>太平區</text:p>
          </table:table-cell>
          <table:table-cell office:value-type="float" office:value="600" table:style-name="ce16">
            <text:p>600<text:s/></text:p>
          </table:table-cell>
          <table:table-cell office:value-type="float" office:value="760" table:style-name="ce16">
            <text:p>760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翁美春議員</text:p>
          </table:table-cell>
          <table:table-cell office:value-type="string" table:style-name="ce15">
            <text:p>東勢區隆興里東坑路705巷46號附近山坡地崩塌改善工程</text:p>
          </table:table-cell>
          <table:table-cell office:value-type="string" table:style-name="ce15">
            <text:p>東勢區</text:p>
          </table:table-cell>
          <table:table-cell office:value-type="float" office:value="500" table:style-name="ce16">
            <text:p>500<text:s/></text:p>
          </table:table-cell>
          <table:table-cell office:value-type="float" office:value="462" table:style-name="ce16">
            <text:p>462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昊碁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霧峰區霧峰段坑口小段0073-0343地號彩虹農路道路改善工程</text:p>
          </table:table-cell>
          <table:table-cell office:value-type="string" table:style-name="ce15">
            <text:p>霧峰區</text:p>
          </table:table-cell>
          <table:table-cell office:value-type="float" office:value="500" table:style-name="ce16">
            <text:p>500<text:s/></text:p>
          </table:table-cell>
          <table:table-cell office:value-type="float" office:value="607" table:style-name="ce16">
            <text:p>607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立展營造股份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曾朝榮議員</text:p>
          </table:table-cell>
          <table:table-cell office:value-type="string" table:style-name="ce15">
            <text:p>北屯區大坑里風動石旁道路工程</text:p>
          </table:table-cell>
          <table:table-cell office:value-type="string" table:style-name="ce15">
            <text:p>北屯區</text:p>
          </table:table-cell>
          <table:table-cell office:value-type="float" office:value="600" table:style-name="ce16">
            <text:p>600<text:s/></text:p>
          </table:table-cell>
          <table:table-cell office:value-type="float" office:value="638" table:style-name="ce16">
            <text:p>638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吳敏濟議員<text:s text:c="2"/></text:p>
          </table:table-cell>
          <table:table-cell office:value-type="string" table:style-name="ce15">
            <text:p>外埔區廍子里廍子路支線農路(虎尾寮段758等地號)改善工程</text:p>
          </table:table-cell>
          <table:table-cell office:value-type="string" table:style-name="ce15">
            <text:p>外埔區</text:p>
          </table:table-cell>
          <table:table-cell office:value-type="float" office:value="450" table:style-name="ce16">
            <text:p>450<text:s/></text:p>
          </table:table-cell>
          <table:table-cell office:value-type="float" office:value="287" table:style-name="ce16">
            <text:p>287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謝志忠議員</text:p>
          </table:table-cell>
          <table:table-cell office:value-type="string" table:style-name="ce15">
            <text:p>新社區協成里大南段大南小段109-723地號旁排水改善工程</text:p>
          </table:table-cell>
          <table:table-cell office:value-type="string" table:style-name="ce15">
            <text:p>新社區</text:p>
          </table:table-cell>
          <table:table-cell office:value-type="float" office:value="700" table:style-name="ce16">
            <text:p>700<text:s/></text:p>
          </table:table-cell>
          <table:table-cell office:value-type="float" office:value="514" table:style-name="ce16">
            <text:p>514<text:s/></text:p>
          </table:table-cell>
          <table:table-cell office:value-type="string" table:style-name="ce15">
            <text:p>水利事務-水土保持、野溪及農路維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德麒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立傑議員</text:p>
          </table:table-cell>
          <table:table-cell office:value-type="string" table:style-name="ce15">
            <text:p>大雅區中科後方排水護岸改善<text:s text:c="2"/></text:p>
          </table:table-cell>
          <table:table-cell office:value-type="string" table:style-name="ce15">
            <text:p>大雅區</text:p>
          </table:table-cell>
          <table:table-cell office:value-type="string" table:style-name="ce16">
            <text:p>無</text:p>
          </table:table-cell>
          <table:table-cell office:value-type="float" office:value="1319" table:style-name="ce16">
            <text:p>1,319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政顯議員</text:p>
          </table:table-cell>
          <table:table-cell office:value-type="string" table:style-name="ce15">
            <text:p>北區梅亭街12號旁排水改善工程</text:p>
          </table:table-cell>
          <table:table-cell office:value-type="string" table:style-name="ce15">
            <text:p>北區</text:p>
          </table:table-cell>
          <table:table-cell office:value-type="string" table:style-name="ce16">
            <text:p>無</text:p>
          </table:table-cell>
          <table:table-cell office:value-type="float" office:value="619" table:style-name="ce16">
            <text:p>619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劉士州議員</text:p>
          </table:table-cell>
          <table:table-cell office:value-type="string" table:style-name="ce15">
            <text:p>南屯區永春南路15巷3號後方水路護岸改善工程</text:p>
          </table:table-cell>
          <table:table-cell office:value-type="string" table:style-name="ce15">
            <text:p>南屯區</text:p>
          </table:table-cell>
          <table:table-cell office:value-type="string" table:style-name="ce16">
            <text:p>無</text:p>
          </table:table-cell>
          <table:table-cell office:value-type="float" office:value="402" table:style-name="ce16">
            <text:p>402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明杰議員</text:p>
          </table:table-cell>
          <table:table-cell office:value-type="string" table:style-name="ce15">
            <text:p>太平區坪林國小溝渠修復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347" table:style-name="ce16">
            <text:p>347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萬合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林碧秀議員</text:p>
          </table:table-cell>
          <table:table-cell office:value-type="string" table:style-name="ce15">
            <text:p>霧峰區四德里頭前溪支線旁施作不鏽鋼欄杆工程</text:p>
          </table:table-cell>
          <table:table-cell office:value-type="string" table:style-name="ce15">
            <text:p>霧峰區</text:p>
          </table:table-cell>
          <table:table-cell office:value-type="string" table:style-name="ce16">
            <text:p>無</text:p>
          </table:table-cell>
          <table:table-cell office:value-type="float" office:value="662" table:style-name="ce16">
            <text:p>662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張雅旻議員</text:p>
          </table:table-cell>
          <table:table-cell office:value-type="string" table:style-name="ce15">
            <text:p>潭子區昌平路排水閘門改善工程</text:p>
          </table:table-cell>
          <table:table-cell office:value-type="string" table:style-name="ce15">
            <text:p>潭子區</text:p>
          </table:table-cell>
          <table:table-cell office:value-type="string" table:style-name="ce16">
            <text:p>無</text:p>
          </table:table-cell>
          <table:table-cell office:value-type="float" office:value="630" table:style-name="ce16">
            <text:p>630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蔡成圭議員</text:p>
          </table:table-cell>
          <table:table-cell office:value-type="string" table:style-name="ce15">
            <text:p>東勢區沙連溪建安橋下游排水維護工程<text:s/></text:p>
          </table:table-cell>
          <table:table-cell office:value-type="string" table:style-name="ce15">
            <text:p>東勢區</text:p>
          </table:table-cell>
          <table:table-cell office:value-type="string" table:style-name="ce16">
            <text:p>無</text:p>
          </table:table-cell>
          <table:table-cell office:value-type="float" office:value="631" table:style-name="ce16">
            <text:p>631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何文海議員</text:p>
          </table:table-cell>
          <table:table-cell office:value-type="string" table:style-name="ce15">
            <text:p>南屯區春社里同安南巷25之8號旁護岸改善工程</text:p>
          </table:table-cell>
          <table:table-cell office:value-type="string" table:style-name="ce15">
            <text:p>南屯區</text:p>
          </table:table-cell>
          <table:table-cell office:value-type="string" table:style-name="ce16">
            <text:p>無</text:p>
          </table:table-cell>
          <table:table-cell office:value-type="float" office:value="482" table:style-name="ce16">
            <text:p>482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宇寬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世凱議員</text:p>
          </table:table-cell>
          <table:table-cell office:value-type="string" table:style-name="ce15">
            <text:p>龍井區忠和中排河道清淤</text:p>
          </table:table-cell>
          <table:table-cell office:value-type="string" table:style-name="ce15">
            <text:p>龍井區</text:p>
          </table:table-cell>
          <table:table-cell office:value-type="string" table:style-name="ce16">
            <text:p>無</text:p>
          </table:table-cell>
          <table:table-cell office:value-type="float" office:value="354" table:style-name="ce16">
            <text:p>354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建泰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李天生議員</text:p>
          </table:table-cell>
          <table:table-cell office:value-type="string" table:style-name="ce15">
            <text:p>太平區牛角坑溝德明路35巷附近排水維護工程</text:p>
          </table:table-cell>
          <table:table-cell office:value-type="string" table:style-name="ce15">
            <text:p>太平區</text:p>
          </table:table-cell>
          <table:table-cell office:value-type="string" table:style-name="ce16">
            <text:p>無</text:p>
          </table:table-cell>
          <table:table-cell office:value-type="float" office:value="443" table:style-name="ce16">
            <text:p>443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興耀營造有限公司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陳清龍議員</text:p>
          </table:table-cell>
          <table:table-cell office:value-type="string" table:style-name="ce15">
            <text:p>后里區旱溝﹝至高鐵橋下至三重路35-10號﹞雜草清除及河道整理</text:p>
          </table:table-cell>
          <table:table-cell office:value-type="string" table:style-name="ce15">
            <text:p>后里區</text:p>
          </table:table-cell>
          <table:table-cell office:value-type="string" table:style-name="ce16">
            <text:p>無</text:p>
          </table:table-cell>
          <table:table-cell office:value-type="float" office:value="355" table:style-name="ce16">
            <text:p>355<text:s/></text:p>
          </table:table-cell>
          <table:table-cell office:value-type="string" table:style-name="ce15">
            <text:p>水利事務-水利設施養護-設備及投資</text:p>
          </table:table-cell>
          <table:table-cell office:value-type="string" table:style-name="ce17">
            <text:p>水利局</text:p>
          </table:table-cell>
          <table:table-cell office:value-type="string" table:style-name="ce18">
            <text:p>公開招標</text:p>
          </table:table-cell>
          <table:table-cell office:value-type="string" table:style-name="ce19">
            <text:p>建泰營造有限公司</text:p>
          </table:table-cell>
          <table:table-cell table:number-columns-repeated="16375"/>
        </table:table-row>
        <table:table-row table:number-rows-repeated="1047959" table:style-name="ro18">
          <table:table-cell table:number-columns-repeated="16384"/>
        </table:table-row>
      </table:table>
      <table:table table:name="'file:///Q:/Users/user/Desktop/補團控管表/104年度公彩控管表(總).xls'#小額補助" table:style-name="ta2">
        <table:table-source xlink:href="file:///Q:/Users/user/Desktop/補團控管表/104年度公彩控管表(總).xls" table:table-name="小額補助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Q:/Users/user/Desktop/補團控管表/104年度公彩控管表(總).xls'#大額補助(一)" table:style-name="ta2">
        <table:table-source xlink:href="file:///Q:/Users/user/Desktop/補團控管表/104年度公彩控管表(總).xls" table:table-name="大額補助(一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Q:/Users/user/Desktop/補團控管表/104年度公彩控管表(總).xls'#統計總表" table:style-name="ta2">
        <table:table-source xlink:href="file:///Q:/Users/user/Desktop/補團控管表/104年度公彩控管表(總).xls" table:table-name="統計總表" table:mode="copy-results-only"/>
        <table:table-column/>
        <table:table-row table:number-rows-repeated="2">
          <table:table-cell table:number-columns-repeated="16384"/>
        </table:table-row>
        <table:table-row>
          <table:table-cell office:value-type="string" office:string-value="社團法人臺中市娘家關懷協會"/>
          <table:table-cell table:number-columns-repeated="16383"/>
        </table:table-row>
        <table:table-row>
          <table:table-cell office:value-type="string" office:string-value="社團法人台灣社會工作專業服務品質策進協會"/>
          <table:table-cell table:number-columns-repeated="16383"/>
        </table:table-row>
        <table:table-row>
          <table:table-cell office:value-type="string" office:string-value="社團法人臺中市青少年流行創意文化發展協會"/>
          <table:table-cell table:number-columns-repeated="16383"/>
        </table:table-row>
        <table:table-row>
          <table:table-cell office:value-type="string" office:string-value="財團法人瑪利亞社會福利基金會附設瑪利亞啟智學園"/>
          <table:table-cell table:number-columns-repeated="16383"/>
        </table:table-row>
        <table:table-row>
          <table:table-cell office:value-type="string" office:string-value="社團法人台中市亞斯伯格症肯納症協進會"/>
          <table:table-cell table:number-columns-repeated="16383"/>
        </table:table-row>
        <table:table-row>
          <table:table-cell office:value-type="string" office:string-value="社團法人臺灣畫話協會"/>
          <table:table-cell table:number-columns-repeated="16383"/>
        </table:table-row>
        <table:table-row>
          <table:table-cell office:value-type="string" office:string-value="社團法人臺中市愛無礙協會"/>
          <table:table-cell table:number-columns-repeated="16383"/>
        </table:table-row>
        <table:table-row>
          <table:table-cell office:value-type="string" office:string-value="社團法人台中市啟智協進會"/>
          <table:table-cell table:number-columns-repeated="16383"/>
        </table:table-row>
        <table:table-row>
          <table:table-cell office:value-type="string" office:string-value="社團法人臺中市山海屯脊髓損傷協會"/>
          <table:table-cell table:number-columns-repeated="16383"/>
        </table:table-row>
        <table:table-row>
          <table:table-cell office:value-type="string" office:string-value="財團法人臺中市私立信望愛智能發展中心"/>
          <table:table-cell table:number-columns-repeated="16383"/>
        </table:table-row>
        <table:table-row>
          <table:table-cell office:value-type="string" office:string-value="財團法人天主教會臺中教區附設立達啟能訓練中心"/>
          <table:table-cell table:number-columns-repeated="16383"/>
        </table:table-row>
        <table:table-row>
          <table:table-cell office:value-type="string" office:string-value="社團法人台中市肢體傷殘關懷協會"/>
          <table:table-cell table:number-columns-repeated="16383"/>
        </table:table-row>
        <table:table-row>
          <table:table-cell office:value-type="string" office:string-value="財團法人臺中市私立肯納自閉症社會福利基金會"/>
          <table:table-cell table:number-columns-repeated="16383"/>
        </table:table-row>
        <table:table-row>
          <table:table-cell office:value-type="string" office:string-value="臺中市山海屯聲暉協進會"/>
          <table:table-cell table:number-columns-repeated="16383"/>
        </table:table-row>
        <table:table-row>
          <table:table-cell office:value-type="string" office:string-value="社團法人台中市自閉症教育協進會"/>
          <table:table-cell table:number-columns-repeated="16383"/>
        </table:table-row>
        <table:table-row>
          <table:table-cell office:value-type="string" office:string-value="社團法人台灣福氣社區關懷協會"/>
          <table:table-cell table:number-columns-repeated="16383"/>
        </table:table-row>
        <table:table-row>
          <table:table-cell office:value-type="string" office:string-value="台中市身心障礙福利協會"/>
          <table:table-cell table:number-columns-repeated="16383"/>
        </table:table-row>
        <table:table-row>
          <table:table-cell office:value-type="string" office:string-value="社團法人台中市聲暉協進會"/>
          <table:table-cell table:number-columns-repeated="16383"/>
        </table:table-row>
        <table:table-row>
          <table:table-cell office:value-type="string" office:string-value="社團法人台中市身心障礙者體育會"/>
          <table:table-cell table:number-columns-repeated="16383"/>
        </table:table-row>
        <table:table-row>
          <table:table-cell office:value-type="string" office:string-value="社團法人台中市脊髓損傷者協會"/>
          <table:table-cell table:number-columns-repeated="16383"/>
        </table:table-row>
        <table:table-row>
          <table:table-cell office:value-type="string" office:string-value="社團法人台中市康復之友協會"/>
          <table:table-cell table:number-columns-repeated="16383"/>
        </table:table-row>
        <table:table-row>
          <table:table-cell office:value-type="string" office:string-value="社團法人台中市啓明重建福利協會"/>
          <table:table-cell table:number-columns-repeated="16383"/>
        </table:table-row>
        <table:table-row>
          <table:table-cell office:value-type="string" office:string-value="財團法人天主教會台中教區附設台中市私立慈愛智能發展中心"/>
          <table:table-cell table:number-columns-repeated="16383"/>
        </table:table-row>
        <table:table-row>
          <table:table-cell office:value-type="string" office:string-value="社團法人臺中市蓮心自強服務協會"/>
          <table:table-cell table:number-columns-repeated="16383"/>
        </table:table-row>
        <table:table-row>
          <table:table-cell office:value-type="string" office:string-value="財團法人臺中市私立聲暉綜合知能發展中心"/>
          <table:table-cell table:number-columns-repeated="16383"/>
        </table:table-row>
        <table:table-row>
          <table:table-cell office:value-type="string" office:string-value="社團法人台中市身心障礙協會"/>
          <table:table-cell table:number-columns-repeated="16383"/>
        </table:table-row>
        <table:table-row>
          <table:table-cell office:value-type="string" office:string-value="社團法人台中市肢體傷殘關懷協會"/>
          <table:table-cell table:number-columns-repeated="16383"/>
        </table:table-row>
        <table:table-row>
          <table:table-cell office:value-type="string" office:string-value="中華非營利組織發展協會"/>
          <table:table-cell table:number-columns-repeated="16383"/>
        </table:table-row>
        <table:table-row>
          <table:table-cell office:value-type="string" office:string-value="社團法人台中市社會工作師公會"/>
          <table:table-cell table:number-columns-repeated="16383"/>
        </table:table-row>
        <table:table-row>
          <table:table-cell office:value-type="string" office:string-value="財團法人台中市私立張秀菊社會福利慈善事業基金會"/>
          <table:table-cell table:number-columns-repeated="16383"/>
        </table:table-row>
        <table:table-row>
          <table:table-cell office:value-type="string" office:string-value="社團法人臺中市社會服務關懷協會"/>
          <table:table-cell table:number-columns-repeated="16383"/>
        </table:table-row>
        <table:table-row>
          <table:table-cell office:value-type="string" office:string-value="社團法人台灣陽光婦女協會"/>
          <table:table-cell table:number-columns-repeated="16383"/>
        </table:table-row>
        <table:table-row>
          <table:table-cell office:value-type="string" office:string-value="社團法人臺中市天恩社區關懷協會"/>
          <table:table-cell table:number-columns-repeated="16383"/>
        </table:table-row>
        <table:table-row>
          <table:table-cell office:value-type="string" office:string-value="社團法人台灣新移民協會"/>
          <table:table-cell table:number-columns-repeated="16383"/>
        </table:table-row>
        <table:table-row>
          <table:table-cell office:value-type="string" office:string-value="社團法人臺中市社區文化協進會"/>
          <table:table-cell table:number-columns-repeated="16383"/>
        </table:table-row>
        <table:table-row>
          <table:table-cell office:value-type="string" office:string-value="臺中市忘憂草女性成長協會"/>
          <table:table-cell table:number-columns-repeated="16383"/>
        </table:table-row>
        <table:table-row>
          <table:table-cell office:value-type="string" office:string-value="社團法人臺中市婦幼關懷成長協會"/>
          <table:table-cell table:number-columns-repeated="16383"/>
        </table:table-row>
        <table:table-row>
          <table:table-cell office:value-type="string" office:string-value="財團法人林業生社會福利慈善事業基金會"/>
          <table:table-cell table:number-columns-repeated="16383"/>
        </table:table-row>
        <table:table-row>
          <table:table-cell office:value-type="string" office:string-value="社團法人台灣基督教好牧人全人關顧協會"/>
          <table:table-cell table:number-columns-repeated="16383"/>
        </table:table-row>
        <table:table-row>
          <table:table-cell office:value-type="string" office:string-value="財團法人寰宇國際文化教育基金會"/>
          <table:table-cell table:number-columns-repeated="16383"/>
        </table:table-row>
        <table:table-row>
          <table:table-cell office:value-type="string" office:string-value="社團法人台灣基督教社會關懷協會"/>
          <table:table-cell table:number-columns-repeated="16383"/>
        </table:table-row>
        <table:table-row>
          <table:table-cell office:value-type="string" office:string-value="社團法人臺中市喜樂文化推廣協會"/>
          <table:table-cell table:number-columns-repeated="16383"/>
        </table:table-row>
        <table:table-row>
          <table:table-cell office:value-type="string" office:string-value="中華傳愛社區服務協會"/>
          <table:table-cell table:number-columns-repeated="16383"/>
        </table:table-row>
        <table:table-row>
          <table:table-cell office:value-type="string" office:string-value="臺中市拾愛社區服務協會"/>
          <table:table-cell table:number-columns-repeated="16383"/>
        </table:table-row>
        <table:table-row>
          <table:table-cell office:value-type="string" office:string-value="臺中市國際語文教育協會"/>
          <table:table-cell table:number-columns-repeated="16383"/>
        </table:table-row>
        <table:table-row>
          <table:table-cell office:value-type="string" office:string-value="社團法人台中市艾馨婦女協進會"/>
          <table:table-cell table:number-columns-repeated="16383"/>
        </table:table-row>
        <table:table-row>
          <table:table-cell office:value-type="string" office:string-value="社團法人城市之光關懷協會"/>
          <table:table-cell table:number-columns-repeated="16383"/>
        </table:table-row>
        <table:table-row>
          <table:table-cell office:value-type="string" office:string-value="財團法人老五老基金會"/>
          <table:table-cell table:number-columns-repeated="16383"/>
        </table:table-row>
        <table:table-row>
          <table:table-cell office:value-type="string" office:string-value="社團法人台灣關懷地中海型貧血協會"/>
          <table:table-cell table:number-columns-repeated="16383"/>
        </table:table-row>
        <table:table-row>
          <table:table-cell office:value-type="string" office:string-value="社團法人台中市身障福利協進會"/>
          <table:table-cell table:number-columns-repeated="16383"/>
        </table:table-row>
        <table:table-row>
          <table:table-cell office:value-type="string" office:string-value="臺中市身心障礙聯盟"/>
          <table:table-cell table:number-columns-repeated="16383"/>
        </table:table-row>
        <table:table-row>
          <table:table-cell office:value-type="string" office:string-value="中華民國視網膜色素病變協會"/>
          <table:table-cell table:number-columns-repeated="16383"/>
        </table:table-row>
        <table:table-row>
          <table:table-cell office:value-type="string" office:string-value="臺中市山海屯國際生命線協會"/>
          <table:table-cell table:number-columns-repeated="16383"/>
        </table:table-row>
        <table:table-row>
          <table:table-cell office:value-type="string" office:string-value="社團法人臺中市身心障礙藝文體育推展協會"/>
          <table:table-cell table:number-columns-repeated="16383"/>
        </table:table-row>
        <table:table-row>
          <table:table-cell office:value-type="string" office:string-value="財團法人陽光社會福利基金會"/>
          <table:table-cell table:number-columns-repeated="16383"/>
        </table:table-row>
        <table:table-row>
          <table:table-cell office:value-type="string" office:string-value="社團法人台中市盲人福利協進會"/>
          <table:table-cell table:number-columns-repeated="16383"/>
        </table:table-row>
        <table:table-row>
          <table:table-cell office:value-type="string" office:string-value="臺中市視障者關懷協會"/>
          <table:table-cell table:number-columns-repeated="16383"/>
        </table:table-row>
        <table:table-row>
          <table:table-cell office:value-type="string" office:string-value="台灣家庭暴力暨性犯罪處遇協會"/>
          <table:table-cell table:number-columns-repeated="16383"/>
        </table:table-row>
        <table:table-row>
          <table:table-cell office:value-type="string" office:string-value="財團法人犯罪被害人保護協會臺灣臺中分會"/>
          <table:table-cell table:number-columns-repeated="16383"/>
        </table:table-row>
        <table:table-row>
          <table:table-cell office:value-type="string" office:string-value="社團法人台中市慈善撒瑪黎雅婦女關懷協會"/>
          <table:table-cell table:number-columns-repeated="16383"/>
        </table:table-row>
        <table:table-row>
          <table:table-cell office:value-type="string" office:string-value="臺中市街友關懷協會"/>
          <table:table-cell table:number-columns-repeated="16383"/>
        </table:table-row>
        <table:table-row>
          <table:table-cell office:value-type="string" office:string-value="社團法人台灣露德協會"/>
          <table:table-cell table:number-columns-repeated="16383"/>
        </table:table-row>
        <table:table-row>
          <table:table-cell office:value-type="string" office:string-value="社團法人臺中市親子閱讀協會"/>
          <table:table-cell table:number-columns-repeated="16383"/>
        </table:table-row>
        <table:table-row>
          <table:table-cell office:value-type="string" office:string-value="財團法人瑪利亞社會福利基金會"/>
          <table:table-cell table:number-columns-repeated="16383"/>
        </table:table-row>
        <table:table-row>
          <table:table-cell office:value-type="string" office:string-value="社團法人台灣基地協會"/>
          <table:table-cell table:number-columns-repeated="16383"/>
        </table:table-row>
        <table:table-row>
          <table:table-cell office:value-type="string" office:string-value="社團法人中華民國優質家庭教育發展促進會"/>
          <table:table-cell table:number-columns-repeated="16383"/>
        </table:table-row>
        <table:table-row>
          <table:table-cell office:value-type="string" office:string-value="社團法人台中市產業園區同慈會"/>
          <table:table-cell table:number-columns-repeated="16383"/>
        </table:table-row>
        <table:table-row>
          <table:table-cell office:value-type="string" office:string-value="社團法人臺中市生命泉關懷協會"/>
          <table:table-cell table:number-columns-repeated="16383"/>
        </table:table-row>
        <table:table-row>
          <table:table-cell office:value-type="string" office:string-value="社團法人台中市學習障礙協會"/>
          <table:table-cell table:number-columns-repeated="16383"/>
        </table:table-row>
        <table:table-row>
          <table:table-cell office:value-type="string" office:string-value="台灣油症受害者支持協會"/>
          <table:table-cell table:number-columns-repeated="16383"/>
        </table:table-row>
        <table:table-row>
          <table:table-cell office:value-type="string" office:string-value="社團法人臺中市龍井身心障礙者協會"/>
          <table:table-cell table:number-columns-repeated="16383"/>
        </table:table-row>
        <table:table-row>
          <table:table-cell office:value-type="string" office:string-value="財團法人台中市私立無極證道院社會福利慈善事業基金會"/>
          <table:table-cell table:number-columns-repeated="16383"/>
        </table:table-row>
        <table:table-row>
          <table:table-cell office:value-type="string" office:string-value="社團法人臺中市春天女性成長協會"/>
          <table:table-cell table:number-columns-repeated="16383"/>
        </table:table-row>
        <table:table-row>
          <table:table-cell office:value-type="string" office:string-value="社團法人臺中市感恩關懷協會"/>
          <table:table-cell table:number-columns-repeated="16383"/>
        </table:table-row>
        <table:table-row>
          <table:table-cell office:value-type="string" office:string-value="台中市台中故事協會"/>
          <table:table-cell table:number-columns-repeated="16383"/>
        </table:table-row>
        <table:table-row>
          <table:table-cell office:value-type="string" office:string-value="財團法人台中市私立群園社會福利金會"/>
          <table:table-cell table:number-columns-repeated="16383"/>
        </table:table-row>
        <table:table-row>
          <table:table-cell office:value-type="string" office:string-value="社團法人中華民國文創觀光發展協會"/>
          <table:table-cell table:number-columns-repeated="16383"/>
        </table:table-row>
        <table:table-row>
          <table:table-cell office:value-type="string" office:string-value="財團法人台中市私立甘霖社會福利慈善事業基金會"/>
          <table:table-cell table:number-columns-repeated="16383"/>
        </table:table-row>
        <table:table-row>
          <table:table-cell office:value-type="string" office:string-value="社團法人臺中市山海屯啟智協會"/>
          <table:table-cell table:number-columns-repeated="16383"/>
        </table:table-row>
        <table:table-row>
          <table:table-cell office:value-type="string" office:string-value="財團法人台中市私立新希望社會福利基金會"/>
          <table:table-cell table:number-columns-repeated="16383"/>
        </table:table-row>
        <table:table-row>
          <table:table-cell office:value-type="string" office:string-value="社團法人臺中市身心障礙者福利關懷協會"/>
          <table:table-cell table:number-columns-repeated="16383"/>
        </table:table-row>
        <table:table-row>
          <table:table-cell office:value-type="string" office:string-value="社團法人台中市聾人協會"/>
          <table:table-cell table:number-columns-repeated="16383"/>
        </table:table-row>
        <table:table-row>
          <table:table-cell office:value-type="string" office:string-value="社團法人臺中市小太陽全人關懷協會"/>
          <table:table-cell table:number-columns-repeated="16383"/>
        </table:table-row>
        <table:table-row>
          <table:table-cell office:value-type="string" office:string-value="社團法人台中市身心障礙者服務協會"/>
          <table:table-cell table:number-columns-repeated="16383"/>
        </table:table-row>
        <table:table-row>
          <table:table-cell office:value-type="string" office:string-value="社團法人台中市協和長青協會"/>
          <table:table-cell table:number-columns-repeated="16383"/>
        </table:table-row>
        <table:table-row>
          <table:table-cell office:value-type="string" office:string-value="社團法人台中市大里長青槌球協會"/>
          <table:table-cell table:number-columns-repeated="16383"/>
        </table:table-row>
        <table:table-row>
          <table:table-cell office:value-type="string" office:string-value="財團法人十方啟智文教基金會附設十方啟能中心"/>
          <table:table-cell table:number-columns-repeated="16383"/>
        </table:table-row>
        <table:table-row>
          <table:table-cell office:value-type="string" office:string-value="台中市潭仔墘綜合障礙福利協進會"/>
          <table:table-cell table:number-columns-repeated="16383"/>
        </table:table-row>
        <table:table-row>
          <table:table-cell office:value-type="string" office:string-value="台中市腦性麻痺關懷協會"/>
          <table:table-cell table:number-columns-repeated="16383"/>
        </table:table-row>
        <table:table-row>
          <table:table-cell office:value-type="string" office:string-value="社團法人台中市天使守護關懷協會"/>
          <table:table-cell table:number-columns-repeated="16383"/>
        </table:table-row>
        <table:table-row>
          <table:table-cell office:value-type="string" office:string-value="財團法人基督教東勢行道會"/>
          <table:table-cell table:number-columns-repeated="16383"/>
        </table:table-row>
        <table:table-row>
          <table:table-cell office:value-type="string" office:string-value="財團法人惠光導盲犬教育基金會"/>
          <table:table-cell table:number-columns-repeated="16383"/>
        </table:table-row>
        <table:table-row>
          <table:table-cell office:value-type="string" office:string-value="社團法人台中市東區東信社區發展協會"/>
          <table:table-cell table:number-columns-repeated="16383"/>
        </table:table-row>
        <table:table-row>
          <table:table-cell office:value-type="string" office:string-value="財團法人台中市私立弘毓社會福利基金會"/>
          <table:table-cell table:number-columns-repeated="16383"/>
        </table:table-row>
        <table:table-row>
          <table:table-cell office:value-type="string" office:string-value="社團法人中華民國肌萎縮症友協會"/>
          <table:table-cell table:number-columns-repeated="16383"/>
        </table:table-row>
        <table:table-row>
          <table:table-cell office:value-type="string" office:string-value="社團法人臺中市精神健康關懷協會"/>
          <table:table-cell table:number-columns-repeated="16383"/>
        </table:table-row>
        <table:table-row>
          <table:table-cell office:value-type="string" office:string-value="財團法人生命連線基金會"/>
          <table:table-cell table:number-columns-repeated="16383"/>
        </table:table-row>
        <table:table-row>
          <table:table-cell office:value-type="string" office:string-value="社團法人臺中市霧峰區婦幼保護協會"/>
          <table:table-cell table:number-columns-repeated="16383"/>
        </table:table-row>
        <table:table-row table:number-rows-repeated="1048476">
          <table:table-cell table:number-columns-repeated="16383"/>
        </table:table-row>
      </table:table>
      <table:table table:name="'file:///Q:/Users/user/Desktop/補團控管表/104年度公彩控管表(總).xls'#房屋租金" table:style-name="ta2">
        <table:table-source xlink:href="file:///Q:/Users/user/Desktop/補團控管表/104年度公彩控管表(總).xls" table:table-name="房屋租金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Q:/Users/user/Desktop/補團控管表/104年度公彩控管表(總).xls'#Sheet1" table:style-name="ta2">
        <table:table-source xlink:href="file:///Q:/Users/user/Desktop/補團控管表/104年度公彩控管表(總)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Q:/Users/user/Desktop/補團控管表/104年度公彩控管表(總).xls'#Sheet2" table:style-name="ta2">
        <table:table-source xlink:href="file:///Q:/Users/user/Desktop/補團控管表/104年度公彩控管表(總)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單位名稱" table:cell-range-address="'file:///Q:/Users/user/Desktop/補團控管表/104年度公彩控管表(總).xls'#統計總表.$A$3:統計總表.$A$1993" table:base-cell-address="議員4.$A$1"/>
        <table:named-range table:name="臺中市脊髓損傷者協會" table:cell-range-address="'file:///Q:/Users/user/Desktop/補團控管表/104年度公彩控管表(總).xls'#統計總表.$A$3:統計總表.$A$1993" table:base-cell-address="議員4.$A$1"/>
        <table:named-range table:name="臺中市聲暉協進會" table:cell-range-address="'file:///Q:/Users/user/Desktop/補團控管表/104年度公彩控管表(總).xls'#統計總表.$A$3:統計總表.$A$1993" table:base-cell-address="議員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_50_0_37__32_-_32__36628__33394_1" style:display-name="20% - 輔色1" style:family="table-cell" style:data-style-name="N0">
      <style:table-cell-properties fo:background-color="#DBE5F1"/>
      <style:text-properties fo:color="#000000" style:font-family-generic="swiss"/>
    </style:style>
    <style:style style:name="_50_0_37__32_-_32__36628__33394_1_32_2" style:display-name="20% - 輔色1 2" style:family="table-cell" style:data-style-name="N0">
      <style:table-cell-properties fo:background-color="#DBE5F1"/>
      <style:text-properties fo:color="#000000" style:font-family-generic="swiss"/>
    </style:style>
    <style:style style:name="_50_0_37__32_-_32__36628__33394_1_32_2_32_2" style:display-name="20% - 輔色1 2 2" style:family="table-cell" style:data-style-name="N0">
      <style:table-cell-properties fo:background-color="#DBE5F1"/>
      <style:text-properties fo:color="#000000"/>
    </style:style>
    <style:style style:name="_50_0_37__32_-_32__36628__33394_1_32_2_32_3" style:display-name="20% - 輔色1 2 3" style:family="table-cell" style:data-style-name="N0">
      <style:table-cell-properties fo:background-color="#DBE5F1"/>
      <style:text-properties fo:color="#000000" style:font-family-generic="swiss"/>
    </style:style>
    <style:style style:name="_50_0_37__32_-_32__36628__33394_2" style:display-name="20% - 輔色2" style:family="table-cell" style:data-style-name="N0">
      <style:table-cell-properties fo:background-color="#F2DDDC"/>
      <style:text-properties fo:color="#000000" style:font-family-generic="swiss"/>
    </style:style>
    <style:style style:name="_50_0_37__32_-_32__36628__33394_2_32_2" style:display-name="20% - 輔色2 2" style:family="table-cell" style:data-style-name="N0">
      <style:table-cell-properties fo:background-color="#F2DDDC"/>
      <style:text-properties fo:color="#000000" style:font-family-generic="swiss"/>
    </style:style>
    <style:style style:name="_50_0_37__32_-_32__36628__33394_2_32_2_32_2" style:display-name="20% - 輔色2 2 2" style:family="table-cell" style:data-style-name="N0">
      <style:table-cell-properties fo:background-color="#F2DDDC"/>
      <style:text-properties fo:color="#000000"/>
    </style:style>
    <style:style style:name="_50_0_37__32_-_32__36628__33394_2_32_2_32_3" style:display-name="20% - 輔色2 2 3" style:family="table-cell" style:data-style-name="N0">
      <style:table-cell-properties fo:background-color="#F2DDDC"/>
      <style:text-properties fo:color="#000000" style:font-family-generic="swiss"/>
    </style:style>
    <style:style style:name="_50_0_37__32_-_32__36628__33394_3" style:display-name="20% - 輔色3" style:family="table-cell" style:data-style-name="N0">
      <style:table-cell-properties fo:background-color="#EAF1DD"/>
      <style:text-properties fo:color="#000000" style:font-family-generic="swiss"/>
    </style:style>
    <style:style style:name="_50_0_37__32_-_32__36628__33394_3_32_2" style:display-name="20% - 輔色3 2" style:family="table-cell" style:data-style-name="N0">
      <style:table-cell-properties fo:background-color="#EAF1DD"/>
      <style:text-properties fo:color="#000000" style:font-family-generic="swiss"/>
    </style:style>
    <style:style style:name="_50_0_37__32_-_32__36628__33394_3_32_2_32_2" style:display-name="20% - 輔色3 2 2" style:family="table-cell" style:data-style-name="N0">
      <style:table-cell-properties fo:background-color="#EAF1DD"/>
      <style:text-properties fo:color="#000000"/>
    </style:style>
    <style:style style:name="_50_0_37__32_-_32__36628__33394_3_32_2_32_3" style:display-name="20% - 輔色3 2 3" style:family="table-cell" style:data-style-name="N0">
      <style:table-cell-properties fo:background-color="#EAF1DD"/>
      <style:text-properties fo:color="#000000" style:font-family-generic="swiss"/>
    </style:style>
    <style:style style:name="_50_0_37__32_-_32__36628__33394_4" style:display-name="20% - 輔色4" style:family="table-cell" style:data-style-name="N0">
      <style:table-cell-properties fo:background-color="#E5E0EC"/>
      <style:text-properties fo:color="#000000" style:font-family-generic="swiss"/>
    </style:style>
    <style:style style:name="_50_0_37__32_-_32__36628__33394_4_32_2" style:display-name="20% - 輔色4 2" style:family="table-cell" style:data-style-name="N0">
      <style:table-cell-properties fo:background-color="#E5E0EC"/>
      <style:text-properties fo:color="#000000" style:font-family-generic="swiss"/>
    </style:style>
    <style:style style:name="_50_0_37__32_-_32__36628__33394_4_32_2_32_2" style:display-name="20% - 輔色4 2 2" style:family="table-cell" style:data-style-name="N0">
      <style:table-cell-properties fo:background-color="#E5E0EC"/>
      <style:text-properties fo:color="#000000"/>
    </style:style>
    <style:style style:name="_50_0_37__32_-_32__36628__33394_4_32_2_32_3" style:display-name="20% - 輔色4 2 3" style:family="table-cell" style:data-style-name="N0">
      <style:table-cell-properties fo:background-color="#E5E0EC"/>
      <style:text-properties fo:color="#000000" style:font-family-generic="swiss"/>
    </style:style>
    <style:style style:name="_50_0_37__32_-_32__36628__33394_5" style:display-name="20% - 輔色5" style:family="table-cell" style:data-style-name="N0">
      <style:table-cell-properties fo:background-color="#DBEEF3"/>
      <style:text-properties fo:color="#000000" style:font-family-generic="swiss"/>
    </style:style>
    <style:style style:name="_50_0_37__32_-_32__36628__33394_5_32_2" style:display-name="20% - 輔色5 2" style:family="table-cell" style:data-style-name="N0">
      <style:table-cell-properties fo:background-color="#DBEEF3"/>
      <style:text-properties fo:color="#000000" style:font-family-generic="swiss"/>
    </style:style>
    <style:style style:name="_50_0_37__32_-_32__36628__33394_5_32_2_32_2" style:display-name="20% - 輔色5 2 2" style:family="table-cell" style:data-style-name="N0">
      <style:table-cell-properties fo:background-color="#DBEEF3"/>
      <style:text-properties fo:color="#000000"/>
    </style:style>
    <style:style style:name="_50_0_37__32_-_32__36628__33394_5_32_2_32_3" style:display-name="20% - 輔色5 2 3" style:family="table-cell" style:data-style-name="N0">
      <style:table-cell-properties fo:background-color="#DBEEF3"/>
      <style:text-properties fo:color="#000000" style:font-family-generic="swiss"/>
    </style:style>
    <style:style style:name="_50_0_37__32_-_32__36628__33394_6" style:display-name="20% - 輔色6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" style:display-name="20% - 輔色6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fo:color="#000000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fo:color="#000000" style:font-family-generic="swiss"/>
    </style:style>
    <style:style style:name="_52_0_37__32_-_32__36628__33394_1" style:display-name="40% - 輔色1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" style:display-name="40% - 輔色1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fo:color="#000000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2" style:display-name="40% - 輔色2" style:family="table-cell" style:data-style-name="N0">
      <style:table-cell-properties fo:background-color="#E6B9B8"/>
      <style:text-properties fo:color="#000000" style:font-family-generic="swiss"/>
    </style:style>
    <style:style style:name="_52_0_37__32_-_32__36628__33394_2_32_2" style:display-name="40% - 輔色2 2" style:family="table-cell" style:data-style-name="N0">
      <style:table-cell-properties fo:background-color="#E6B9B8"/>
      <style:text-properties fo:color="#000000" style:font-family-generic="swiss"/>
    </style:style>
    <style:style style:name="_52_0_37__32_-_32__36628__33394_2_32_2_32_2" style:display-name="40% - 輔色2 2 2" style:family="table-cell" style:data-style-name="N0">
      <style:table-cell-properties fo:background-color="#E6B9B8"/>
      <style:text-properties fo:color="#000000"/>
    </style:style>
    <style:style style:name="_52_0_37__32_-_32__36628__33394_2_32_2_32_3" style:display-name="40% - 輔色2 2 3" style:family="table-cell" style:data-style-name="N0">
      <style:table-cell-properties fo:background-color="#E6B9B8"/>
      <style:text-properties fo:color="#000000" style:font-family-generic="swiss"/>
    </style:style>
    <style:style style:name="_52_0_37__32_-_32__36628__33394_3" style:display-name="40% - 輔色3" style:family="table-cell" style:data-style-name="N0">
      <style:table-cell-properties fo:background-color="#D7E4BC"/>
      <style:text-properties fo:color="#000000" style:font-family-generic="swiss"/>
    </style:style>
    <style:style style:name="_52_0_37__32_-_32__36628__33394_3_32_2" style:display-name="40% - 輔色3 2" style:family="table-cell" style:data-style-name="N0">
      <style:table-cell-properties fo:background-color="#D7E4BC"/>
      <style:text-properties fo:color="#000000" style:font-family-generic="swiss"/>
    </style:style>
    <style:style style:name="_52_0_37__32_-_32__36628__33394_3_32_2_32_2" style:display-name="40% - 輔色3 2 2" style:family="table-cell" style:data-style-name="N0">
      <style:table-cell-properties fo:background-color="#D7E4BC"/>
      <style:text-properties fo:color="#000000"/>
    </style:style>
    <style:style style:name="_52_0_37__32_-_32__36628__33394_3_32_2_32_3" style:display-name="40% - 輔色3 2 3" style:family="table-cell" style:data-style-name="N0">
      <style:table-cell-properties fo:background-color="#D7E4BC"/>
      <style:text-properties fo:color="#000000" style:font-family-generic="swiss"/>
    </style:style>
    <style:style style:name="_52_0_37__32_-_32__36628__33394_4" style:display-name="40% - 輔色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" style:display-name="40% - 輔色4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fo:color="#000000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5" style:display-name="40% - 輔色5" style:family="table-cell" style:data-style-name="N0">
      <style:table-cell-properties fo:background-color="#B6DDE8"/>
      <style:text-properties fo:color="#000000" style:font-family-generic="swiss"/>
    </style:style>
    <style:style style:name="_52_0_37__32_-_32__36628__33394_5_32_2" style:display-name="40% - 輔色5 2" style:family="table-cell" style:data-style-name="N0">
      <style:table-cell-properties fo:background-color="#B6DDE8"/>
      <style:text-properties fo:color="#000000" style:font-family-generic="swiss"/>
    </style:style>
    <style:style style:name="_52_0_37__32_-_32__36628__33394_5_32_2_32_2" style:display-name="40% - 輔色5 2 2" style:family="table-cell" style:data-style-name="N0">
      <style:table-cell-properties fo:background-color="#B6DDE8"/>
      <style:text-properties fo:color="#000000"/>
    </style:style>
    <style:style style:name="_52_0_37__32_-_32__36628__33394_5_32_2_32_3" style:display-name="40% - 輔色5 2 3" style:family="table-cell" style:data-style-name="N0">
      <style:table-cell-properties fo:background-color="#B6DDE8"/>
      <style:text-properties fo:color="#000000" style:font-family-generic="swiss"/>
    </style:style>
    <style:style style:name="_52_0_37__32_-_32__36628__33394_6" style:display-name="40% - 輔色6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" style:display-name="40% - 輔色6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fo:color="#000000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fo:color="#000000" style:font-family-generic="swiss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 style:font-family-generic="swiss"/>
    </style:style>
    <style:style style:name="_54_0_37__32_-_32__36628__33394_2" style:display-name="60% - 輔色2" style:family="table-cell" style:data-style-name="N0">
      <style:table-cell-properties fo:background-color="#D99795"/>
      <style:text-properties fo:color="#FFFFFF" style:font-family-generic="swiss"/>
    </style:style>
    <style:style style:name="_54_0_37__32_-_32__36628__33394_3" style:display-name="60% - 輔色3" style:family="table-cell" style:data-style-name="N0">
      <style:table-cell-properties fo:background-color="#C2D69A"/>
      <style:text-properties fo:color="#FFFFFF" style:font-family-generic="swiss"/>
    </style:style>
    <style:style style:name="_54_0_37__32_-_32__36628__33394_4" style:display-name="60% - 輔色4" style:family="table-cell" style:data-style-name="N0">
      <style:table-cell-properties fo:background-color="#B2A1C7"/>
      <style:text-properties fo:color="#FFFFFF" style:font-family-generic="swiss"/>
    </style:style>
    <style:style style:name="_54_0_37__32_-_32__36628__33394_5" style:display-name="60% - 輔色5" style:family="table-cell" style:data-style-name="N0">
      <style:table-cell-properties fo:background-color="#93CDDD"/>
      <style:text-properties fo:color="#FFFFFF" style:font-family-generic="swiss"/>
    </style:style>
    <style:style style:name="_54_0_37__32_-_32__36628__33394_6" style:display-name="60% - 輔色6" style:family="table-cell" style:data-style-name="N0">
      <style:table-cell-properties fo:background-color="#FAC090"/>
      <style:text-properties fo:color="#FFFFFF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4_32_3" style:display-name="一般 4 3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_32_4" style:display-name="一般 4 4" style:family="table-cell" style:data-style-name="N0">
      <style:table-cell-properties style:vertical-align="middle" fo:background-color="transparent"/>
      <style:text-properties fo:color="#000000"/>
    </style:style>
    <style:style style:name="_19968__33324__32_4_32_5" style:display-name="一般 4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3" style:display-name="一般 5 3" style:family="table-cell" style:data-style-name="N0"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_19968__33324__32_6" style:display-name="一般 6" style:family="table-cell" style:data-style-name="N0">
      <style:table-cell-properties style:vertical-align="automatic" fo:background-color="transparent"/>
      <style:text-properties fo:color="#000000"/>
    </style:style>
    <style:style style:name="_19968__33324__32_7" style:display-name="一般 7" style:family="table-cell" style:data-style-name="N0"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_19968__33324__95_32771__26680__34920_-1" style:display-name="一般_95考核表-1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50"/>
    <style:style style:name="_21315__20998__20301__32_3" style:display-name="千分位 3" style:family="table-cell" style:data-style-name="N50"/>
    <style:style style:name="_21315__20998__20301__32_3_32_2" style:display-name="千分位 3 2" style:family="table-cell" style:data-style-name="N35"/>
    <style:style style:name="_21315__20998__20301__32_4" style:display-name="千分位 4" style:family="table-cell" style:data-style-name="N50"/>
    <style:style style:name="_21315__20998__20301__32_4_32_2" style:display-name="千分位 4 2" style:family="table-cell" style:data-style-name="N35"/>
    <style:style style:name="_21315__20998__20301__32_5" style:display-name="千分位 5" style:family="table-cell" style:data-style-name="N35"/>
    <style:style style:name="_21315__20998__20301__32_6" style:display-name="千分位 6" style:family="table-cell" style:data-style-name="N35"/>
    <style:style style:name="_20013__31561_" style:display-name="中等" style:family="table-cell" style:data-style-name="N0">
      <style:table-cell-properties fo:background-color="#FFEB9C"/>
      <style:text-properties fo:color="#9C6500" style:font-family-generic="swiss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 style:font-family-generic="swiss"/>
    </style:style>
    <style:style style:name="_22909_" style:display-name="好" style:family="table-cell" style:data-style-name="N0">
      <style:table-cell-properties fo:background-color="#C6EFCE"/>
      <style:text-properties fo:color="#006100" style:font-family-generic="swiss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 style:font-family-generic="swiss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 style:font-family-generic="swiss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 style:font-family-generic="swiss"/>
    </style:style>
    <style:style style:name="_36628__33394_1" style:display-name="輔色1" style:family="table-cell" style:data-style-name="N0">
      <style:table-cell-properties fo:background-color="#4F81BD"/>
      <style:text-properties fo:color="#FFFFFF" style:font-family-generic="swiss"/>
    </style:style>
    <style:style style:name="_36628__33394_2" style:display-name="輔色2" style:family="table-cell" style:data-style-name="N0">
      <style:table-cell-properties fo:background-color="#C0504D"/>
      <style:text-properties fo:color="#FFFFFF" style:font-family-generic="swiss"/>
    </style:style>
    <style:style style:name="_36628__33394_3" style:display-name="輔色3" style:family="table-cell" style:data-style-name="N0">
      <style:table-cell-properties fo:background-color="#9BBB59"/>
      <style:text-properties fo:color="#FFFFFF" style:font-family-generic="swiss"/>
    </style:style>
    <style:style style:name="_36628__33394_4" style:display-name="輔色4" style:family="table-cell" style:data-style-name="N0">
      <style:table-cell-properties fo:background-color="#8064A2"/>
      <style:text-properties fo:color="#FFFFFF" style:font-family-generic="swiss"/>
    </style:style>
    <style:style style:name="_36628__33394_5" style:display-name="輔色5" style:family="table-cell" style:data-style-name="N0">
      <style:table-cell-properties fo:background-color="#4BACC6"/>
      <style:text-properties fo:color="#FFFFFF" style:font-family-generic="swiss"/>
    </style:style>
    <style:style style:name="_36628__33394_6" style:display-name="輔色6" style:family="table-cell" style:data-style-name="N0">
      <style:table-cell-properties fo:background-color="#F79646"/>
      <style:text-properties fo:color="#FFFFFF" style:font-family-generic="swiss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 style:font-family-generic="swiss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 style:font-family-generic="swiss"/>
    </style:style>
    <style:style style:name="_27161__38988__32_2" style:display-name="標題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 style:font-family-generic="swiss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style:font-family-generic="swiss"/>
    </style:style>
    <style:style style:name="_27161__38988__32_5_32_2" style:display-name="標題 5 2" style:family="table-cell" style:data-style-name="N0">
      <style:text-properties fo:color="#1F497D" fo:font-size="18pt" style:font-size-asian="18pt" style:font-size-complex="18pt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 style:font-family-generic="swiss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 style:font-family-generic="swiss"/>
    </style:style>
    <style:style style:name="_22750_" style:display-name="壞" style:family="table-cell" style:data-style-name="N0">
      <style:table-cell-properties fo:background-color="#FFC7CE"/>
      <style:text-properties fo:color="#9C0006" style:font-family-generic="swiss"/>
    </style:style>
    <style:style style:name="_35686__21578__25991__23383_" style:display-name="警告文字" style:family="table-cell" style:data-style-name="N0">
      <style:text-properties fo:color="#FF0000" style:font-family-generic="swiss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第</text:span><text:span text:style-name="T1"><text:page-number>1</text:page-number></text:span><text:span text:style-name="T1">頁，共</text:span><text:span text:style-name="T1"><text:page-count>99</text:page-count></text:span><text:span text:style-name="T1">頁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行政院主計處第一局</meta:initial-creator>
    <dc:creator>宜珊</dc:creator>
    <meta:creation-date>2001-01-31T06:15:04Z</meta:creation-date>
    <dc:date>2018-03-05T02:28:51Z</dc:date>
    <meta:print-date>2018-02-23T12:07:41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